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automatic-styles>
    <style:style style:family="table-cell" style:name="ce1" style:display-name="ce1">
      <style:text-properties fo:font-weight="None" fo:font-style="None" fo:font-family="Times New Roman" fo:font-size="10"/>
    </style:style>
    <style:style style:family="table-cell" style:name="ce2" style:display-name="ce2">
      <style:text-properties fo:font-weight="None" fo:font-style="None" fo:font-family="Times New Roman" fo:font-size="10"/>
    </style:style>
    <style:style style:family="table-cell" style:name="ce3" style:display-name="ce3">
      <style:text-properties fo:font-weight="None" fo:font-style="None" fo:font-family="Times New Roman" fo:font-size="10"/>
      <style:table-cell-properties fo:border-bottom="0.74pt solid #3c3c3c"/>
      <style:paragraph-properties fo:text-align="center"/>
    </style:style>
    <style:style style:family="table-cell" style:name="ce4" style:display-name="ce4">
      <style:text-properties fo:font-weight="None" fo:font-style="None" fo:font-family="Times New Roman" fo:font-size="8"/>
      <style:table-cell-properties fo:border-left="0.74pt solid #3c3c3c" fo:border-bottom="0.74pt solid #3c3c3c" style:vertical-align="middle" fo:wrap-option="wrap" fo:border-top="0.74pt solid #3c3c3c"/>
      <style:paragraph-properties style:vertical-align="middle" fo:text-align="center"/>
    </style:style>
    <style:style style:family="table-cell" style:name="ce5" style:display-name="ce5">
      <style:text-properties fo:font-weight="None" fo:font-style="None" fo:font-family="Times New Roman" fo:font-size="8"/>
      <style:table-cell-properties fo:border-left="0.74pt solid #3c3c3c" style:vertical-align="middle" fo:border-right="0.74pt solid #3c3c3c" fo:border-top="0.74pt solid #3c3c3c"/>
      <style:paragraph-properties style:vertical-align="middle" fo:text-align="center"/>
    </style:style>
    <style:style style:family="table-cell" style:name="ce6" style:display-name="ce6">
      <style:text-properties fo:font-weight="None" fo:font-style="None" fo:font-family="Times New Roman" fo:font-size="8"/>
      <style:table-cell-properties fo:border-left="1.76pt solid #3c3c3c" fo:border-bottom="0.74pt solid #3c3c3c" fo:border-right="1.76pt solid #3c3c3c" fo:border-top="1.76pt solid #3c3c3c"/>
      <style:paragraph-properties fo:text-align="center"/>
    </style:style>
    <style:style style:family="table-cell" style:name="ce7" style:display-name="ce7">
      <style:text-properties fo:font-weight="None" fo:font-style="None" fo:font-family="Times New Roman" fo:font-size="8"/>
      <style:table-cell-properties fo:border-left="1.76pt solid #3c3c3c" fo:border-bottom="0.74pt solid #3c3c3c" fo:border-right="1.76pt solid #3c3c3c" fo:border-top="0.74pt solid #3c3c3c"/>
      <style:paragraph-properties fo:text-align="center"/>
    </style:style>
    <style:style style:family="table-cell" style:name="ce8" style:display-name="ce8">
      <style:text-properties fo:font-weight="None" fo:font-style="None" fo:font-family="Times New Roman" fo:font-size="8"/>
      <style:table-cell-properties fo:border-left="1.76pt solid #3c3c3c" fo:border-bottom="1.76pt solid #3c3c3c" fo:border-right="1.76pt solid #3c3c3c" fo:border-top="0.74pt solid #3c3c3c"/>
      <style:paragraph-properties fo:text-align="center"/>
    </style:style>
    <style:style style:family="table-cell" style:name="ce9" style:display-name="ce9">
      <style:text-properties fo:font-weight="None" fo:font-style="None" fo:font-family="Times New Roman" fo:font-size="10"/>
      <style:table-cell-properties style:vertical-align="middle"/>
      <style:paragraph-properties style:vertical-align="middle"/>
    </style:style>
    <style:style style:family="table-cell" style:name="ce10" style:display-name="ce10">
      <style:text-properties fo:font-weight="None" fo:font-style="None" fo:font-family="Times New Roman" fo:font-size="9"/>
    </style:style>
    <style:style style:family="table-cell" style:name="ce11" style:display-name="ce11">
      <style:text-properties fo:font-weight="bold" fo:font-style="None" fo:font-family="Times New Roman" fo:font-size="8"/>
    </style:style>
    <style:style style:family="table-cell" style:name="ce12" style:display-name="ce12"/>
    <style:style style:family="table-cell" style:name="ce16" style:display-name="ce16">
      <style:text-properties fo:font-weight="None" fo:font-style="None" fo:font-family="Times New Roman" fo:font-size="8"/>
      <style:table-cell-properties fo:border-bottom="0.74pt solid #3c3c3c" fo:border-top="0.74pt solid #3c3c3c"/>
      <style:paragraph-properties fo:text-align="center"/>
    </style:style>
    <style:style style:family="table-cell" style:name="ce18" style:display-name="ce18">
      <style:text-properties fo:font-weight="None" fo:font-style="None" fo:font-family="Times New Roman" fo:font-size="10.5"/>
    </style:style>
    <style:style style:family="table-cell" style:name="ce19" style:display-name="ce19">
      <style:text-properties fo:font-weight="None" fo:font-style="None" fo:font-family="Times New Roman" fo:font-size="11"/>
    </style:style>
    <style:style style:family="table-cell" style:name="ce24" style:display-name="ce24">
      <style:text-properties fo:font-weight="None" fo:font-style="None" fo:font-family="Times New Roman" fo:font-size="8"/>
      <style:table-cell-properties fo:border-right="0.74pt solid #3c3c3c" fo:border-top="0.74pt solid #3c3c3c" fo:border-left="0.74pt solid #3c3c3c" fo:border-bottom="0.74pt solid #3c3c3c" fo:wrap-option="wrap" style:vertical-align="middle"/>
      <style:paragraph-properties style:vertical-align="middle" fo:text-align="center"/>
    </style:style>
    <style:style style:family="table-cell" style:name="ce25" style:display-name="ce25">
      <style:text-properties fo:font-weight="None" fo:font-style="None" fo:font-family="Times New Roman" fo:font-size="8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26" style:display-name="ce26">
      <style:text-properties fo:font-weight="None" fo:font-style="None" fo:font-family="Times New Roman" fo:font-size="8"/>
      <style:table-cell-properties fo:border-bottom="0.74pt solid #3c3c3c" fo:border-right="0.74pt solid #3c3c3c" fo:border-top="0.74pt solid #3c3c3c"/>
      <style:paragraph-properties fo:text-align="center"/>
    </style:style>
    <style:style style:family="table-cell" style:name="ce28" style:display-name="ce28">
      <style:text-properties fo:font-weight="None" fo:font-style="None" fo:font-family="Times New Roman" fo:font-size="10"/>
      <style:table-cell-properties fo:border-bottom="0.74pt solid #3c3c3c"/>
      <style:paragraph-properties fo:text-align="start"/>
    </style:style>
    <style:style style:family="table-cell" style:name="ce29" style:display-name="ce29">
      <style:text-properties fo:font-weight="None" fo:font-style="None" fo:font-family="Times New Roman" fo:font-size="6"/>
      <style:table-cell-properties fo:border-top="0.74pt solid #3c3c3c"/>
      <style:paragraph-properties fo:text-align="center"/>
    </style:style>
    <style:style style:family="table-cell" style:name="ce30" style:display-name="ce30">
      <style:text-properties fo:font-weight="None" fo:font-style="None" fo:font-family="Times New Roman" fo:font-size="10"/>
      <style:table-cell-properties fo:border-bottom="0.74pt solid #3c3c3c" style:vertical-align="middle"/>
      <style:paragraph-properties style:vertical-align="middle" fo:text-align="start"/>
    </style:style>
    <style:style style:family="table-cell" style:name="ce31" style:display-name="ce31">
      <style:text-properties fo:font-weight="None" fo:font-style="None" fo:font-family="Times New Roman" fo:font-size="6"/>
      <style:table-cell-properties style:vertical-align="top" fo:border-top="0.74pt solid #3c3c3c"/>
      <style:paragraph-properties style:vertical-align="top" fo:text-align="center"/>
    </style:style>
    <style:style style:family="table-cell" style:name="ce32" style:display-name="ce32">
      <style:text-properties fo:font-weight="None" fo:font-style="None" fo:font-family="Times New Roman" fo:font-size="7"/>
      <style:table-cell-properties fo:border-bottom="0.74pt solid #3c3c3c" fo:wrap-option="wrap"/>
    </style:style>
    <style:style style:family="table-cell" style:name="ce35" style:display-name="ce35">
      <style:text-properties fo:font-weight="None" fo:font-style="None" fo:font-family="Times New Roman" fo:font-size="8"/>
      <style:table-cell-properties fo:border-bottom="0.74pt solid #3c3c3c"/>
      <style:paragraph-properties fo:text-align="center"/>
    </style:style>
    <style:style style:family="table-cell" style:name="ce36" style:display-name="ce36">
      <style:text-properties fo:font-weight="None" fo:font-style="None" fo:font-family="Times New Roman" fo:font-size="9"/>
      <style:table-cell-properties fo:border-bottom="0.74pt solid #3c3c3c"/>
      <style:paragraph-properties fo:text-align="start"/>
    </style:style>
    <style:style style:family="table-cell" style:name="ce37" style:display-name="ce37">
      <style:text-properties fo:font-weight="None" fo:font-style="None" fo:font-family="Times New Roman" fo:font-size="9"/>
      <style:table-cell-properties fo:border-bottom="0.74pt solid #3c3c3c" style:vertical-align="middle"/>
      <style:paragraph-properties style:vertical-align="middle" fo:text-align="start"/>
    </style:style>
    <style:style style:family="table-cell" style:name="ce38" style:display-name="ce38">
      <style:text-properties fo:font-weight="None" fo:font-style="None" fo:font-family="Times New Roman" fo:font-size="8"/>
      <style:table-cell-properties fo:border-bottom="0.74pt solid #3c3c3c" style:vertical-align="middle" fo:wrap-option="wrap"/>
      <style:paragraph-properties style:vertical-align="middle" fo:text-align="start"/>
    </style:style>
    <style:style style:family="table-cell" style:name="ce39" style:display-name="ce39">
      <style:text-properties fo:font-weight="None" fo:font-style="None" fo:font-family="Times New Roman" fo:font-size="6"/>
      <style:table-cell-properties fo:border-bottom="0.74pt solid #3c3c3c"/>
      <style:paragraph-properties fo:text-align="center"/>
    </style:style>
    <style:style style:family="table-cell" style:name="ce40" style:display-name="ce40">
      <style:text-properties fo:font-weight="None" fo:font-style="None" fo:font-family="Times New Roman" fo:font-size="8"/>
    </style:style>
    <style:style style:family="table-cell" style:name="ce41" style:display-name="ce41">
      <style:text-properties fo:font-weight="None" fo:font-style="None" fo:font-family="Times New Roman" fo:font-size="6"/>
    </style:style>
    <style:style style:family="table-cell" style:name="ce43" style:display-name="ce43">
      <style:text-properties fo:font-weight="None" fo:font-style="None" fo:font-family="Times New Roman" fo:font-size="8"/>
      <style:table-cell-properties fo:border-bottom="0.74pt solid #3c3c3c" style:vertical-align="middle" fo:border-right="0.74pt solid #3c3c3c" fo:border-top="0.74pt solid #3c3c3c"/>
      <style:paragraph-properties style:vertical-align="middle" fo:text-align="center"/>
    </style:style>
    <style:style style:family="table-cell" style:name="ce44" style:display-name="ce44">
      <style:text-properties fo:font-weight="None" fo:font-style="None" fo:font-family="Times New Roman" fo:font-size="8"/>
      <style:table-cell-properties fo:border-left="0.74pt solid #3c3c3c" fo:border-bottom="0.74pt solid #3c3c3c" fo:border-top="0.74pt solid #3c3c3c"/>
      <style:paragraph-properties fo:text-align="center"/>
    </style:style>
    <style:style style:family="table-cell" style:name="ce45" style:display-name="ce45">
      <style:text-properties fo:font-weight="None" fo:font-style="None" fo:font-family="Times New Roman" fo:font-size="6"/>
      <style:paragraph-properties fo:text-align="center"/>
    </style:style>
    <style:style style:family="table-cell" style:name="ce46" style:display-name="ce46">
      <style:text-properties fo:font-weight="None" fo:font-style="None" fo:font-family="Times New Roman" fo:font-size="8"/>
      <style:table-cell-properties fo:border-top="0.74pt solid #3c3c3c"/>
      <style:paragraph-properties fo:text-align="start"/>
    </style:style>
    <number:number-style style:name="e90bdbac8b9e041f6cb32a5252a65a5a" style:display-name="e90bdbac8b9e041f6cb32a5252a65a5a">
      <number:number number:grouping="false" number:decimal-places="0" number:min-integer-digits="1"/>
    </number:number-style>
    <style:style style:data-style-name="e90bdbac8b9e041f6cb32a5252a65a5a" style:family="table-cell" style:name="ce47" style:display-name="ce47">
      <style:text-properties fo:font-weight="None" fo:font-style="None" fo:font-family="Times New Roman" fo:font-size="8"/>
      <style:table-cell-properties fo:border-left="1.76pt solid #3c3c3c" fo:border-bottom="0.74pt solid #3c3c3c" fo:border-right="0.74pt solid #3c3c3c" fo:border-top="1.76pt solid #3c3c3c"/>
      <style:paragraph-properties fo:text-align="center"/>
    </style:style>
    <number:number-style style:name="0ae8125e4293bcab453bffb026e8a880" style:display-name="0ae8125e4293bcab453bffb026e8a880">
      <number:number number:grouping="false" number:decimal-places="0" number:min-integer-digits="1"/>
    </number:number-style>
    <style:style style:data-style-name="0ae8125e4293bcab453bffb026e8a880" style:family="table-cell" style:name="ce48" style:display-name="ce48">
      <style:text-properties fo:font-weight="None" fo:font-style="None" fo:font-family="Times New Roman" fo:font-size="8"/>
      <style:table-cell-properties fo:border-left="1.76pt solid #3c3c3c" fo:border-bottom="0.74pt solid #3c3c3c" fo:border-right="0.74pt solid #3c3c3c" fo:border-top="0.74pt solid #3c3c3c"/>
      <style:paragraph-properties fo:text-align="center"/>
    </style:style>
    <number:number-style style:name="4c7fa2bc1f47f275fdf7eff460a74dff" style:display-name="4c7fa2bc1f47f275fdf7eff460a74dff">
      <number:number number:grouping="false" number:decimal-places="0" number:min-integer-digits="1"/>
    </number:number-style>
    <style:style style:data-style-name="4c7fa2bc1f47f275fdf7eff460a74dff" style:family="table-cell" style:name="ce49" style:display-name="ce49">
      <style:text-properties fo:font-weight="None" fo:font-style="None" fo:font-family="Times New Roman" fo:font-size="8"/>
      <style:table-cell-properties fo:border-left="1.76pt solid #3c3c3c" fo:border-bottom="1.76pt solid #3c3c3c" fo:border-right="0.74pt solid #3c3c3c" fo:border-top="0.74pt solid #3c3c3c"/>
      <style:paragraph-properties fo:text-align="center"/>
    </style:style>
    <style:style style:family="table-cell" style:name="ce50" style:display-name="ce50">
      <style:text-properties fo:font-weight="None" fo:font-style="None" fo:font-family="Times New Roman" fo:font-size="9"/>
      <style:table-cell-properties fo:border-top="1.76pt solid #3c3c3c"/>
      <style:paragraph-properties fo:text-align="center"/>
    </style:style>
    <number:number-style style:name="fe4c23163094be5081b7263f325e8c03" style:display-name="fe4c23163094be5081b7263f325e8c03">
      <number:number number:grouping="false" number:decimal-places="0" number:min-integer-digits="1"/>
    </number:number-style>
    <number:number-style style:name="2dcf4dda9e82f60ea8ecf68db216052c" style:display-name="2dcf4dda9e82f60ea8ecf68db216052c">
      <number:number number:grouping="false" number:decimal-places="0" number:min-integer-digits="1"/>
    </number:number-style>
    <number:number-style style:name="84048bd9eac6d7fb04e640101cc4883a" style:display-name="84048bd9eac6d7fb04e640101cc4883a">
      <number:number number:grouping="false" number:decimal-places="0" number:min-integer-digits="1"/>
    </number:number-style>
    <style:style style:family="table-cell" style:name="ce54" style:display-name="ce54">
      <style:text-properties fo:font-weight="None" fo:font-style="None" fo:font-family="Times New Roman" fo:font-size="10"/>
      <style:table-cell-properties fo:border-bottom="0.74pt solid #3c3c3c"/>
    </style:style>
    <style:style style:family="table-cell" style:name="ce55" style:display-name="ce55">
      <style:text-properties fo:font-weight="bold" fo:font-style="None" fo:font-family="Times New Roman" fo:font-size="12"/>
    </style:style>
    <number:number-style style:name="f90d1d3abe869ac26a217b9fcc4ee140" style:display-name="f90d1d3abe869ac26a217b9fcc4ee140">
      <number:number number:grouping="false" number:decimal-places="0" number:min-integer-digits="1"/>
    </number:number-style>
    <number:number-style style:name="5a830b3fd6fc50a597b62ba99fcd833b" style:display-name="5a830b3fd6fc50a597b62ba99fcd833b">
      <number:number number:grouping="false" number:decimal-places="0" number:min-integer-digits="1"/>
    </number:number-style>
    <number:number-style style:name="022153d8431094f8e56fe3c2fbaefa94" style:display-name="022153d8431094f8e56fe3c2fbaefa94">
      <number:number number:grouping="false" number:decimal-places="0" number:min-integer-digits="1"/>
    </number:number-style>
    <number:number-style style:name="f1647ed6074993ca1a1c9560ed4ae946" style:display-name="f1647ed6074993ca1a1c9560ed4ae946">
      <number:number number:grouping="false" number:decimal-places="2" number:min-integer-digits="1"/>
    </number:number-style>
    <style:style style:data-style-name="f1647ed6074993ca1a1c9560ed4ae946" style:family="table-cell" style:name="ce59" style:display-name="ce59">
      <style:text-properties fo:font-weight="None" fo:font-style="None" fo:font-family="Times New Roman" fo:font-size="8"/>
      <style:table-cell-properties fo:border-left="0.74pt solid #3c3c3c" fo:border-bottom="0.74pt solid #3c3c3c" fo:border-right="1.76pt solid #3c3c3c" fo:border-top="1.76pt solid #3c3c3c"/>
      <style:paragraph-properties fo:text-align="center"/>
    </style:style>
    <number:number-style style:name="b8f6045aa9ebdc6b8c10daaf08f8ecb5" style:display-name="b8f6045aa9ebdc6b8c10daaf08f8ecb5">
      <number:number number:grouping="false" number:decimal-places="0" number:min-integer-digits="1"/>
    </number:number-style>
    <style:style style:data-style-name="b8f6045aa9ebdc6b8c10daaf08f8ecb5" style:family="table-cell" style:name="ce60" style:display-name="ce60">
      <style:text-properties fo:font-weight="None" fo:font-style="None" fo:font-family="Times New Roman" fo:font-size="8"/>
      <style:table-cell-properties fo:border-left="0.74pt solid #3c3c3c" fo:border-bottom="0.74pt solid #3c3c3c" fo:border-right="1.76pt solid #3c3c3c" fo:border-top="0.74pt solid #3c3c3c"/>
      <style:paragraph-properties fo:text-align="center"/>
    </style:style>
    <number:number-style style:name="c982a7c8375a3f49df3427afd606df0b" style:display-name="c982a7c8375a3f49df3427afd606df0b">
      <number:number number:grouping="false" number:decimal-places="0" number:min-integer-digits="1"/>
    </number:number-style>
    <style:style style:data-style-name="c982a7c8375a3f49df3427afd606df0b" style:family="table-cell" style:name="ce61" style:display-name="ce61">
      <style:text-properties fo:font-weight="None" fo:font-style="None" fo:font-family="Times New Roman" fo:font-size="8"/>
      <style:table-cell-properties fo:border-left="0.74pt solid #3c3c3c" fo:border-bottom="1.76pt solid #3c3c3c" fo:border-right="1.76pt solid #3c3c3c" fo:border-top="0.74pt solid #3c3c3c"/>
      <style:paragraph-properties fo:text-align="center"/>
    </style:style>
    <style:style style:family="table-cell" style:name="ce62" style:display-name="ce62">
      <style:text-properties fo:font-weight="None" fo:font-style="None" fo:font-family="Times New Roman" fo:font-size="10"/>
      <style:table-cell-properties fo:border-bottom="0.74pt solid #3c3c3c"/>
      <style:paragraph-properties fo:text-align="center"/>
    </style:style>
    <number:number-style style:name="8f9062e496b0bc342eaf3c01be61f21e" style:display-name="8f9062e496b0bc342eaf3c01be61f21e">
      <number:number number:grouping="false" number:decimal-places="2" number:min-integer-digits="1"/>
    </number:number-style>
    <style:style style:family="table-cell" style:name="ce64" style:display-name="ce64">
      <style:text-properties fo:font-weight="bold" fo:font-style="None" fo:font-family="Times New Roman" fo:font-size="9"/>
    </style:style>
    <style:style style:family="table-cell" style:name="ce66" style:display-name="ce66">
      <style:text-properties fo:font-weight="bold" fo:font-style="None" fo:font-family="Times New Roman" fo:font-size="9"/>
      <style:table-cell-properties style:vertical-align="top"/>
      <style:paragraph-properties style:vertical-align="top"/>
    </style:style>
    <style:style style:family="table-cell" style:name="ce67" style:display-name="ce67">
      <style:text-properties fo:font-weight="bold" fo:font-style="None" fo:font-family="Times New Roman" fo:font-size="9"/>
      <style:table-cell-properties style:vertical-align="top"/>
      <style:paragraph-properties style:vertical-align="top"/>
    </style:style>
    <style:style style:family="table-cell" style:name="ce68" style:display-name="ce68">
      <style:text-properties fo:font-weight="None" fo:font-style="None" fo:font-family="Times New Roman" fo:font-size="10"/>
    </style:style>
    <style:style style:family="table-cell" style:name="ce69" style:display-name="ce69">
      <style:text-properties fo:font-weight="None" fo:font-style="None" fo:font-family="Times New Roman" fo:font-size="9"/>
      <style:table-cell-properties fo:border-bottom="0.74pt solid #3c3c3c" style:vertical-align="top"/>
      <style:paragraph-properties style:vertical-align="top" fo:text-align="start"/>
    </style:style>
    <number:number-style style:name="8849cb63dd22c6cc807af8c26e675d44" style:display-name="8849cb63dd22c6cc807af8c26e675d44">
      <number:number number:grouping="false" number:decimal-places="2" number:min-integer-digits="1"/>
    </number:number-style>
    <number:number-style style:name="786484c21eb08620ea15db3220a97128" style:display-name="786484c21eb08620ea15db3220a97128">
      <number:number number:grouping="false" number:decimal-places="0" number:min-integer-digits="1"/>
    </number:number-style>
    <number:number-style style:name="ff999f408f25f62ca23de2c789eca62b" style:display-name="ff999f408f25f62ca23de2c789eca62b">
      <number:number number:grouping="false" number:decimal-places="0" number:min-integer-digits="1"/>
    </number:number-style>
    <style:style style:family="table-cell" style:name="ce73" style:display-name="ce73">
      <style:text-properties fo:font-weight="None" fo:font-style="None" fo:font-family="Times New Roman" fo:font-size="8"/>
      <style:table-cell-properties fo:border-bottom="0.74pt solid #3c3c3c" fo:border-right="0.74pt solid #3c3c3c" fo:wrap-option="wrap" fo:border-top="0.74pt solid #3c3c3c"/>
      <style:paragraph-properties fo:text-align="start"/>
    </style:style>
    <style:style style:family="table-cell" style:name="ce75" style:display-name="ce75">
      <style:text-properties fo:font-weight="None" fo:font-style="None" fo:font-family="Times New Roman" fo:font-size="10"/>
      <style:table-cell-properties style:vertical-align="top"/>
      <style:paragraph-properties style:vertical-align="top"/>
    </style:style>
    <style:style style:family="table-cell" style:name="ce76" style:display-name="ce76">
      <style:text-properties fo:font-weight="None" fo:font-style="None" fo:font-family="Times New Roman" fo:font-size="10"/>
      <style:paragraph-properties fo:text-align="start"/>
    </style:style>
    <style:style style:family="table-cell" style:name="ce77" style:display-name="ce77">
      <style:text-properties fo:font-weight="None" fo:font-style="None" fo:font-family="Times New Roman" fo:font-size="10"/>
    </style:style>
    <style:style style:family="table-cell" style:name="ce78" style:display-name="ce78">
      <style:text-properties fo:font-weight="None" fo:font-style="None" fo:font-family="Times New Roman" fo:font-size="10"/>
      <style:paragraph-properties fo:text-align="center"/>
    </style:style>
    <style:style style:family="table-cell" style:name="ce79" style:display-name="ce79">
      <style:text-properties fo:font-weight="None" fo:font-style="None" fo:font-family="Times New Roman" fo:font-size="10"/>
      <style:table-cell-properties fo:border-top="0.74pt solid #3c3c3c"/>
    </style:style>
    <style:style style:family="table-cell" style:name="ce80" style:display-name="ce80">
      <style:text-properties fo:font-weight="None" fo:font-style="None" fo:font-family="Times New Roman" fo:font-size="10"/>
      <style:paragraph-properties fo:text-align="center"/>
    </style:style>
    <style:style style:family="table-cell" style:name="ce81" style:display-name="ce81">
      <style:text-properties fo:font-weight="None" fo:font-style="None" fo:font-family="Times New Roman" fo:font-size="10"/>
      <style:table-cell-properties fo:border-left="0.74pt solid #3c3c3c"/>
    </style:style>
    <style:style style:family="table-cell" style:name="ce82" style:display-name="ce82">
      <style:text-properties fo:font-weight="None" fo:font-style="None" fo:font-family="Times New Roman" fo:font-size="10"/>
      <style:table-cell-properties fo:border-left="0.74pt solid #3c3c3c" fo:border-bottom="0.74pt solid #3c3c3c"/>
      <style:paragraph-properties fo:text-align="start"/>
    </style:style>
    <style:style style:family="table-cell" style:name="ce83" style:display-name="ce83">
      <style:text-properties fo:font-weight="None" fo:font-style="None" fo:font-family="Times New Roman" fo:font-size="9"/>
    </style:style>
    <number:number-style style:name="5ed6aedf43d3cdc253badfd6c97a16b9" style:display-name="5ed6aedf43d3cdc253badfd6c97a16b9">
      <number:number number:grouping="false" number:decimal-places="0" number:min-integer-digits="1"/>
    </number:number-style>
    <style:style style:data-style-name="5ed6aedf43d3cdc253badfd6c97a16b9" style:family="table-cell" style:name="ce84" style:display-name="ce84">
      <style:text-properties fo:font-weight="None" fo:font-style="None" fo:font-family="Times New Roman" fo:font-size="8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85" style:display-name="ce85">
      <style:text-properties fo:font-weight="bold" fo:font-style="None" fo:font-family="Times New Roman" fo:font-size="12"/>
      <style:table-cell-properties fo:border-bottom="0.74pt solid #3c3c3c"/>
      <style:paragraph-properties fo:text-align="center"/>
    </style:style>
    <number:number-style style:name="6316ca00fce94f590dbf30e465719659" style:display-name="6316ca00fce94f590dbf30e465719659">
      <number:number number:grouping="false" number:decimal-places="0" number:min-integer-digits="1"/>
    </number:number-style>
    <style:style style:data-style-name="6316ca00fce94f590dbf30e465719659" style:family="table-cell" style:name="ce86" style:display-name="ce86">
      <style:text-properties fo:font-weight="None" fo:font-style="None" fo:font-family="Times New Roman" fo:font-size="8"/>
      <style:table-cell-properties fo:border-left="0.74pt solid #3c3c3c" fo:border-bottom="0.74pt solid #3c3c3c" fo:border-top="0.74pt solid #3c3c3c"/>
      <style:paragraph-properties fo:text-align="center"/>
    </style:style>
    <number:number-style style:name="d47167d3774e336897632d3b90f8d757" style:display-name="d47167d3774e336897632d3b90f8d757">
      <number:number number:grouping="false" number:decimal-places="0" number:min-integer-digits="1"/>
    </number:number-style>
    <style:style style:data-style-name="d47167d3774e336897632d3b90f8d757" style:family="table-cell" style:name="ce87" style:display-name="ce87">
      <style:text-properties fo:font-weight="None" fo:font-style="None" fo:font-family="Times New Roman" fo:font-size="10"/>
      <style:table-cell-properties fo:border-left="1.76pt solid #3c3c3c" fo:border-bottom="0.74pt solid #3c3c3c" fo:border-right="1.76pt solid #3c3c3c" fo:border-top="1.76pt solid #3c3c3c"/>
      <style:paragraph-properties fo:text-align="center"/>
    </style:style>
    <number:number-style style:name="d158b58014fc0b27953829a96c950fae" style:display-name="d158b58014fc0b27953829a96c950fae">
      <number:number number:grouping="false" number:decimal-places="0" number:min-integer-digits="1"/>
    </number:number-style>
    <number:number-style style:name="ec835bef9d85d60a3bce7a9ae932c83e" style:display-name="ec835bef9d85d60a3bce7a9ae932c83e">
      <number:number number:grouping="false" number:decimal-places="0" number:min-integer-digits="1"/>
    </number:number-style>
    <style:style style:data-style-name="ec835bef9d85d60a3bce7a9ae932c83e" style:family="table-cell" style:name="ce89" style:display-name="ce89">
      <style:text-properties fo:font-weight="None" fo:font-style="None" fo:font-family="Times New Roman" fo:font-size="10"/>
      <style:table-cell-properties fo:border-left="1.76pt solid #3c3c3c" fo:border-bottom="1.76pt solid #3c3c3c" fo:border-right="1.76pt solid #3c3c3c" fo:border-top="0.74pt solid #3c3c3c"/>
      <style:paragraph-properties fo:text-align="center"/>
    </style:style>
    <number:number-style style:name="a9986683ad46bda5e5988776cc36d23a" style:display-name="a9986683ad46bda5e5988776cc36d23a">
      <number:number number:grouping="false" number:decimal-places="0" number:min-integer-digits="1"/>
    </number:number-style>
    <number:number-style style:name="851ad6b06811cdfea986c944420ff846" style:display-name="851ad6b06811cdfea986c944420ff846">
      <number:number number:grouping="false" number:decimal-places="0" number:min-integer-digits="1"/>
    </number:number-style>
    <number:number-style style:name="cb29ba215b4d65bc34649786802fd64f" style:display-name="cb29ba215b4d65bc34649786802fd64f">
      <number:number number:grouping="false" number:decimal-places="0" number:min-integer-digits="1"/>
    </number:number-style>
    <number:number-style style:name="8aab9051662e959ca9cc843a60c3708f" style:display-name="8aab9051662e959ca9cc843a60c3708f">
      <number:number number:grouping="false" number:decimal-places="0" number:min-integer-digits="1"/>
    </number:number-style>
    <number:number-style style:name="5dcc1746874673ddc3ff1c3a924ebc7e" style:display-name="5dcc1746874673ddc3ff1c3a924ebc7e">
      <number:number number:grouping="false" number:decimal-places="0" number:min-integer-digits="1"/>
    </number:number-style>
    <style:style style:family="table-cell" style:name="ce95" style:display-name="ce95">
      <style:text-properties fo:font-weight="None" fo:font-style="None" fo:font-family="Times New Roman" fo:font-size="10"/>
      <style:table-cell-properties fo:border-bottom="0.74pt solid #3c3c3c"/>
    </style:style>
    <style:style style:family="table-cell" style:name="ce97" style:display-name="ce97">
      <style:text-properties fo:font-weight="None" fo:font-style="None" fo:font-family="Times New Roman" fo:font-size="6.5"/>
    </style:style>
    <style:style style:family="table-cell" style:name="ce98" style:display-name="ce98">
      <style:text-properties fo:font-weight="None" fo:font-style="None" fo:font-family="Times New Roman" fo:font-size="6"/>
      <style:table-cell-properties fo:border-bottom="0.74pt solid #3c3c3c" fo:border-top="0.74pt solid #3c3c3c"/>
    </style:style>
    <style:style style:family="table-cell" style:name="ce101" style:display-name="ce101">
      <style:text-properties fo:font-weight="None" fo:font-style="None" fo:font-family="Times New Roman" fo:font-size="6"/>
      <style:table-cell-properties style:vertical-align="top"/>
      <style:paragraph-properties style:vertical-align="top"/>
    </style:style>
    <number:number-style style:name="493af4dd1790f573bb0abf5a678b8149" style:display-name="493af4dd1790f573bb0abf5a678b8149">
      <number:number number:grouping="false" number:decimal-places="0" number:min-integer-digits="1"/>
    </number:number-style>
    <number:number-style style:name="ab711cc20b262c91c09f58a26aeb511b" style:display-name="ab711cc20b262c91c09f58a26aeb511b">
      <number:number number:grouping="false" number:decimal-places="0" number:min-integer-digits="1"/>
    </number:number-style>
    <number:number-style style:name="982361b00c8b8c95ae3260732d173b3d" style:display-name="982361b00c8b8c95ae3260732d173b3d">
      <number:number number:grouping="false" number:decimal-places="0" number:min-integer-digits="1"/>
    </number:number-style>
    <number:number-style style:name="57e78171749554811141c89eda7c5fb9" style:display-name="57e78171749554811141c89eda7c5fb9">
      <number:number number:grouping="false" number:decimal-places="0" number:min-integer-digits="1"/>
    </number:number-style>
    <style:style style:family="table-cell" style:name="ce106" style:display-name="ce106">
      <style:text-properties fo:font-weight="None" fo:font-style="None" fo:font-family="Times New Roman" fo:font-size="10"/>
      <style:paragraph-properties fo:text-align="center"/>
    </style:style>
    <style:style style:family="table-cell" style:name="ce107" style:display-name="ce107">
      <style:text-properties fo:font-weight="None" fo:font-style="None" fo:font-family="Times New Roman" fo:font-size="10"/>
    </style:style>
    <style:style style:family="table-cell" style:name="ce108" style:display-name="ce108">
      <style:text-properties fo:font-weight="None" fo:font-style="None" fo:font-family="Times New Roman" fo:font-size="8"/>
    </style:style>
    <style:style style:family="table-cell" style:name="ce109" style:display-name="ce109">
      <style:text-properties fo:font-weight="None" fo:font-style="None" fo:font-family="Times New Roman" fo:font-size="6"/>
    </style:style>
    <style:style style:family="table-cell" style:name="ce110" style:display-name="ce110">
      <style:text-properties fo:font-weight="None" fo:font-style="None" fo:font-family="Times New Roman" fo:font-size="6"/>
      <style:paragraph-properties fo:text-align="center"/>
    </style:style>
    <number:number-style style:name="d310f4e25b7b3b67e5efb68010212a29" style:display-name="d310f4e25b7b3b67e5efb68010212a29">
      <number:number number:grouping="false" number:decimal-places="0" number:min-integer-digits="1"/>
    </number:number-style>
    <style:style style:data-style-name="d310f4e25b7b3b67e5efb68010212a29" style:family="table-cell" style:name="ce111" style:display-name="ce111">
      <style:text-properties fo:font-weight="None" fo:font-style="None" fo:font-family="Times New Roman" fo:font-size="8"/>
      <style:table-cell-properties fo:border-left="0.74pt solid #3c3c3c" fo:border-bottom="0.74pt solid #3c3c3c" fo:border-right="0.74pt solid #3c3c3c" fo:border-top="1.76pt solid #3c3c3c"/>
      <style:paragraph-properties fo:text-align="center"/>
    </style:style>
    <number:number-style style:name="43f3c85a544ef1560128df931ebbb0da" style:display-name="43f3c85a544ef1560128df931ebbb0da">
      <number:number number:grouping="false" number:decimal-places="0" number:min-integer-digits="1"/>
    </number:number-style>
    <style:style style:data-style-name="43f3c85a544ef1560128df931ebbb0da" style:family="table-cell" style:name="ce112" style:display-name="ce112">
      <style:text-properties fo:font-weight="None" fo:font-style="None" fo:font-family="Times New Roman" fo:font-size="8"/>
      <style:table-cell-properties fo:border-left="0.74pt solid #3c3c3c" fo:border-bottom="1.76pt solid #3c3c3c" fo:border-right="0.74pt solid #3c3c3c" fo:border-top="0.74pt solid #3c3c3c"/>
      <style:paragraph-properties fo:text-align="center"/>
    </style:style>
    <style:style style:family="table-cell" style:name="ce113" style:display-name="ce113">
      <style:text-properties fo:font-weight="None" fo:font-style="None" fo:font-family="Times New Roman" fo:font-size="8"/>
      <style:table-cell-properties fo:border-left="0.74pt solid #3c3c3c" style:vertical-align="middle" fo:border-right="0.74pt solid #3c3c3c" fo:border-bottom="0.74pt solid #3c3c3c"/>
      <style:paragraph-properties style:vertical-align="middle" fo:text-align="center"/>
    </style:style>
    <style:style style:family="table-cell" style:name="ce114" style:display-name="ce114">
      <style:text-properties fo:font-weight="None" fo:font-style="None" fo:font-family="Times New Roman" fo:font-size="7"/>
      <style:table-cell-properties fo:border-right="0.74pt solid #3c3c3c" fo:border-top="0.74pt solid #3c3c3c" fo:border-left="0.74pt solid #3c3c3c" fo:border-bottom="0.74pt solid #3c3c3c" fo:wrap-option="wrap" style:vertical-align="middle"/>
      <style:paragraph-properties style:vertical-align="middle" fo:text-align="center"/>
    </style:style>
    <style:style style:family="table-cell" style:name="ce117" style:display-name="ce117">
      <style:text-properties fo:font-weight="None" fo:font-style="None" fo:font-family="Times New Roman" fo:font-size="10"/>
      <style:table-cell-properties fo:border-bottom="0.74pt solid #3c3c3c" fo:border-top="0.74pt solid #3c3c3c"/>
    </style:style>
    <style:style style:family="table-cell" style:name="ce118" style:display-name="ce118">
      <style:text-properties fo:font-weight="None" fo:font-style="None" fo:font-family="Times New Roman" fo:font-size="8"/>
      <style:table-cell-properties fo:border-bottom="0.74pt solid #3c3c3c"/>
    </style:style>
    <style:style style:family="table-cell" style:name="ce119" style:display-name="ce119">
      <style:text-properties fo:font-weight="None" fo:font-style="None" fo:font-family="Times New Roman" fo:font-size="8"/>
      <style:table-cell-properties fo:border-bottom="0.74pt solid #3c3c3c" style:vertical-align="middle"/>
      <style:paragraph-properties style:vertical-align="middle" fo:text-align="center"/>
    </style:style>
    <style:style style:family="table-cell" style:name="ce124" style:display-name="ce124">
      <style:text-properties fo:font-weight="None" fo:font-style="None" fo:font-family="Times New Roman" fo:font-size="11"/>
      <style:table-cell-properties style:vertical-align="middle"/>
      <style:paragraph-properties style:vertical-align="middle"/>
    </style:style>
    <style:style style:family="table-cell" style:name="ce126" style:display-name="ce126">
      <style:text-properties fo:font-weight="None" fo:font-style="None" fo:font-family="Times New Roman" fo:font-size="10"/>
      <style:table-cell-properties style:vertical-align="middle" fo:border-right="1.76pt solid #3c3c3c"/>
      <style:paragraph-properties style:vertical-align="middle" fo:text-align="center"/>
    </style:style>
    <number:number-style style:name="532cde5aa6e9d4c4c2c29791fbed4739" style:display-name="532cde5aa6e9d4c4c2c29791fbed4739">
      <number:number number:grouping="false" number:decimal-places="0" number:min-integer-digits="1"/>
    </number:number-style>
    <style:style style:data-style-name="532cde5aa6e9d4c4c2c29791fbed4739" style:family="table-cell" style:name="ce133" style:display-name="ce133">
      <style:text-properties fo:font-weight="None" fo:font-style="None" fo:font-family="Times New Roman" fo:font-size="8"/>
      <style:table-cell-properties fo:border-left="0.74pt solid #3c3c3c" fo:border-bottom="0.74pt solid #3c3c3c" fo:border-right="1.76pt solid #3c3c3c" fo:border-top="1.76pt solid #3c3c3c"/>
      <style:paragraph-properties fo:text-align="center"/>
    </style:style>
    <number:number-style style:name="e145dc2d34937b4f5ed3e104726403cf" style:display-name="e145dc2d34937b4f5ed3e104726403cf">
      <number:number number:grouping="false" number:decimal-places="0" number:min-integer-digits="1"/>
    </number:number-style>
    <style:style style:data-style-name="e145dc2d34937b4f5ed3e104726403cf" style:family="table-cell" style:name="ce134" style:display-name="ce134">
      <style:text-properties fo:font-weight="None" fo:font-style="None" fo:font-family="Times New Roman" fo:font-size="8"/>
      <style:table-cell-properties fo:border-left="0.74pt solid #3c3c3c" style:vertical-align="middle" fo:border-right="0.74pt solid #3c3c3c" fo:border-bottom="0.74pt solid #3c3c3c"/>
      <style:paragraph-properties style:vertical-align="middle" fo:text-align="center"/>
    </style:style>
    <number:number-style style:name="2d03005b2b246d1ff1ac3d2b562af5c4" style:display-name="2d03005b2b246d1ff1ac3d2b562af5c4">
      <number:number number:grouping="false" number:decimal-places="2" number:min-integer-digits="1"/>
    </number:number-style>
    <style:style style:data-style-name="2d03005b2b246d1ff1ac3d2b562af5c4" style:family="table-cell" style:name="ce135" style:display-name="ce135">
      <style:text-properties fo:font-weight="None" fo:font-style="None" fo:font-family="Times New Roman" fo:font-size="7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number:number-style style:name="041b9f73f18fe77ac74a6f0e389c6d5c" style:display-name="041b9f73f18fe77ac74a6f0e389c6d5c">
      <number:number number:grouping="false" number:decimal-places="2" number:min-integer-digits="1"/>
    </number:number-style>
    <number:number-style style:name="45e92ae75bfc78f509ecc5aad241de10" style:display-name="45e92ae75bfc78f509ecc5aad241de10">
      <number:number number:grouping="false" number:decimal-places="2" number:min-integer-digits="1"/>
    </number:number-style>
    <number:number-style style:name="ce7fe794ab142b79338668d7c5219163" style:display-name="ce7fe794ab142b79338668d7c5219163">
      <number:number number:grouping="false" number:decimal-places="0" number:min-integer-digits="1"/>
    </number:number-style>
    <style:style style:data-style-name="ce7fe794ab142b79338668d7c5219163" style:family="table-cell" style:name="ce138" style:display-name="ce138">
      <style:text-properties fo:font-weight="None" fo:font-style="None" fo:font-family="Times New Roman" fo:font-size="7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number:number-style style:name="27c2d8685014595169774f4f8ec8b17b" style:display-name="27c2d8685014595169774f4f8ec8b17b">
      <number:number number:grouping="false" number:decimal-places="0" number:min-integer-digits="1"/>
    </number:number-style>
    <number:number-style style:name="79e146c11296ca18e56f9a0745a3b533" style:display-name="79e146c11296ca18e56f9a0745a3b533">
      <number:number number:grouping="false" number:decimal-places="0" number:min-integer-digits="1"/>
    </number:number-style>
    <number:number-style style:name="edd908c1e3f1e4d81ad5183c743c6ed8" style:display-name="edd908c1e3f1e4d81ad5183c743c6ed8">
      <number:number number:grouping="false" number:decimal-places="2" number:min-integer-digits="1"/>
    </number:number-style>
    <number:number-style style:name="e9de6b915bcb828023fcb928b5973aee" style:display-name="e9de6b915bcb828023fcb928b5973aee">
      <number:number number:grouping="false" number:decimal-places="2" number:min-integer-digits="1"/>
    </number:number-style>
    <number:number-style style:name="3b237bbb3bfacdce71157e6f8abb8f49" style:display-name="3b237bbb3bfacdce71157e6f8abb8f49">
      <number:number number:grouping="false" number:decimal-places="2" number:min-integer-digits="1"/>
    </number:number-style>
    <number:number-style style:name="a49e6d30daee345e1bc7046494c6dff8" style:display-name="a49e6d30daee345e1bc7046494c6dff8">
      <number:number number:grouping="false" number:decimal-places="0" number:min-integer-digits="1"/>
    </number:number-style>
    <number:number-style style:name="4ba5b85fe80e15529ca7156e0261af6e" style:display-name="4ba5b85fe80e15529ca7156e0261af6e">
      <number:number number:grouping="false" number:decimal-places="0" number:min-integer-digits="1"/>
    </number:number-style>
    <number:number-style style:name="25981e5b7314a9e52b26c9e5a93a88d6" style:display-name="25981e5b7314a9e52b26c9e5a93a88d6">
      <number:number number:grouping="false" number:decimal-places="2" number:min-integer-digits="1"/>
    </number:number-style>
    <style:style style:family="table-cell" style:name="ce148" style:display-name="ce148">
      <style:text-properties fo:font-weight="None" fo:font-style="None" fo:font-family="Times New Roman" fo:font-size="10"/>
      <style:table-cell-properties fo:border-left="0.74pt solid #3c3c3c" fo:border-right="0.74pt solid #3c3c3c" fo:border-top="0.74pt solid #3c3c3c"/>
      <style:paragraph-properties fo:text-align="center"/>
    </style:style>
    <style:style style:family="table-cell" style:name="ce149" style:display-name="ce149">
      <style:text-properties fo:font-weight="None" fo:font-style="None" fo:font-family="Times New Roman" fo:font-size="10"/>
      <style:table-cell-properties fo:border-left="1.76pt solid #3c3c3c" fo:border-bottom="0.74pt solid #3c3c3c" fo:border-right="1.76pt solid #3c3c3c" style:vertical-align="middle" fo:border-top="1.76pt solid #3c3c3c"/>
      <style:paragraph-properties style:vertical-align="middle" fo:text-align="center"/>
    </style:style>
    <style:style style:family="table-cell" style:name="ce150" style:display-name="ce150">
      <style:text-properties fo:font-weight="None" fo:font-style="None" fo:font-family="Times New Roman" fo:font-size="10"/>
      <style:table-cell-properties fo:border-left="1.76pt solid #3c3c3c" fo:border-bottom="0.74pt solid #3c3c3c" fo:border-right="1.76pt solid #3c3c3c" style:vertical-align="middle" fo:border-top="0.74pt solid #3c3c3c"/>
      <style:paragraph-properties style:vertical-align="middle" fo:text-align="center"/>
    </style:style>
    <style:style style:family="table-cell" style:name="ce151" style:display-name="ce151">
      <style:text-properties fo:font-weight="None" fo:font-style="None" fo:font-family="Times New Roman" fo:font-size="10"/>
      <style:table-cell-properties fo:border-left="1.76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53" style:display-name="ce153">
      <style:text-properties fo:font-weight="None" fo:font-style="None" fo:font-family="Times New Roman" fo:font-size="10"/>
      <style:table-cell-properties fo:border-left="1.76pt solid #3c3c3c" fo:border-bottom="1.76pt solid #3c3c3c" fo:border-right="1.76pt solid #3c3c3c" style:vertical-align="middle" fo:border-top="0.74pt solid #3c3c3c"/>
      <style:paragraph-properties style:vertical-align="middle" fo:text-align="center"/>
    </style:style>
    <number:number-style style:name="5377403e2d7341f3bab7b2f553c461dd" style:display-name="5377403e2d7341f3bab7b2f553c461dd">
      <number:number number:grouping="false" number:decimal-places="0" number:min-integer-digits="1"/>
    </number:number-style>
    <number:number-style style:name="f32ac4ec74062080e09a798d4e1569ed" style:display-name="f32ac4ec74062080e09a798d4e1569ed">
      <number:number number:grouping="false" number:decimal-places="0" number:min-integer-digits="1"/>
    </number:number-style>
    <number:number-style style:name="dd0a390eefd42fb83b204882c194f1e9" style:display-name="dd0a390eefd42fb83b204882c194f1e9">
      <number:number number:grouping="false" number:decimal-places="2" number:min-integer-digits="1"/>
    </number:number-style>
    <number:number-style style:name="694f3a7f360d37cc617e4a9a7200fc18" style:display-name="694f3a7f360d37cc617e4a9a7200fc18">
      <number:number number:grouping="false" number:decimal-places="2" number:min-integer-digits="1"/>
    </number:number-style>
    <number:number-style style:name="770e3ce270b8c4ef15aa35a314014c99" style:display-name="770e3ce270b8c4ef15aa35a314014c99">
      <number:number number:grouping="false" number:decimal-places="2" number:min-integer-digits="1"/>
    </number:number-style>
    <number:number-style style:name="1b1d3857c595efc3dbece945d247045f" style:display-name="1b1d3857c595efc3dbece945d247045f">
      <number:number number:grouping="false" number:decimal-places="0" number:min-integer-digits="1"/>
    </number:number-style>
    <number:number-style style:name="3ef3c156725a9d2c5d75f284043bb6ba" style:display-name="3ef3c156725a9d2c5d75f284043bb6ba">
      <number:number number:grouping="false" number:decimal-places="0" number:min-integer-digits="1"/>
    </number:number-style>
    <number:number-style style:name="6cf9b9dd4cbff4bb6d7f3865b6377e9a" style:display-name="6cf9b9dd4cbff4bb6d7f3865b6377e9a">
      <number:number number:grouping="false" number:decimal-places="2" number:min-integer-digits="1"/>
    </number:number-style>
    <style:style style:family="table-cell" style:name="ce170" style:display-name="ce170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71" style:display-name="ce171">
      <style:text-properties fo:font-weight="None" fo:font-style="None" fo:font-family="Times New Roman" fo:font-size="10"/>
      <style:table-cell-properties fo:border-left="0.74pt solid #3c3c3c" fo:border-bottom="0.74pt solid #3c3c3c" fo:border-right="1.76pt solid #3c3c3c" style:vertical-align="middle" fo:border-top="0.74pt solid #3c3c3c"/>
      <style:paragraph-properties style:vertical-align="middle" fo:text-align="center"/>
    </style:style>
    <style:style style:family="table-cell" style:name="ce172" style:display-name="ce172">
      <style:text-properties fo:font-weight="None" fo:font-style="None" fo:font-family="Times New Roman" fo:font-size="10"/>
      <style:paragraph-properties fo:text-align="end"/>
    </style:style>
    <style:style style:family="table-cell" style:name="ce180" style:display-name="ce180">
      <style:text-properties fo:font-weight="None" fo:font-style="None" fo:font-family="Times New Roman" fo:font-size="8"/>
      <style:table-cell-properties style:vertical-align="middle"/>
      <style:paragraph-properties style:vertical-align="middle"/>
    </style:style>
    <style:style style:family="table-cell" style:name="ce181" style:display-name="ce181">
      <style:text-properties fo:font-weight="None" fo:font-style="None" fo:font-family="Times New Roman" fo:font-size="8"/>
      <style:table-cell-properties style:vertical-align="top"/>
      <style:paragraph-properties style:vertical-align="top"/>
    </style:style>
    <style:style style:family="table-cell" style:name="ce182" style:display-name="ce182">
      <style:text-properties fo:font-weight="None" fo:font-style="None" fo:font-family="Times New Roman" fo:font-size="8"/>
      <style:table-cell-properties style:vertical-align="top"/>
      <style:paragraph-properties style:vertical-align="top"/>
    </style:style>
    <style:style style:family="table-cell" style:name="ce183" style:display-name="ce183">
      <style:text-properties fo:font-weight="None" fo:font-style="None" fo:font-family="Times New Roman" fo:font-size="7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84" style:display-name="ce184">
      <style:text-properties fo:font-weight="None" fo:font-style="None" fo:font-family="Times New Roman" fo:font-size="7.5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85" style:display-name="ce185">
      <style:text-properties fo:font-weight="None" fo:font-style="None" fo:font-family="Times New Roman" fo:font-size="7"/>
      <style:table-cell-properties fo:border-left="0.74pt solid #3c3c3c" fo:border-bottom="0.74pt solid #3c3c3c" fo:wrap-option="wrap" fo:border-top="0.74pt solid #3c3c3c"/>
      <style:paragraph-properties fo:text-align="center"/>
    </style:style>
    <style:style style:family="table-cell" style:name="ce186" style:display-name="ce186">
      <style:text-properties fo:font-weight="None" fo:font-style="None" fo:font-family="Times New Roman" fo:font-size="8"/>
    </style:style>
    <style:style style:family="table-cell" style:name="ce187" style:display-name="ce187">
      <style:text-properties fo:font-weight="None" fo:font-style="None" fo:font-family="Times New Roman" fo:font-size="8"/>
      <style:table-cell-properties fo:border-left="2.49pt solid #3c3c3c" fo:border-bottom="0.74pt solid #3c3c3c" fo:border-right="2.49pt solid #3c3c3c" style:vertical-align="middle" fo:border-top="0.74pt solid #3c3c3c"/>
      <style:paragraph-properties style:vertical-align="middle" fo:text-align="center"/>
    </style:style>
    <style:style style:family="table-cell" style:name="ce188" style:display-name="ce188">
      <style:text-properties fo:font-weight="None" fo:font-style="None" fo:font-family="Times New Roman" fo:font-size="7"/>
      <style:table-cell-properties fo:border-left="2.49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90" style:display-name="ce190">
      <style:text-properties fo:font-weight="None" fo:font-style="None" fo:font-family="Times New Roman" fo:font-size="7.5"/>
      <style:table-cell-properties fo:border-left="2.49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91" style:display-name="ce191">
      <style:text-properties fo:font-weight="None" fo:font-style="None" fo:font-family="Times New Roman" fo:font-size="8"/>
      <style:table-cell-properties fo:border-left="2.49pt solid #3c3c3c" fo:border-bottom="0.74pt solid #3c3c3c" fo:border-right="0.74pt solid #3c3c3c" fo:border-top="0.74pt solid #3c3c3c"/>
      <style:paragraph-properties fo:text-align="center"/>
    </style:style>
    <style:style style:family="table-cell" style:name="ce192" style:display-name="ce192">
      <style:text-properties fo:font-weight="None" fo:font-style="None" fo:font-family="Times New Roman" fo:font-size="8"/>
      <style:table-cell-properties fo:border-left="2.49pt solid #3c3c3c" fo:border-bottom="0.74pt solid #3c3c3c" fo:border-right="2.49pt solid #3c3c3c" fo:border-top="0.74pt solid #3c3c3c"/>
      <style:paragraph-properties fo:text-align="center"/>
    </style:style>
    <style:style style:family="table-cell" style:name="ce193" style:display-name="ce193">
      <style:text-properties fo:font-weight="None" fo:font-style="None" fo:font-family="Times New Roman" fo:font-size="7"/>
      <style:table-cell-properties fo:border-left="2.49pt solid #3c3c3c" fo:border-bottom="0.74pt solid #3c3c3c" fo:border-right="0.74pt solid #3c3c3c" fo:border-top="0.74pt solid #3c3c3c"/>
      <style:paragraph-properties fo:text-align="center"/>
    </style:style>
    <style:style style:family="table-cell" style:name="ce194" style:display-name="ce194">
      <style:text-properties fo:font-weight="None" fo:font-style="None" fo:font-family="Times New Roman" fo:font-size="7"/>
      <style:table-cell-properties fo:border-left="2.49pt solid #3c3c3c" fo:border-bottom="0.74pt solid #3c3c3c" fo:border-right="0.74pt solid #3c3c3c" style:vertical-align="top" fo:border-top="0.74pt solid #3c3c3c"/>
      <style:paragraph-properties style:vertical-align="top" fo:text-align="center"/>
    </style:style>
    <style:style style:family="table-cell" style:name="ce196" style:display-name="ce196">
      <style:text-properties fo:font-weight="None" fo:font-style="None" fo:font-family="Times New Roman" fo:font-size="7.5"/>
      <style:table-cell-properties fo:border-left="2.49pt solid #3c3c3c" style:vertical-align="middle" fo:border-right="0.74pt solid #3c3c3c" fo:border-top="0.74pt solid #3c3c3c"/>
      <style:paragraph-properties style:vertical-align="middle" fo:text-align="center"/>
    </style:style>
    <number:number-style style:name="f0f01914ed21b4af191aa0fe5333f702" style:display-name="f0f01914ed21b4af191aa0fe5333f702">
      <number:number number:grouping="false" number:decimal-places="0" number:min-integer-digits="1"/>
    </number:number-style>
    <style:style style:data-style-name="f0f01914ed21b4af191aa0fe5333f702" style:family="table-cell" style:name="ce197" style:display-name="ce197">
      <style:text-properties fo:font-weight="None" fo:font-style="None" fo:font-family="Times New Roman" fo:font-size="7"/>
      <style:table-cell-properties fo:border-left="2.49pt solid #3c3c3c" fo:border-bottom="1.76pt solid #3c3c3c" fo:border-right="0.74pt solid #3c3c3c" fo:border-top="1.76pt solid #3c3c3c"/>
      <style:paragraph-properties fo:text-align="center"/>
    </style:style>
    <style:style style:family="table-cell" style:name="ce198" style:display-name="ce198">
      <style:text-properties fo:font-weight="None" fo:font-style="None" fo:font-family="Times New Roman" fo:font-size="7"/>
      <style:table-cell-properties fo:border-right="0.74pt solid #3c3c3c" fo:border-top="0.74pt solid #3c3c3c" fo:border-left="2.49pt solid #3c3c3c" fo:border-bottom="0.74pt solid #3c3c3c" fo:wrap-option="wrap" style:vertical-align="middle"/>
      <style:paragraph-properties style:vertical-align="middle" fo:text-align="center"/>
    </style:style>
    <style:style style:family="table-cell" style:name="ce201" style:display-name="ce201">
      <style:text-properties fo:font-weight="None" fo:font-style="None" fo:font-family="Times New Roman" fo:font-size="7"/>
      <style:table-cell-properties fo:border-left="2.49pt solid #3c3c3c" fo:border-bottom="0.74pt solid #3c3c3c" fo:border-top="0.74pt solid #3c3c3c"/>
      <style:paragraph-properties fo:text-align="center"/>
    </style:style>
    <style:style style:family="table-cell" style:name="ce202" style:display-name="ce202">
      <style:text-properties fo:font-weight="None" fo:font-style="None" fo:font-family="Times New Roman" fo:font-size="7"/>
      <style:table-cell-properties fo:border-left="2.49pt solid #3c3c3c" fo:border-bottom="0.74pt solid #3c3c3c" fo:border-right="1.76pt solid #3c3c3c" style:vertical-align="middle" fo:border-top="0.74pt solid #3c3c3c"/>
      <style:paragraph-properties style:vertical-align="middle" fo:text-align="center"/>
    </style:style>
    <number:number-style style:name="8e47ec40ea5b3ad6f2d9d8a818fc6e57" style:display-name="8e47ec40ea5b3ad6f2d9d8a818fc6e57">
      <number:number number:grouping="false" number:decimal-places="0" number:min-integer-digits="1"/>
    </number:number-style>
    <style:style style:family="table-cell" style:name="ce215" style:display-name="ce215">
      <style:text-properties fo:font-weight="None" fo:font-style="None" fo:font-family="Times New Roman" fo:font-size="7"/>
      <style:table-cell-properties fo:border-bottom="0.74pt solid #3c3c3c" fo:border-right="0.74pt solid #3c3c3c" fo:wrap-option="wrap" fo:border-top="0.74pt solid #3c3c3c"/>
      <style:paragraph-properties fo:text-align="start"/>
    </style:style>
    <style:style style:family="table-cell" style:name="ce216" style:display-name="ce216">
      <style:text-properties fo:font-weight="None" fo:font-style="None" fo:font-family="Times New Roman" fo:font-size="7"/>
      <style:table-cell-properties fo:border-bottom="0.74pt solid #3c3c3c" fo:wrap-option="wrap" fo:border-top="0.74pt solid #3c3c3c"/>
      <style:paragraph-properties fo:text-align="start"/>
    </style:style>
    <number:number-style style:name="31834b21f0ea6f59ae253d1a5d53819a" style:display-name="31834b21f0ea6f59ae253d1a5d53819a">
      <number:number number:grouping="false" number:decimal-places="0" number:min-integer-digits="1"/>
    </number:number-style>
    <style:style style:family="table-cell" style:name="ce221" style:display-name="ce221">
      <style:text-properties fo:font-weight="None" fo:font-style="None" fo:font-family="Times New Roman" fo:font-size="6"/>
      <style:table-cell-properties fo:border-bottom="0.74pt solid #3c3c3c"/>
      <style:paragraph-properties fo:text-align="start"/>
    </style:style>
    <style:style style:family="table-cell" style:name="ce222" style:display-name="ce222">
      <style:text-properties fo:font-weight="None" fo:font-style="None" fo:font-family="Times New Roman" fo:font-size="5.5"/>
      <style:table-cell-properties style:vertical-align="top" fo:border-top="0.74pt solid #3c3c3c"/>
      <style:paragraph-properties style:vertical-align="top" fo:text-align="center"/>
    </style:style>
    <style:style style:family="table-cell" style:name="ce224" style:display-name="ce224">
      <style:text-properties fo:font-weight="None" fo:font-style="None" fo:font-family="Times New Roman" fo:font-size="7"/>
      <style:table-cell-properties fo:border-left="0.74pt solid #3c3c3c" fo:border-bottom="0.74pt solid #3c3c3c" fo:border-right="0.74pt solid #3c3c3c" style:vertical-align="top" fo:border-top="0.74pt solid #3c3c3c"/>
      <style:paragraph-properties style:vertical-align="top" fo:text-align="center"/>
    </style:style>
    <style:style style:family="table-cell" style:name="ce226" style:display-name="ce226">
      <style:text-properties fo:font-weight="None" fo:font-style="None" fo:font-family="Times New Roman" fo:font-size="7.5"/>
      <style:table-cell-properties fo:border-left="0.74pt solid #3c3c3c" style:vertical-align="middle" fo:border-right="0.74pt solid #3c3c3c" fo:border-top="0.74pt solid #3c3c3c"/>
      <style:paragraph-properties style:vertical-align="middle" fo:text-align="center"/>
    </style:style>
    <number:number-style style:name="13d8147e46b51e16da15e53ab5b6a9a4" style:display-name="13d8147e46b51e16da15e53ab5b6a9a4">
      <number:number number:grouping="false" number:decimal-places="0" number:min-integer-digits="1"/>
    </number:number-style>
    <style:style style:data-style-name="13d8147e46b51e16da15e53ab5b6a9a4" style:family="table-cell" style:name="ce227" style:display-name="ce227">
      <style:text-properties fo:font-weight="None" fo:font-style="None" fo:font-family="Times New Roman" fo:font-size="7"/>
      <style:table-cell-properties fo:border-left="0.74pt solid #3c3c3c" fo:border-bottom="1.76pt solid #3c3c3c" fo:border-right="0.74pt solid #3c3c3c" fo:border-top="1.76pt solid #3c3c3c"/>
      <style:paragraph-properties fo:text-align="center"/>
    </style:style>
    <style:style style:family="table-cell" style:name="ce231" style:display-name="ce231">
      <style:text-properties fo:font-weight="None" fo:font-style="None" fo:font-family="Times New Roman" fo:font-size="7"/>
      <style:table-cell-properties fo:border-left="0.74pt solid #3c3c3c" fo:border-bottom="0.74pt solid #3c3c3c" fo:border-right="0.74pt solid #3c3c3c" fo:wrap-option="wrap" fo:border-top="0.74pt solid #3c3c3c"/>
    </style:style>
    <style:style style:family="table-cell" style:name="ce232" style:display-name="ce232">
      <style:text-properties fo:font-weight="None" fo:font-style="None" fo:font-family="Times New Roman" fo:font-size="8"/>
      <style:table-cell-properties fo:border-bottom="0.74pt solid #3c3c3c"/>
      <style:paragraph-properties fo:text-align="start"/>
    </style:style>
    <style:style style:family="table-cell" style:name="ce233" style:display-name="ce233">
      <style:text-properties fo:font-weight="None" fo:font-style="None" fo:font-family="Times New Roman" fo:font-size="5.5"/>
      <style:table-cell-properties style:vertical-align="middle" fo:border-top="0.74pt solid #3c3c3c"/>
      <style:paragraph-properties style:vertical-align="middle" fo:text-align="center"/>
    </style:style>
    <style:style style:family="table-cell" style:name="ce235" style:display-name="ce235">
      <style:text-properties fo:font-weight="None" fo:font-style="None" fo:font-family="Times New Roman" fo:font-size="7"/>
      <style:table-cell-properties fo:border-bottom="0.74pt solid #3c3c3c" fo:wrap-option="wrap"/>
      <style:paragraph-properties fo:text-align="start"/>
    </style:style>
    <style:style style:family="table-cell" style:name="ce236" style:display-name="ce236">
      <style:text-properties fo:font-weight="None" fo:font-style="None" fo:font-family="Times New Roman" fo:font-size="5.5"/>
      <style:table-cell-properties style:vertical-align="middle" fo:border-top="0.74pt solid #3c3c3c"/>
      <style:paragraph-properties style:vertical-align="middle" fo:text-align="start"/>
    </style:style>
    <style:style style:family="table-cell" style:name="ce237" style:display-name="ce237">
      <style:text-properties fo:font-weight="None" fo:font-style="None" fo:font-family="Times New Roman" fo:font-size="8"/>
      <style:table-cell-properties fo:border-bottom="0.74pt solid #3c3c3c"/>
      <style:paragraph-properties fo:text-align="start"/>
    </style:style>
    <style:style style:family="table-cell" style:name="ce238" style:display-name="ce238">
      <style:text-properties fo:font-weight="None" fo:font-style="None" fo:font-family="Times New Roman" fo:font-size="8"/>
      <style:table-cell-properties fo:border-bottom="0.74pt solid #3c3c3c"/>
      <style:paragraph-properties fo:text-align="center"/>
    </style:style>
    <style:style style:family="table-cell" style:name="ce239" style:display-name="ce239">
      <style:text-properties fo:font-weight="None" fo:font-style="None" fo:font-family="Times New Roman" fo:font-size="5.5"/>
      <style:table-cell-properties fo:border-top="0.74pt solid #3c3c3c"/>
      <style:paragraph-properties fo:text-align="center"/>
    </style:style>
    <style:style style:family="table-cell" style:name="ce241" style:display-name="ce241">
      <style:text-properties fo:font-weight="None" fo:font-style="None" fo:font-family="Times New Roman" fo:font-size="7"/>
      <style:table-cell-properties fo:border-right="0.74pt solid #3c3c3c" fo:border-top="0.74pt solid #3c3c3c" fo:border-left="0.74pt solid #3c3c3c" fo:border-bottom="0.74pt solid #3c3c3c" fo:wrap-option="wrap" style:vertical-align="top"/>
      <style:paragraph-properties style:vertical-align="top" fo:text-align="center"/>
    </style:style>
    <number:number-style style:name="3a1c8d86d5c3fac7b9420478275df7b8" style:display-name="3a1c8d86d5c3fac7b9420478275df7b8">
      <number:number number:grouping="false" number:decimal-places="0" number:min-integer-digits="1"/>
    </number:number-style>
    <style:style style:data-style-name="3a1c8d86d5c3fac7b9420478275df7b8" style:family="table-cell" style:name="ce243" style:display-name="ce243">
      <style:text-properties fo:font-weight="None" fo:font-style="None" fo:font-family="Times New Roman" fo:font-size="7"/>
      <style:table-cell-properties fo:border-left="1.76pt solid #3c3c3c" fo:border-bottom="0.74pt solid #3c3c3c" fo:border-right="0.74pt solid #3c3c3c" fo:border-top="1.76pt solid #3c3c3c"/>
      <style:paragraph-properties fo:text-align="center"/>
    </style:style>
    <number:number-style style:name="d20f26fbb657a6a603a9a385d24a4ab0" style:display-name="d20f26fbb657a6a603a9a385d24a4ab0">
      <number:number number:grouping="false" number:decimal-places="0" number:min-integer-digits="1"/>
    </number:number-style>
    <style:style style:data-style-name="d20f26fbb657a6a603a9a385d24a4ab0" style:family="table-cell" style:name="ce244" style:display-name="ce244">
      <style:text-properties fo:font-weight="None" fo:font-style="None" fo:font-family="Times New Roman" fo:font-size="7"/>
      <style:table-cell-properties fo:border-left="1.76pt solid #3c3c3c" fo:border-bottom="0.74pt solid #3c3c3c" fo:border-right="0.74pt solid #3c3c3c" fo:border-top="0.74pt solid #3c3c3c"/>
      <style:paragraph-properties fo:text-align="center"/>
    </style:style>
    <number:number-style style:name="c8b1ea6d889874ab25f94a887c60a4f6" style:display-name="c8b1ea6d889874ab25f94a887c60a4f6">
      <number:number number:grouping="false" number:decimal-places="0" number:min-integer-digits="1"/>
    </number:number-style>
    <style:style style:data-style-name="c8b1ea6d889874ab25f94a887c60a4f6" style:family="table-cell" style:name="ce245" style:display-name="ce245">
      <style:text-properties fo:font-weight="None" fo:font-style="None" fo:font-family="Times New Roman" fo:font-size="7"/>
      <style:table-cell-properties fo:border-left="1.76pt solid #3c3c3c" fo:border-bottom="1.76pt solid #3c3c3c" fo:border-right="0.74pt solid #3c3c3c" fo:border-top="0.74pt solid #3c3c3c"/>
      <style:paragraph-properties fo:text-align="center"/>
    </style:style>
    <style:style style:family="table-cell" style:name="ce246" style:display-name="ce246">
      <style:text-properties fo:font-weight="None" fo:font-style="None" fo:font-family="Times New Roman" fo:font-size="5"/>
      <style:table-cell-properties style:vertical-align="top"/>
      <style:paragraph-properties style:vertical-align="top" fo:text-align="center"/>
    </style:style>
    <number:number-style style:name="a9f658a7b4ed2abdb5957caded21f6e6" style:display-name="a9f658a7b4ed2abdb5957caded21f6e6">
      <number:number number:grouping="false" number:decimal-places="0" number:min-integer-digits="1"/>
    </number:number-style>
    <number:number-style style:name="069a3c7f96818808d944db74eac671e1" style:display-name="069a3c7f96818808d944db74eac671e1">
      <number:number number:grouping="false" number:decimal-places="0" number:min-integer-digits="1"/>
    </number:number-style>
    <number:number-style style:name="10bcb541577aaf8b9296057ba5b7b902" style:display-name="10bcb541577aaf8b9296057ba5b7b902">
      <number:number number:grouping="false" number:decimal-places="0" number:min-integer-digits="1"/>
    </number:number-style>
    <style:style style:family="table-cell" style:name="ce252" style:display-name="ce252">
      <style:text-properties fo:font-weight="None" fo:font-style="None" fo:font-family="Times New Roman" fo:font-size="8"/>
      <style:table-cell-properties fo:border-bottom="0.74pt solid #3c3c3c" style:vertical-align="middle"/>
      <style:paragraph-properties style:vertical-align="middle" fo:text-align="center"/>
    </style:style>
    <style:style style:family="table-cell" style:name="ce253" style:display-name="ce253">
      <style:text-properties fo:font-weight="None" fo:font-style="None" fo:font-family="Times New Roman" fo:font-size="7"/>
      <style:table-cell-properties fo:border-bottom="0.74pt solid #3c3c3c" fo:border-right="1.76pt solid #3c3c3c"/>
    </style:style>
    <number:number-style style:name="27b3431d32f04e507738b6642152dd47" style:display-name="27b3431d32f04e507738b6642152dd47">
      <number:number number:grouping="false" number:decimal-places="0" number:min-integer-digits="1"/>
    </number:number-style>
    <number:number-style style:name="0ed82d66caafaf9d14fb64d2027926c7" style:display-name="0ed82d66caafaf9d14fb64d2027926c7">
      <number:number number:grouping="false" number:decimal-places="0" number:min-integer-digits="1"/>
    </number:number-style>
    <number:number-style style:name="26c8a1eb9e462a60ae5e1bcd270d4abe" style:display-name="26c8a1eb9e462a60ae5e1bcd270d4abe">
      <number:number number:grouping="false" number:decimal-places="0" number:min-integer-digits="1"/>
    </number:number-style>
    <number:number-style style:name="e02c16e0f2abcba98ffe7c7a80d8d929" style:display-name="e02c16e0f2abcba98ffe7c7a80d8d929">
      <number:number number:grouping="false" number:decimal-places="0" number:min-integer-digits="1"/>
    </number:number-style>
    <style:style style:data-style-name="e02c16e0f2abcba98ffe7c7a80d8d929" style:family="table-cell" style:name="ce260" style:display-name="ce260">
      <style:text-properties fo:font-weight="None" fo:font-style="None" fo:font-family="Times New Roman" fo:font-size="7"/>
      <style:table-cell-properties fo:border-left="0.74pt solid #3c3c3c" fo:border-bottom="0.74pt solid #3c3c3c" fo:border-right="0.74pt solid #3c3c3c" fo:border-top="1.76pt solid #3c3c3c"/>
      <style:paragraph-properties fo:text-align="center"/>
    </style:style>
    <number:number-style style:name="5823d34db825281f0fe2b8ac705db7ab" style:display-name="5823d34db825281f0fe2b8ac705db7ab">
      <number:number number:grouping="false" number:decimal-places="0" number:min-integer-digits="1"/>
    </number:number-style>
    <style:style style:data-style-name="5823d34db825281f0fe2b8ac705db7ab" style:family="table-cell" style:name="ce261" style:display-name="ce261">
      <style:text-properties fo:font-weight="None" fo:font-style="None" fo:font-family="Times New Roman" fo:font-size="7"/>
      <style:table-cell-properties fo:border-left="0.74pt solid #3c3c3c" fo:border-bottom="0.74pt solid #3c3c3c" fo:border-right="0.74pt solid #3c3c3c" fo:border-top="0.74pt solid #3c3c3c"/>
      <style:paragraph-properties fo:text-align="center"/>
    </style:style>
    <number:number-style style:name="1df006f974b10b30c196016cc71a83fe" style:display-name="1df006f974b10b30c196016cc71a83fe">
      <number:number number:grouping="false" number:decimal-places="0" number:min-integer-digits="1"/>
    </number:number-style>
    <style:style style:data-style-name="1df006f974b10b30c196016cc71a83fe" style:family="table-cell" style:name="ce262" style:display-name="ce262">
      <style:text-properties fo:font-weight="None" fo:font-style="None" fo:font-family="Times New Roman" fo:font-size="7"/>
      <style:table-cell-properties fo:border-left="0.74pt solid #3c3c3c" fo:border-bottom="1.76pt solid #3c3c3c" fo:border-right="0.74pt solid #3c3c3c" fo:border-top="0.74pt solid #3c3c3c"/>
      <style:paragraph-properties fo:text-align="center"/>
    </style:style>
    <style:style style:family="table-cell" style:name="ce263" style:display-name="ce263">
      <style:text-properties fo:font-weight="None" fo:font-style="None" fo:font-family="Times New Roman" fo:font-size="8"/>
      <style:table-cell-properties fo:border-bottom="0.74pt solid #3c3c3c" style:vertical-align="middle" fo:border-top="0.74pt solid #3c3c3c"/>
      <style:paragraph-properties style:vertical-align="middle" fo:text-align="center"/>
    </style:style>
    <style:style style:family="table-cell" style:name="ce264" style:display-name="ce264">
      <style:text-properties fo:font-weight="None" fo:font-style="None" fo:font-family="Times New Roman" fo:font-size="8"/>
      <style:table-cell-properties fo:border-bottom="0.74pt solid #3c3c3c" fo:border-top="0.74pt solid #3c3c3c"/>
    </style:style>
    <style:style style:family="table-cell" style:name="ce267" style:display-name="ce267">
      <style:text-properties fo:font-weight="None" fo:font-style="None" fo:font-family="Times New Roman" fo:font-size="7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271" style:display-name="ce271">
      <style:text-properties fo:font-weight="None" fo:font-style="None" fo:font-family="Times New Roman" fo:font-size="7"/>
      <style:table-cell-properties fo:border-left="0.74pt solid #3c3c3c" fo:border-bottom="1.76pt solid #3c3c3c" fo:border-right="0.74pt solid #3c3c3c" fo:border-top="1.76pt solid #3c3c3c"/>
      <style:paragraph-properties fo:text-align="center"/>
    </style:style>
    <style:style style:family="table-cell" style:name="ce273" style:display-name="ce273">
      <style:text-properties fo:font-weight="None" fo:font-style="None" fo:font-family="Times New Roman" fo:font-size="5.5"/>
      <style:table-cell-properties style:vertical-align="middle"/>
      <style:paragraph-properties style:vertical-align="middle"/>
    </style:style>
    <style:style style:family="table-cell" style:name="ce274" style:display-name="ce274">
      <style:text-properties fo:font-weight="None" fo:font-style="None" fo:font-family="Times New Roman" fo:font-size="8"/>
      <style:table-cell-properties style:vertical-align="middle"/>
      <style:paragraph-properties style:vertical-align="middle"/>
    </style:style>
    <style:style style:family="table-cell" style:name="ce275" style:display-name="ce275">
      <style:text-properties fo:font-weight="None" fo:font-style="None" fo:font-family="Times New Roman" fo:font-size="8"/>
      <style:paragraph-properties fo:text-align="center"/>
    </style:style>
    <style:style style:family="table-cell" style:name="ce276" style:display-name="ce276">
      <style:text-properties fo:font-weight="None" fo:font-style="None" fo:font-family="Times New Roman" fo:font-size="8"/>
      <style:paragraph-properties fo:text-align="center"/>
    </style:style>
    <style:style style:family="table-cell" style:name="ce278" style:display-name="ce278">
      <style:text-properties fo:font-weight="None" fo:font-style="None" fo:font-family="Times New Roman" fo:font-size="7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279" style:display-name="ce279">
      <style:text-properties fo:font-weight="None" fo:font-style="None" fo:font-family="Times New Roman" fo:font-size="6.5"/>
      <style:table-cell-properties style:vertical-align="top" fo:wrap-option="wrap"/>
      <style:paragraph-properties style:vertical-align="top" fo:text-align="center"/>
    </style:style>
    <style:style style:family="table-cell" style:name="ce281" style:display-name="ce281">
      <style:text-properties fo:font-weight="None" fo:font-style="None" fo:font-family="Times New Roman" fo:font-size="8"/>
      <style:table-cell-properties fo:border-bottom="0.74pt solid #3c3c3c"/>
    </style:style>
    <style:style style:family="table-cell" style:name="ce282" style:display-name="ce282">
      <style:text-properties fo:font-weight="None" fo:font-style="None" fo:font-family="Times New Roman" fo:font-size="8"/>
      <style:table-cell-properties fo:border-left="0.74pt solid #3c3c3c" style:vertical-align="middle"/>
      <style:paragraph-properties style:vertical-align="middle"/>
    </style:style>
    <style:style style:family="table-cell" style:name="ce283" style:display-name="ce283">
      <style:text-properties fo:font-weight="None" fo:font-style="None" fo:font-family="Times New Roman" fo:font-size="8"/>
      <style:table-cell-properties fo:border-left="0.74pt solid #3c3c3c"/>
    </style:style>
    <style:style style:family="table-cell" style:name="ce284" style:display-name="ce284">
      <style:text-properties fo:font-weight="None" fo:font-style="None" fo:font-family="Times New Roman" fo:font-size="8"/>
      <style:table-cell-properties style:vertical-align="middle"/>
      <style:paragraph-properties style:vertical-align="middle"/>
    </style:style>
    <style:style style:family="table-cell" style:name="ce286" style:display-name="ce286">
      <style:text-properties fo:font-weight="None" fo:font-style="None" fo:font-family="Times New Roman" fo:font-size="7"/>
      <style:table-cell-properties fo:border-left="0.74pt solid #3c3c3c" fo:border-bottom="0.74pt solid #3c3c3c" fo:border-top="0.74pt solid #3c3c3c"/>
      <style:paragraph-properties fo:text-align="center"/>
    </style:style>
    <style:style style:family="table-cell" style:name="ce289" style:display-name="ce289">
      <style:text-properties fo:font-weight="None" fo:font-style="None" fo:font-family="Times New Roman" fo:font-size="5"/>
      <style:table-cell-properties style:vertical-align="top" fo:border-top="0.74pt solid #3c3c3c"/>
      <style:paragraph-properties style:vertical-align="top" fo:text-align="center"/>
    </style:style>
    <style:style style:family="table-cell" style:name="ce290" style:display-name="ce290">
      <style:text-properties fo:font-weight="None" fo:font-style="None" fo:font-family="Times New Roman" fo:font-size="5"/>
      <style:table-cell-properties style:vertical-align="top"/>
      <style:paragraph-properties style:vertical-align="top" fo:text-align="center"/>
    </style:style>
    <style:style style:family="table-cell" style:name="ce291" style:display-name="ce291">
      <style:text-properties fo:font-weight="None" fo:font-style="None" fo:font-family="Times New Roman" fo:font-size="5.5"/>
      <style:table-cell-properties style:vertical-align="middle" fo:border-top="0.74pt solid #3c3c3c"/>
      <style:paragraph-properties style:vertical-align="middle" fo:text-align="center"/>
    </style:style>
    <style:style style:family="table-cell" style:name="ce293" style:display-name="ce293">
      <style:text-properties fo:font-weight="None" fo:font-style="None" fo:font-family="Times New Roman" fo:font-size="8"/>
      <style:table-cell-properties style:vertical-align="top"/>
      <style:paragraph-properties style:vertical-align="top"/>
    </style:style>
    <number:number-style style:name="af5f96842369b43328fb08cd8b33cdd4" style:display-name="af5f96842369b43328fb08cd8b33cdd4">
      <number:number number:grouping="false" number:decimal-places="0" number:min-integer-digits="1"/>
    </number:number-style>
    <style:style style:data-style-name="af5f96842369b43328fb08cd8b33cdd4" style:family="table-cell" style:name="ce294" style:display-name="ce294">
      <style:text-properties fo:font-weight="None" fo:font-style="None" fo:font-family="Times New Roman" fo:font-size="7"/>
      <style:table-cell-properties fo:border-left="1.76pt solid #3c3c3c" fo:border-bottom="0.74pt solid #3c3c3c" fo:border-right="1.76pt solid #3c3c3c" fo:border-top="1.76pt solid #3c3c3c"/>
      <style:paragraph-properties fo:text-align="center"/>
    </style:style>
    <number:number-style style:name="7d31981097cf3a377c7e65ad06ee06b2" style:display-name="7d31981097cf3a377c7e65ad06ee06b2">
      <number:number number:grouping="false" number:decimal-places="0" number:min-integer-digits="1"/>
    </number:number-style>
    <style:style style:data-style-name="7d31981097cf3a377c7e65ad06ee06b2" style:family="table-cell" style:name="ce295" style:display-name="ce295">
      <style:text-properties fo:font-weight="None" fo:font-style="None" fo:font-family="Times New Roman" fo:font-size="7"/>
      <style:table-cell-properties fo:border-left="1.76pt solid #3c3c3c" fo:border-bottom="0.74pt solid #3c3c3c" fo:border-right="1.76pt solid #3c3c3c" fo:border-top="0.74pt solid #3c3c3c"/>
      <style:paragraph-properties fo:text-align="center"/>
    </style:style>
    <number:number-style style:name="ab4e28afc4e9489f0ac1cb5312c91408" style:display-name="ab4e28afc4e9489f0ac1cb5312c91408">
      <number:number number:grouping="false" number:decimal-places="0" number:min-integer-digits="1"/>
    </number:number-style>
    <style:style style:data-style-name="ab4e28afc4e9489f0ac1cb5312c91408" style:family="table-cell" style:name="ce296" style:display-name="ce296">
      <style:text-properties fo:font-weight="None" fo:font-style="None" fo:font-family="Times New Roman" fo:font-size="7"/>
      <style:table-cell-properties fo:border-left="1.76pt solid #3c3c3c" fo:border-bottom="1.76pt solid #3c3c3c" fo:border-right="1.76pt solid #3c3c3c" fo:border-top="0.74pt solid #3c3c3c"/>
      <style:paragraph-properties fo:text-align="center"/>
    </style:style>
    <style:style style:family="table-cell" style:name="ce297" style:display-name="ce297">
      <style:text-properties fo:font-weight="None" fo:font-style="None" fo:font-family="Times New Roman" fo:font-size="7"/>
      <style:table-cell-properties fo:border-left="0.74pt solid #3c3c3c" fo:border-bottom="0.74pt solid #3c3c3c" fo:wrap-option="wrap" fo:border-top="0.74pt solid #3c3c3c"/>
    </style:style>
    <style:style style:family="table-cell" style:name="ce298" style:display-name="ce298">
      <style:text-properties fo:font-weight="None" fo:font-style="None" fo:font-family="Times New Roman" fo:font-size="8"/>
    </style:style>
    <style:style style:family="table-cell" style:name="ce300" style:display-name="ce300">
      <style:text-properties fo:font-weight="None" fo:font-style="None" fo:font-family="Times New Roman" fo:font-size="8"/>
      <style:table-cell-properties fo:border-bottom="0.74pt solid #3c3c3c" style:vertical-align="middle"/>
      <style:paragraph-properties style:vertical-align="middle" fo:text-align="start"/>
    </style:style>
    <number:number-style style:name="eca89fef93c93bd240da26def578cfaa" style:display-name="eca89fef93c93bd240da26def578cfaa">
      <number:number number:grouping="false" number:decimal-places="0" number:min-integer-digits="1"/>
    </number:number-style>
    <number:number-style style:name="a1c48aaa40468701492619b51c0fba6e" style:display-name="a1c48aaa40468701492619b51c0fba6e">
      <number:number number:grouping="false" number:decimal-places="0" number:min-integer-digits="1"/>
    </number:number-style>
    <number:number-style style:name="d7333757a6d54363598b79e105f78f0c" style:display-name="d7333757a6d54363598b79e105f78f0c">
      <number:number number:grouping="false" number:decimal-places="0" number:min-integer-digits="1"/>
    </number:number-style>
    <style:style style:family="table-cell" style:name="ce304" style:display-name="ce304">
      <style:text-properties fo:font-weight="None" fo:font-style="None" fo:font-family="Times New Roman" fo:font-size="7"/>
      <style:table-cell-properties fo:border-left="1.76pt solid #3c3c3c" fo:border-bottom="0.74pt solid #3c3c3c" fo:border-right="1.76pt solid #3c3c3c" fo:wrap-option="wrap" fo:border-top="0.74pt solid #3c3c3c"/>
      <style:paragraph-properties fo:text-align="center"/>
    </style:style>
    <style:style style:family="table-cell" style:name="ce305" style:display-name="ce305">
      <style:text-properties fo:font-weight="None" fo:font-style="None" fo:font-family="Times New Roman" fo:font-size="8"/>
      <style:table-cell-properties fo:border-bottom="0.74pt solid #3c3c3c" style:vertical-align="middle" fo:border-top="0.74pt solid #3c3c3c"/>
      <style:paragraph-properties style:vertical-align="middle" fo:text-align="start"/>
    </style:style>
    <style:style style:family="table-cell" style:name="ce306" style:display-name="ce306">
      <style:text-properties fo:font-weight="None" fo:font-style="None" fo:font-family="Times New Roman" fo:font-size="7"/>
      <style:table-cell-properties fo:border-left="0.74pt solid #3c3c3c" fo:border-bottom="0.74pt solid #3c3c3c" fo:border-right="2.49pt solid #3c3c3c" fo:border-top="0.74pt solid #3c3c3c"/>
      <style:paragraph-properties fo:text-align="center"/>
    </style:style>
    <style:style style:family="table-cell" style:name="ce307" style:display-name="ce307">
      <style:text-properties fo:font-weight="None" fo:font-style="None" fo:font-family="Times New Roman" fo:font-size="6.5"/>
      <style:paragraph-properties fo:text-align="center"/>
    </style:style>
    <number:number-style style:name="8a90aa79de3a7a88ad2de1c74313ca80" style:display-name="8a90aa79de3a7a88ad2de1c74313ca80">
      <number:number number:grouping="false" number:decimal-places="0" number:min-integer-digits="1"/>
    </number:number-style>
    <style:style style:data-style-name="8a90aa79de3a7a88ad2de1c74313ca80" style:family="table-cell" style:name="ce308" style:display-name="ce308">
      <style:text-properties fo:font-weight="None" fo:font-style="None" fo:font-family="Times New Roman" fo:font-size="7"/>
      <style:table-cell-properties fo:border-left="0.74pt solid #3c3c3c" fo:border-bottom="0.74pt solid #3c3c3c" fo:border-right="1.76pt solid #3c3c3c" fo:border-top="1.76pt solid #3c3c3c"/>
      <style:paragraph-properties fo:text-align="center"/>
    </style:style>
    <number:number-style style:name="d8d3ef756077cb75f73c3fd94001b599" style:display-name="d8d3ef756077cb75f73c3fd94001b599">
      <number:number number:grouping="false" number:decimal-places="0" number:min-integer-digits="1"/>
    </number:number-style>
    <style:style style:data-style-name="d8d3ef756077cb75f73c3fd94001b599" style:family="table-cell" style:name="ce309" style:display-name="ce309">
      <style:text-properties fo:font-weight="None" fo:font-style="None" fo:font-family="Times New Roman" fo:font-size="7"/>
      <style:table-cell-properties fo:border-left="0.74pt solid #3c3c3c" fo:border-bottom="0.74pt solid #3c3c3c" fo:border-right="1.76pt solid #3c3c3c" fo:border-top="0.74pt solid #3c3c3c"/>
      <style:paragraph-properties fo:text-align="center"/>
    </style:style>
    <number:number-style style:name="b3576cd9215e41392108d8be42b97b91" style:display-name="b3576cd9215e41392108d8be42b97b91">
      <number:number number:grouping="false" number:decimal-places="0" number:min-integer-digits="1"/>
    </number:number-style>
    <style:style style:data-style-name="b3576cd9215e41392108d8be42b97b91" style:family="table-cell" style:name="ce310" style:display-name="ce310">
      <style:text-properties fo:font-weight="None" fo:font-style="None" fo:font-family="Times New Roman" fo:font-size="7"/>
      <style:table-cell-properties fo:border-left="0.74pt solid #3c3c3c" fo:border-bottom="1.76pt solid #3c3c3c" fo:border-right="1.76pt solid #3c3c3c" fo:border-top="0.74pt solid #3c3c3c"/>
      <style:paragraph-properties fo:text-align="center"/>
    </style:style>
    <style:style style:family="table-cell" style:name="ce311" style:display-name="ce311">
      <style:text-properties fo:font-weight="None" fo:font-style="None" fo:font-family="Times New Roman" fo:font-size="7"/>
      <style:table-cell-properties fo:border-left="1.76pt solid #3c3c3c" fo:border-bottom="0.74pt solid #3c3c3c" fo:border-right="0.74pt solid #3c3c3c" fo:border-top="1.76pt solid #3c3c3c"/>
      <style:paragraph-properties fo:text-align="center"/>
    </style:style>
    <style:style style:family="table-cell" style:name="ce312" style:display-name="ce312">
      <style:text-properties fo:font-weight="None" fo:font-style="None" fo:font-family="Times New Roman" fo:font-size="7"/>
      <style:table-cell-properties fo:border-left="1.76pt solid #3c3c3c" fo:border-bottom="1.76pt solid #3c3c3c" fo:border-right="0.74pt solid #3c3c3c" fo:border-top="0.74pt solid #3c3c3c"/>
      <style:paragraph-properties fo:text-align="center"/>
    </style:style>
    <style:style style:family="table-cell" style:name="ce315" style:display-name="ce315">
      <style:text-properties fo:font-weight="None" fo:font-style="None" fo:font-family="Times New Roman" fo:font-size="6.5"/>
      <style:paragraph-properties fo:text-align="center"/>
    </style:style>
    <style:style style:family="table-cell" style:name="ce318" style:display-name="ce318">
      <style:text-properties fo:font-weight="None" fo:font-style="None" fo:font-family="Times New Roman" fo:font-size="7"/>
      <style:table-cell-properties fo:border-left="0.74pt solid #3c3c3c" fo:border-bottom="0.74pt solid #3c3c3c" fo:border-right="0.74pt solid #3c3c3c" fo:wrap-option="wrap" fo:border-top="0.74pt solid #3c3c3c"/>
      <style:paragraph-properties fo:text-align="center"/>
    </style:style>
    <style:style style:family="table-cell" style:name="ce319" style:display-name="ce319">
      <style:text-properties fo:font-weight="None" fo:font-style="None" fo:font-family="Times New Roman" fo:font-size="7"/>
      <style:table-cell-properties fo:border-left="0.74pt solid #3c3c3c" fo:border-bottom="0.74pt solid #3c3c3c" fo:border-right="0.74pt solid #3c3c3c" fo:border-top="1.76pt solid #3c3c3c"/>
      <style:paragraph-properties fo:text-align="center"/>
    </style:style>
    <style:style style:family="table-cell" style:name="ce320" style:display-name="ce320">
      <style:text-properties fo:font-weight="None" fo:font-style="None" fo:font-family="Times New Roman" fo:font-size="7"/>
      <style:table-cell-properties fo:border-left="0.74pt solid #3c3c3c" fo:border-bottom="1.76pt solid #3c3c3c" fo:border-right="0.74pt solid #3c3c3c" fo:border-top="0.74pt solid #3c3c3c"/>
      <style:paragraph-properties fo:text-align="center"/>
    </style:style>
    <style:style style:family="table-cell" style:name="ce322" style:display-name="ce322">
      <style:text-properties fo:font-weight="None" fo:font-style="None" fo:font-family="Times New Roman" fo:font-size="8"/>
      <style:table-cell-properties fo:border-top="0.74pt solid #3c3c3c"/>
    </style:style>
    <style:style style:family="table-cell" style:name="ce323" style:display-name="ce323">
      <style:text-properties fo:font-weight="None" fo:font-style="None" fo:font-family="Times New Roman" fo:font-size="7"/>
      <style:table-cell-properties fo:border-right="2.49pt solid #3c3c3c" fo:border-top="0.74pt solid #3c3c3c" fo:border-left="0.74pt solid #3c3c3c" fo:border-bottom="0.74pt solid #3c3c3c" fo:wrap-option="wrap" style:vertical-align="top"/>
      <style:paragraph-properties style:vertical-align="top" fo:text-align="center"/>
    </style:style>
    <style:style style:family="table-cell" style:name="ce324" style:display-name="ce324">
      <style:text-properties fo:font-weight="None" fo:font-style="None" fo:font-family="Times New Roman" fo:font-size="7.5"/>
      <style:table-cell-properties fo:border-left="0.74pt solid #3c3c3c" style:vertical-align="middle" fo:border-right="2.49pt solid #3c3c3c" fo:border-top="0.74pt solid #3c3c3c"/>
      <style:paragraph-properties style:vertical-align="middle" fo:text-align="center"/>
    </style:style>
    <number:number-style style:name="444db66db1aa542285a3b4acc9dabfb9" style:display-name="444db66db1aa542285a3b4acc9dabfb9">
      <number:number number:grouping="false" number:decimal-places="0" number:min-integer-digits="1"/>
    </number:number-style>
    <style:style style:data-style-name="444db66db1aa542285a3b4acc9dabfb9" style:family="table-cell" style:name="ce325" style:display-name="ce325">
      <style:text-properties fo:font-weight="None" fo:font-style="None" fo:font-family="Times New Roman" fo:font-size="7"/>
      <style:table-cell-properties fo:border-left="0.74pt solid #3c3c3c" fo:border-bottom="1.76pt solid #3c3c3c" fo:border-right="2.49pt solid #3c3c3c" fo:border-top="1.76pt solid #3c3c3c"/>
      <style:paragraph-properties fo:text-align="center"/>
    </style:style>
    <style:style style:family="table-cell" style:name="ce327" style:display-name="ce327">
      <style:text-properties fo:font-weight="None" fo:font-style="None" fo:font-family="Times New Roman" fo:font-size="7"/>
      <style:table-cell-properties fo:border-left="1.76pt solid #3c3c3c" fo:border-bottom="0.74pt solid #3c3c3c" fo:border-right="0.74pt solid #3c3c3c" fo:border-top="0.74pt solid #3c3c3c"/>
      <style:paragraph-properties fo:text-align="center"/>
    </style:style>
    <style:style style:family="table-cell" style:name="ce328" style:display-name="ce328">
      <style:text-properties fo:font-weight="None" fo:font-style="None" fo:font-family="Times New Roman" fo:font-size="8"/>
      <style:table-cell-properties fo:border-left="1.76pt solid #3c3c3c" fo:border-bottom="1.76pt solid #3c3c3c" fo:border-right="1.76pt solid #3c3c3c" style:vertical-align="middle" fo:border-top="0.74pt solid #3c3c3c"/>
      <style:paragraph-properties style:vertical-align="middle" fo:text-align="center"/>
    </style:style>
    <number:number-style style:name="598b7b1b7cc0e8c9ef1ab1d3f726bff1" style:display-name="598b7b1b7cc0e8c9ef1ab1d3f726bff1">
      <number:number number:grouping="false" number:decimal-places="0" number:min-integer-digits="1"/>
    </number:number-style>
    <style:style style:family="table-cell" style:name="ce336" style:display-name="ce336">
      <style:text-properties fo:font-weight="None" fo:font-style="None" fo:font-family="Times New Roman" fo:font-size="7"/>
      <style:table-cell-properties fo:border-left="0.74pt solid #3c3c3c" style:vertical-align="middle" fo:border-bottom="0.74pt solid #3c3c3c" fo:border-top="0.74pt solid #3c3c3c"/>
      <style:paragraph-properties style:vertical-align="middle" fo:text-align="center"/>
    </style:style>
    <style:style style:family="table-cell" style:name="ce338" style:display-name="ce338">
      <style:text-properties fo:font-weight="None" fo:font-style="None" fo:font-family="Times New Roman" fo:font-size="8"/>
      <style:table-cell-properties style:vertical-align="middle"/>
      <style:paragraph-properties style:vertical-align="middle" fo:text-align="center"/>
    </style:style>
    <style:style style:family="table-cell" style:name="ce342" style:display-name="ce342">
      <style:text-properties fo:font-weight="None" fo:font-style="None" fo:font-family="Times New Roman" fo:font-size="8"/>
      <style:paragraph-properties fo:text-align="end"/>
    </style:style>
    <style:style style:family="table-cell" style:name="ce343" style:display-name="ce343">
      <style:text-properties fo:font-weight="None" fo:font-style="None" fo:font-family="Times New Roman" fo:font-size="8"/>
      <style:table-cell-properties style:vertical-align="middle"/>
      <style:paragraph-properties style:vertical-align="middle" fo:text-align="end"/>
    </style:style>
    <style:style style:family="table-cell" style:name="ce344" style:display-name="ce344">
      <style:text-properties fo:font-weight="None" fo:font-style="None" fo:font-family="Times New Roman" fo:font-size="8"/>
      <style:paragraph-properties fo:text-align="end"/>
    </style:style>
    <style:style style:family="table-cell" style:name="ce351" style:display-name="ce351">
      <style:text-properties fo:font-weight="None" fo:font-style="None" fo:font-family="Times New Roman" fo:font-size="7"/>
      <style:table-cell-properties fo:border-right="2.49pt solid #3c3c3c" fo:border-top="0.74pt solid #3c3c3c" fo:border-left="0.74pt solid #3c3c3c" fo:border-bottom="0.74pt solid #3c3c3c" fo:wrap-option="wrap" style:vertical-align="middle"/>
      <style:paragraph-properties style:vertical-align="middle" fo:text-align="center"/>
    </style:style>
    <style:style style:family="table-cell" style:name="ce352" style:display-name="ce352">
      <style:text-properties fo:font-weight="None" fo:font-style="None" fo:font-family="Times New Roman" fo:font-size="7.5"/>
      <style:table-cell-properties fo:border-left="0.74pt solid #3c3c3c" fo:border-bottom="0.74pt solid #3c3c3c" fo:border-right="2.49pt solid #3c3c3c" style:vertical-align="middle" fo:border-top="0.74pt solid #3c3c3c"/>
      <style:paragraph-properties style:vertical-align="middle" fo:text-align="center"/>
    </style:style>
    <style:style style:family="table-cell" style:name="ce353" style:display-name="ce353">
      <style:text-properties fo:font-weight="None" fo:font-style="None" fo:font-family="Times New Roman" fo:font-size="7"/>
      <style:table-cell-properties fo:border-bottom="0.74pt solid #3c3c3c" fo:border-right="2.49pt solid #3c3c3c" fo:border-top="0.74pt solid #3c3c3c"/>
      <style:paragraph-properties fo:text-align="center"/>
    </style:style>
    <style:style style:family="table-cell" style:name="ce354" style:display-name="ce354">
      <style:text-properties fo:font-weight="None" fo:font-style="None" fo:font-family="Times New Roman" fo:font-size="7.5"/>
      <style:table-cell-properties fo:border-left="0.74pt solid #3c3c3c" fo:border-bottom="1.76pt solid #3c3c3c" fo:border-right="2.49pt solid #3c3c3c" style:vertical-align="middle" fo:border-top="0.74pt solid #3c3c3c"/>
      <style:paragraph-properties style:vertical-align="middle" fo:text-align="center"/>
    </style:style>
    <number:number-style style:name="ce6632f852d740ad928eb214b99a55c8" style:display-name="ce6632f852d740ad928eb214b99a55c8">
      <number:number number:grouping="false" number:decimal-places="0" number:min-integer-digits="1"/>
    </number:number-style>
    <style:style style:data-style-name="ce6632f852d740ad928eb214b99a55c8" style:family="table-cell" style:name="ce355" style:display-name="ce355">
      <style:text-properties fo:font-weight="None" fo:font-style="None" fo:font-family="Times New Roman" fo:font-size="8"/>
      <style:table-cell-properties fo:border-left="1.76pt solid #3c3c3c" fo:border-bottom="1.76pt solid #3c3c3c" fo:border-right="1.76pt solid #3c3c3c" style:vertical-align="middle" fo:border-top="0.74pt solid #3c3c3c"/>
      <style:paragraph-properties style:vertical-align="middle" fo:text-align="center"/>
    </style:style>
    <number:number-style style:name="6ff49b6edea447a50a66ff133118d1e2" style:display-name="6ff49b6edea447a50a66ff133118d1e2">
      <number:number number:grouping="false" number:decimal-places="0" number:min-integer-digits="1"/>
    </number:number-style>
    <number:number-style style:name="b44c68de9942e5428ca8c0b1c120ec4d" style:display-name="b44c68de9942e5428ca8c0b1c120ec4d">
      <number:number number:grouping="false" number:decimal-places="0" number:min-integer-digits="1"/>
    </number:number-style>
    <style:style style:family="table-column" style:name="daf111d81e0b245689c29f989e8c3ef5" style:display-name="daf111d81e0b245689c29f989e8c3ef5">
      <style:table-column-properties fo:break-before="auto" style:column-width="136.22"/>
    </style:style>
    <style:style style:family="table-column" style:name="5dad8ae7941e4b4ff2c01076f964a6ae" style:display-name="5dad8ae7941e4b4ff2c01076f964a6ae">
      <style:table-column-properties fo:break-before="auto" style:column-width="136.22"/>
    </style:style>
    <style:style style:family="table-row" style:name="43cd6827d3e9a1f5a8907bf026e4b21a" style:display-name="43cd6827d3e9a1f5a8907bf026e4b21a">
      <style:table-row-properties fo:break-before="auto" style:row-height="362.6"/>
    </style:style>
    <style:style style:family="table-row" style:name="60694b1cdcac3afd26353f4314d6637c" style:display-name="60694b1cdcac3afd26353f4314d6637c">
      <style:table-row-properties fo:break-before="auto" style:row-height="362.6"/>
    </style:style>
    <style:style style:family="table-row" style:name="fa23f0bc3b6d1868d92a74a4172c42f2" style:display-name="fa23f0bc3b6d1868d92a74a4172c42f2">
      <style:table-row-properties fo:break-before="auto" style:row-height="362.6"/>
    </style:style>
    <style:style style:family="table-row" style:name="42b11e6fe42679c18b245e710f46e488" style:display-name="42b11e6fe42679c18b245e710f46e488">
      <style:table-row-properties fo:break-before="auto" style:row-height="441.0"/>
    </style:style>
    <style:style style:family="table-row" style:name="866aa5704b37e4ba2368e76e3a79d5ac" style:display-name="866aa5704b37e4ba2368e76e3a79d5ac">
      <style:table-row-properties fo:break-before="auto" style:row-height="466.48"/>
    </style:style>
    <style:style style:family="table-row" style:name="6cded4aeb977421365f014085b77adb1" style:display-name="6cded4aeb977421365f014085b77adb1">
      <style:table-row-properties fo:break-before="auto" style:row-height="492.94"/>
    </style:style>
    <style:style style:family="table-row" style:name="e8ff1dcd30e242850be230193a7c8a24" style:display-name="e8ff1dcd30e242850be230193a7c8a24">
      <style:table-row-properties fo:break-before="auto" style:row-height="466.48"/>
    </style:style>
    <style:style style:family="table-row" style:name="88dbb90b0283771a75ef5143951e4f23" style:display-name="88dbb90b0283771a75ef5143951e4f23">
      <style:table-row-properties fo:break-before="auto" style:row-height="414.54"/>
    </style:style>
    <style:style style:family="table-row" style:name="b3fb2a6fcf10d9eb9059ef4c4569e570" style:display-name="b3fb2a6fcf10d9eb9059ef4c4569e570">
      <style:table-row-properties fo:break-before="auto" style:row-height="259.7"/>
    </style:style>
    <style:style style:family="table-row" style:name="b66c4fbb6eacba91f801a4928f668438" style:display-name="b66c4fbb6eacba91f801a4928f668438">
      <style:table-row-properties fo:break-before="auto" style:row-height="389.06"/>
    </style:style>
    <style:style style:family="table-row" style:name="5a8156d9348cb482e89de8a0e668e5c6" style:display-name="5a8156d9348cb482e89de8a0e668e5c6">
      <style:table-row-properties fo:break-before="auto" style:row-height="259.7"/>
    </style:style>
    <style:style style:family="table-row" style:name="78e4b9067cab042805ad415f9eea138a" style:display-name="78e4b9067cab042805ad415f9eea138a">
      <style:table-row-properties fo:break-before="auto" style:row-height="726.18"/>
    </style:style>
    <style:style style:family="table-row" style:name="21be03b2042c0de75da0ce78cd88decc" style:display-name="21be03b2042c0de75da0ce78cd88decc">
      <style:table-row-properties fo:break-before="auto" style:row-height="259.7"/>
    </style:style>
    <style:style style:family="table-row" style:name="4448ac8b9201650e1cc71e2897749c5c" style:display-name="4448ac8b9201650e1cc71e2897749c5c">
      <style:table-row-properties fo:break-before="auto" style:row-height="518.42"/>
    </style:style>
    <style:style style:family="table-row" style:name="256b5e2d5139512c13d4c7bad3450fa9" style:display-name="256b5e2d5139512c13d4c7bad3450fa9">
      <style:table-row-properties fo:break-before="auto" style:row-height="1892.38"/>
    </style:style>
    <style:style style:family="table-row" style:name="89c0f2a3b03b53967061520767620e23" style:display-name="89c0f2a3b03b53967061520767620e23">
      <style:table-row-properties fo:break-before="auto" style:row-height="466.48"/>
    </style:style>
    <style:style style:family="table-row" style:name="700070913ebffa5ae3591f264f811b5e" style:display-name="700070913ebffa5ae3591f264f811b5e">
      <style:table-row-properties fo:break-before="auto" style:row-height="414.54"/>
    </style:style>
    <style:style style:family="table-row" style:name="4e18b8d51b71f60e22d9362b0470b347" style:display-name="4e18b8d51b71f60e22d9362b0470b347">
      <style:table-row-properties fo:break-before="auto" style:row-height="414.54"/>
    </style:style>
    <style:style style:family="table-row" style:name="c39b52c9a49f69598e9b0584685d2c80" style:display-name="c39b52c9a49f69598e9b0584685d2c80">
      <style:table-row-properties fo:break-before="auto" style:row-height="414.54"/>
    </style:style>
    <style:style style:family="table-row" style:name="1a37dbd2a330b0cc1e6b500541747fde" style:display-name="1a37dbd2a330b0cc1e6b500541747fde">
      <style:table-row-properties fo:break-before="auto" style:row-height="414.54"/>
    </style:style>
    <style:style style:family="table-row" style:name="ad59374a050e48a8ef687262216667ab" style:display-name="ad59374a050e48a8ef687262216667ab">
      <style:table-row-properties fo:break-before="auto" style:row-height="414.54"/>
    </style:style>
    <style:style style:family="table-row" style:name="9da9dd85e87a08c0273b85e52d2ed44c" style:display-name="9da9dd85e87a08c0273b85e52d2ed44c">
      <style:table-row-properties fo:break-before="auto" style:row-height="414.54"/>
    </style:style>
    <style:style style:family="table-row" style:name="02695525d4bcb0099ae44adf8c9d4b93" style:display-name="02695525d4bcb0099ae44adf8c9d4b93">
      <style:table-row-properties fo:break-before="auto" style:row-height="414.54"/>
    </style:style>
    <style:style style:family="table-row" style:name="e7446014926caa72cbe1b1bae51a9d39" style:display-name="e7446014926caa72cbe1b1bae51a9d39">
      <style:table-row-properties fo:break-before="auto" style:row-height="414.54"/>
    </style:style>
    <style:style style:family="table-row" style:name="808e41c9c01a5550c8445cfb41e9ce70" style:display-name="808e41c9c01a5550c8445cfb41e9ce70">
      <style:table-row-properties fo:break-before="auto" style:row-height="487.06"/>
    </style:style>
    <style:style style:family="table-row" style:name="2ffef26b0308f968bec33f2826584fa7" style:display-name="2ffef26b0308f968bec33f2826584fa7">
      <style:table-row-properties fo:break-before="auto" style:row-height="414.54"/>
    </style:style>
    <style:style style:family="table-row" style:name="195d3d5ef016df23fb113192ecff154e" style:display-name="195d3d5ef016df23fb113192ecff154e">
      <style:table-row-properties fo:break-before="auto" style:row-height="259.7"/>
    </style:style>
    <style:style style:family="table-row" style:name="6aaf65dedd635dbb84906edb91a028a9" style:display-name="6aaf65dedd635dbb84906edb91a028a9">
      <style:table-row-properties fo:break-before="auto" style:row-height="362.6"/>
    </style:style>
    <style:style style:family="table-row" style:name="c2d233782b911548af1b8946e7a7651b" style:display-name="c2d233782b911548af1b8946e7a7651b">
      <style:table-row-properties fo:break-before="auto" style:row-height="259.7"/>
    </style:style>
    <style:style style:family="table-row" style:name="6817ec1fc867103346c779e551e60426" style:display-name="6817ec1fc867103346c779e551e60426">
      <style:table-row-properties fo:break-before="auto" style:row-height="384.16"/>
    </style:style>
    <style:style style:family="table-row" style:name="447e8fa61a79b0015ff1ed94ad9d87b0" style:display-name="447e8fa61a79b0015ff1ed94ad9d87b0">
      <style:table-row-properties fo:break-before="auto" style:row-height="518.42"/>
    </style:style>
    <style:style style:family="table-row" style:name="d25daed4ad78b6acd38cafbe3f583ea6" style:display-name="d25daed4ad78b6acd38cafbe3f583ea6">
      <style:table-row-properties fo:break-before="auto" style:row-height="362.6"/>
    </style:style>
    <style:style style:family="table-row" style:name="377280972ddca9a76d9d2e365d8aa201" style:display-name="377280972ddca9a76d9d2e365d8aa201">
      <style:table-row-properties fo:break-before="auto" style:row-height="280.28"/>
    </style:style>
    <style:style style:family="table-row" style:name="a41256fb7a9c3240470e616557f82505" style:display-name="a41256fb7a9c3240470e616557f82505">
      <style:table-row-properties fo:break-before="auto" style:row-height="285.18"/>
    </style:style>
    <style:style style:family="table-row" style:name="4042412a80dd2610ea35e077ef1ff468" style:display-name="4042412a80dd2610ea35e077ef1ff468">
      <style:table-row-properties fo:break-before="auto" style:row-height="414.54"/>
    </style:style>
    <style:style style:family="table-row" style:name="5afb72406ad5ba7e5e85d3f833a87771" style:display-name="5afb72406ad5ba7e5e85d3f833a87771">
      <style:table-row-properties fo:break-before="auto" style:row-height="259.7"/>
    </style:style>
    <style:style style:family="table-row" style:name="964636a4970abdbc59d9265665f45eac" style:display-name="964636a4970abdbc59d9265665f45eac">
      <style:table-row-properties fo:break-before="auto" style:row-height="259.7"/>
    </style:style>
    <style:style style:family="table-row" style:name="d268fe8f26223833959baa8d5bdb0df3" style:display-name="d268fe8f26223833959baa8d5bdb0df3">
      <style:table-row-properties fo:break-before="auto" style:row-height="285.18"/>
    </style:style>
    <style:style style:family="table-row" style:name="e6a5fc0795fa6131fee13bbd77a8705e" style:display-name="e6a5fc0795fa6131fee13bbd77a8705e">
      <style:table-row-properties fo:break-before="auto" style:row-height="362.6"/>
    </style:style>
    <style:style style:family="table-row" style:name="8997b979bba032ffbc773886e4754973" style:display-name="8997b979bba032ffbc773886e4754973">
      <style:table-row-properties fo:break-before="auto" style:row-height="280.28"/>
    </style:style>
    <style:style style:family="table-row" style:name="d35eb7b3e8017eddf3419f5cf9f283ed" style:display-name="d35eb7b3e8017eddf3419f5cf9f283ed">
      <style:table-row-properties fo:break-before="auto" style:row-height="207.76"/>
    </style:style>
    <style:style style:family="table-row" style:name="62f7880bd46f5340a876d24688d08831" style:display-name="62f7880bd46f5340a876d24688d08831">
      <style:table-row-properties fo:break-before="auto" style:row-height="395.92"/>
    </style:style>
    <style:style style:family="table-row" style:name="d470a4777ce4cbe5f126f8e6a72d3a72" style:display-name="d470a4777ce4cbe5f126f8e6a72d3a72">
      <style:table-row-properties fo:break-before="auto" style:row-height="280.28"/>
    </style:style>
    <style:style style:family="table-row" style:name="c9ea1a2577ca948e97d22b2e523f2ff8" style:display-name="c9ea1a2577ca948e97d22b2e523f2ff8">
      <style:table-row-properties fo:break-before="auto" style:row-height="414.54"/>
    </style:style>
    <style:style style:family="table-row" style:name="263d86a25addc62c1e01dc41657a69c2" style:display-name="263d86a25addc62c1e01dc41657a69c2">
      <style:table-row-properties fo:break-before="auto" style:row-height="259.7"/>
    </style:style>
    <style:style style:family="table-row" style:name="781abb4f6f42b1f238953e71b3b1638d" style:display-name="781abb4f6f42b1f238953e71b3b1638d">
      <style:table-row-properties fo:break-before="auto" style:row-height="389.06"/>
    </style:style>
    <style:style style:family="table-row" style:name="1b2fbfc1acb40d8477dce2b66a5cc925" style:display-name="1b2fbfc1acb40d8477dce2b66a5cc925">
      <style:table-row-properties fo:break-before="auto" style:row-height="441.0"/>
    </style:style>
    <style:style style:family="table-row" style:name="4f0009622c04dc832a5dc22b7c2a6085" style:display-name="4f0009622c04dc832a5dc22b7c2a6085">
      <style:table-row-properties fo:break-before="auto" style:row-height="441.0"/>
    </style:style>
    <style:style style:family="table-column" style:name="e827ce6d94f039ed1b86034704c7137e" style:display-name="e827ce6d94f039ed1b86034704c7137e">
      <style:table-column-properties fo:break-before="auto" style:column-width="136.22"/>
    </style:style>
    <style:style style:family="table-column" style:name="9071eef557b9832beafc10116b800b9f" style:display-name="9071eef557b9832beafc10116b800b9f">
      <style:table-column-properties fo:break-before="auto" style:column-width="136.22"/>
    </style:style>
    <style:style style:family="table-row" style:name="a6b2ab8bc3bcf4eff7065ae387e70245" style:display-name="a6b2ab8bc3bcf4eff7065ae387e70245">
      <style:table-row-properties fo:break-before="auto" style:row-height="103.88"/>
    </style:style>
    <style:style style:family="table-row" style:name="997a01cfe576eb556f94b210c0af076c" style:display-name="997a01cfe576eb556f94b210c0af076c">
      <style:table-row-properties fo:break-before="auto" style:row-height="384.16"/>
    </style:style>
    <style:style style:family="table-row" style:name="381fc9a9db60d0c26d802fe6474948d8" style:display-name="381fc9a9db60d0c26d802fe6474948d8">
      <style:table-row-properties fo:break-before="auto" style:row-height="337.12"/>
    </style:style>
    <style:style style:family="table-row" style:name="29c5bcb69cb1128176aae1da9801d864" style:display-name="29c5bcb69cb1128176aae1da9801d864">
      <style:table-row-properties fo:break-before="auto" style:row-height="337.12"/>
    </style:style>
    <style:style style:family="table-row" style:name="26923a9976387bcce44a9254b207d7e7" style:display-name="26923a9976387bcce44a9254b207d7e7">
      <style:table-row-properties fo:break-before="auto" style:row-height="699.72"/>
    </style:style>
    <style:style style:family="table-row" style:name="7f5914dddcddf1ff3fae0a56e7609691" style:display-name="7f5914dddcddf1ff3fae0a56e7609691">
      <style:table-row-properties fo:break-before="auto" style:row-height="240.1"/>
    </style:style>
    <style:style style:family="table-row" style:name="5c9244fd4e12df0dadc22e34439aed60" style:display-name="5c9244fd4e12df0dadc22e34439aed60">
      <style:table-row-properties fo:break-before="auto" style:row-height="337.12"/>
    </style:style>
    <style:style style:family="table-row" style:name="67895cc7eb5f7c9cb089ae0f9ab4c410" style:display-name="67895cc7eb5f7c9cb089ae0f9ab4c410">
      <style:table-row-properties fo:break-before="auto" style:row-height="228.34"/>
    </style:style>
    <style:style style:family="table-row" style:name="46a406ac6954f65d80f420f3bbdb5e12" style:display-name="46a406ac6954f65d80f420f3bbdb5e12">
      <style:table-row-properties fo:break-before="auto" style:row-height="337.12"/>
    </style:style>
    <style:style style:family="table-row" style:name="803afc67eef98f9ad1bd7d5b5224b01c" style:display-name="803afc67eef98f9ad1bd7d5b5224b01c">
      <style:table-row-properties fo:break-before="auto" style:row-height="240.1"/>
    </style:style>
    <style:style style:family="table-row" style:name="c4f9f25f9d2c2d14a8f6c84589ae1b57" style:display-name="c4f9f25f9d2c2d14a8f6c84589ae1b57">
      <style:table-row-properties fo:break-before="auto" style:row-height="337.12"/>
    </style:style>
    <style:style style:family="table-row" style:name="d4bb6f85e670d3574a99adef3c1964b6" style:display-name="d4bb6f85e670d3574a99adef3c1964b6">
      <style:table-row-properties fo:break-before="auto" style:row-height="228.34"/>
    </style:style>
    <style:style style:family="table-row" style:name="2ee9f52fd56757fbf7e35c75134aedbd" style:display-name="2ee9f52fd56757fbf7e35c75134aedbd">
      <style:table-row-properties fo:break-before="auto" style:row-height="343.98"/>
    </style:style>
    <style:style style:family="table-row" style:name="8363c5f0ef215d96fbe6d4f46558c3f5" style:display-name="8363c5f0ef215d96fbe6d4f46558c3f5">
      <style:table-row-properties fo:break-before="auto" style:row-height="233.24"/>
    </style:style>
    <style:style style:family="table-row" style:name="5124cd6462c6d1b07bdb8a7386ad2557" style:display-name="5124cd6462c6d1b07bdb8a7386ad2557">
      <style:table-row-properties fo:break-before="auto" style:row-height="343.98"/>
    </style:style>
    <style:style style:family="table-row" style:name="dbb5e459743da342880064c61817a57d" style:display-name="dbb5e459743da342880064c61817a57d">
      <style:table-row-properties fo:break-before="auto" style:row-height="337.12"/>
    </style:style>
    <style:style style:family="table-row" style:name="70ebfd43384457385274636bbec88e92" style:display-name="70ebfd43384457385274636bbec88e92">
      <style:table-row-properties fo:break-before="auto" style:row-height="228.34"/>
    </style:style>
    <style:style style:family="table-row" style:name="b27cce94589062d0a5389d0133efc233" style:display-name="b27cce94589062d0a5389d0133efc233">
      <style:table-row-properties fo:break-before="auto" style:row-height="337.12"/>
    </style:style>
    <style:style style:family="table-row" style:name="cdf67aa4a6b07b69df517a9975923e99" style:display-name="cdf67aa4a6b07b69df517a9975923e99">
      <style:table-row-properties fo:break-before="auto" style:row-height="228.34"/>
    </style:style>
    <style:style style:family="table-row" style:name="ade72f87939afe963928c3e40646c8d0" style:display-name="ade72f87939afe963928c3e40646c8d0">
      <style:table-row-properties fo:break-before="auto" style:row-height="337.12"/>
    </style:style>
    <style:style style:family="table-row" style:name="06acfc0f8cf5d53ec3b8e4ae41d7b059" style:display-name="06acfc0f8cf5d53ec3b8e4ae41d7b059">
      <style:table-row-properties fo:break-before="auto" style:row-height="207.76"/>
    </style:style>
    <style:style style:family="table-row" style:name="69445e96e626c22b96fcf5e5224e90ec" style:display-name="69445e96e626c22b96fcf5e5224e90ec">
      <style:table-row-properties fo:break-before="auto" style:row-height="207.76"/>
    </style:style>
    <style:style style:family="table-row" style:name="fef0984373a631b6a6a92ff20440e231" style:display-name="fef0984373a631b6a6a92ff20440e231">
      <style:table-row-properties fo:break-before="auto" style:row-height="181.3"/>
    </style:style>
    <style:style style:family="table-row" style:name="5e5c67b068501f048cfd3f77f5a64b40" style:display-name="5e5c67b068501f048cfd3f77f5a64b40">
      <style:table-row-properties fo:break-before="auto" style:row-height="647.78"/>
    </style:style>
    <style:style style:family="table-row" style:name="56b8133b8c0993a65c6853a9ab6507de" style:display-name="56b8133b8c0993a65c6853a9ab6507de">
      <style:table-row-properties fo:break-before="auto" style:row-height="337.12"/>
    </style:style>
    <style:style style:family="table-row" style:name="aa776d023d2e1529737c492d067f3e69" style:display-name="aa776d023d2e1529737c492d067f3e69">
      <style:table-row-properties fo:break-before="auto" style:row-height="332.22"/>
    </style:style>
    <style:style style:family="table-row" style:name="348d2e321793ba847e80573ee82e302b" style:display-name="348d2e321793ba847e80573ee82e302b">
      <style:table-row-properties fo:break-before="auto" style:row-height="332.22"/>
    </style:style>
    <style:style style:family="table-row" style:name="dbd568a9be29fc707131f0412e51c309" style:display-name="dbd568a9be29fc707131f0412e51c309">
      <style:table-row-properties fo:break-before="auto" style:row-height="332.22"/>
    </style:style>
    <style:style style:family="table-row" style:name="6a23d7f64bd26893e1aa1064e75ecbab" style:display-name="6a23d7f64bd26893e1aa1064e75ecbab">
      <style:table-row-properties fo:break-before="auto" style:row-height="343.98"/>
    </style:style>
    <style:style style:family="table-row" style:name="d171bcec6d56d1500696d686d573e1a7" style:display-name="d171bcec6d56d1500696d686d573e1a7">
      <style:table-row-properties fo:break-before="auto" style:row-height="343.98"/>
    </style:style>
    <style:style style:family="table-row" style:name="fcdecfbfb85eba3db8af6f423b45aae5" style:display-name="fcdecfbfb85eba3db8af6f423b45aae5">
      <style:table-row-properties fo:break-before="auto" style:row-height="343.98"/>
    </style:style>
    <style:style style:family="table-row" style:name="54bc0d41bba9d69701410c67c4838e72" style:display-name="54bc0d41bba9d69701410c67c4838e72">
      <style:table-row-properties fo:break-before="auto" style:row-height="207.76"/>
    </style:style>
    <style:style style:family="table-row" style:name="fb008fd0f6fc1016615fbc3374e13e45" style:display-name="fb008fd0f6fc1016615fbc3374e13e45">
      <style:table-row-properties fo:break-before="auto" style:row-height="343.98"/>
    </style:style>
    <style:style style:family="table-row" style:name="680461ee122e354e68987d83f2880991" style:display-name="680461ee122e354e68987d83f2880991">
      <style:table-row-properties fo:break-before="auto" style:row-height="207.76"/>
    </style:style>
    <style:style style:family="table-row" style:name="0e460807a47f62e934f42b35de6d28cb" style:display-name="0e460807a47f62e934f42b35de6d28cb">
      <style:table-row-properties fo:break-before="auto" style:row-height="103.88"/>
    </style:style>
    <style:style style:family="table-row" style:name="de50fbabd5468af2ae775e429f584b45" style:display-name="de50fbabd5468af2ae775e429f584b45">
      <style:table-row-properties fo:break-before="auto" style:row-height="176.4"/>
    </style:style>
    <style:style style:family="table-row" style:name="ee2609378ca498c9b3ed48e2280eba43" style:display-name="ee2609378ca498c9b3ed48e2280eba43">
      <style:table-row-properties fo:break-before="auto" style:row-height="155.82"/>
    </style:style>
    <style:style style:family="table-row" style:name="535ca9e4a3b9b9f979267d4a21e9d6c8" style:display-name="535ca9e4a3b9b9f979267d4a21e9d6c8">
      <style:table-row-properties fo:break-before="auto" style:row-height="332.22"/>
    </style:style>
    <style:style style:family="table-row" style:name="6ba3c2529b00eb83c62d1018fe00dc6d" style:display-name="6ba3c2529b00eb83c62d1018fe00dc6d">
      <style:table-row-properties fo:break-before="auto" style:row-height="188.16"/>
    </style:style>
    <style:style style:family="table-row" style:name="6a943a3b5ef2e8efc77b0a506676179e" style:display-name="6a943a3b5ef2e8efc77b0a506676179e">
      <style:table-row-properties fo:break-before="auto" style:row-height="103.88"/>
    </style:style>
    <style:style style:family="table-row" style:name="b2e95d8d5526561d98d5fd92b5e6ab72" style:display-name="b2e95d8d5526561d98d5fd92b5e6ab72">
      <style:table-row-properties fo:break-before="auto" style:row-height="103.88"/>
    </style:style>
    <style:style style:family="table-row" style:name="f1fb5e41b162688b26ff15e0c2322693" style:display-name="f1fb5e41b162688b26ff15e0c2322693">
      <style:table-row-properties fo:break-before="auto" style:row-height="343.98"/>
    </style:style>
    <style:style style:family="table-row" style:name="da9d0ce5b0f0effe7caa1738f0b00cc1" style:display-name="da9d0ce5b0f0effe7caa1738f0b00cc1">
      <style:table-row-properties fo:break-before="auto" style:row-height="647.78"/>
    </style:style>
    <style:style style:family="table-row" style:name="151bf5b426a1b2c0e15f435bf6c1371b" style:display-name="151bf5b426a1b2c0e15f435bf6c1371b">
      <style:table-row-properties fo:break-before="auto" style:row-height="647.78"/>
    </style:style>
    <style:style style:family="table-row" style:name="99b50869e77ea3dcc238e5c93b5c3635" style:display-name="99b50869e77ea3dcc238e5c93b5c3635">
      <style:table-row-properties fo:break-before="auto" style:row-height="332.22"/>
    </style:style>
    <style:style style:family="table-row" style:name="7324637fdc6f59ad1cb20fab5a1fa716" style:display-name="7324637fdc6f59ad1cb20fab5a1fa716">
      <style:table-row-properties fo:break-before="auto" style:row-height="332.22"/>
    </style:style>
    <style:style style:family="table-row" style:name="b0194afed6a443135e7a841976da562f" style:display-name="b0194afed6a443135e7a841976da562f">
      <style:table-row-properties fo:break-before="auto" style:row-height="332.22"/>
    </style:style>
    <style:style style:family="table-row" style:name="3d57650082eee2c024b832e0ec30b605" style:display-name="3d57650082eee2c024b832e0ec30b605">
      <style:table-row-properties fo:break-before="auto" style:row-height="103.88"/>
    </style:style>
    <style:style style:family="table-row" style:name="48a2c72b1870158a28dc41f1feab98ca" style:display-name="48a2c72b1870158a28dc41f1feab98ca">
      <style:table-row-properties fo:break-before="auto" style:row-height="343.98"/>
    </style:style>
    <style:style style:family="table-row" style:name="9d46d08672cfbe504792782f3e4b02ed" style:display-name="9d46d08672cfbe504792782f3e4b02ed">
      <style:table-row-properties fo:break-before="auto" style:row-height="343.98"/>
    </style:style>
    <style:style style:family="table-row" style:name="f2ca0e64e23c406d4c7d381b794c0aa9" style:display-name="f2ca0e64e23c406d4c7d381b794c0aa9">
      <style:table-row-properties fo:break-before="auto" style:row-height="487.06"/>
    </style:style>
    <style:style style:family="table-row" style:name="e6e9cc561bb21ddb54d86fcb83bfd550" style:display-name="e6e9cc561bb21ddb54d86fcb83bfd550">
      <style:table-row-properties fo:break-before="auto" style:row-height="487.06"/>
    </style:style>
    <style:style style:family="table-row" style:name="dacce6545576ff8959929e0469758e02" style:display-name="dacce6545576ff8959929e0469758e02">
      <style:table-row-properties fo:break-before="auto" style:row-height="332.22"/>
    </style:style>
    <style:style style:family="table-row" style:name="21c3e925b7a36ddfa30684f7c5a389ab" style:display-name="21c3e925b7a36ddfa30684f7c5a389ab">
      <style:table-row-properties fo:break-before="auto" style:row-height="332.22"/>
    </style:style>
    <style:style style:family="table-row" style:name="cd14a5024e0bc4aa625bf654243efc72" style:display-name="cd14a5024e0bc4aa625bf654243efc72">
      <style:table-row-properties fo:break-before="auto" style:row-height="77.42"/>
    </style:style>
    <style:style style:family="table-row" style:name="f4fc6626a6afbf5935dbeaeedc46a165" style:display-name="f4fc6626a6afbf5935dbeaeedc46a165">
      <style:table-row-properties fo:break-before="auto" style:row-height="647.78"/>
    </style:style>
    <style:style style:family="table-row" style:name="ae9cdbb5513c5259819bcf09e8703600" style:display-name="ae9cdbb5513c5259819bcf09e8703600">
      <style:table-row-properties fo:break-before="auto" style:row-height="343.98"/>
    </style:style>
    <style:style style:family="table-row" style:name="dc423e3e55bd38fae279a11109b75ef8" style:display-name="dc423e3e55bd38fae279a11109b75ef8">
      <style:table-row-properties fo:break-before="auto" style:row-height="362.6"/>
    </style:style>
    <style:style style:family="table-row" style:name="6a9ae1086c09a2d13bfcc64d8e7b07ab" style:display-name="6a9ae1086c09a2d13bfcc64d8e7b07ab">
      <style:table-row-properties fo:break-before="auto" style:row-height="332.22"/>
    </style:style>
    <style:style style:family="table-row" style:name="9bf9d57265a45543000b80667ab04a15" style:display-name="9bf9d57265a45543000b80667ab04a15">
      <style:table-row-properties fo:break-before="auto" style:row-height="332.22"/>
    </style:style>
    <style:style style:family="table-row" style:name="05ffc71c65f5a1a328e705c04c9f363b" style:display-name="05ffc71c65f5a1a328e705c04c9f363b">
      <style:table-row-properties fo:break-before="auto" style:row-height="332.22"/>
    </style:style>
    <style:style style:family="table-row" style:name="cb9ec7e54a81664cbbbf9789ce9f1ea5" style:display-name="cb9ec7e54a81664cbbbf9789ce9f1ea5">
      <style:table-row-properties fo:break-before="auto" style:row-height="441.0"/>
    </style:style>
    <style:style style:family="table-row" style:name="a72d43ba40c3a3ab84ce86217d70c633" style:display-name="a72d43ba40c3a3ab84ce86217d70c633">
      <style:table-row-properties fo:break-before="auto" style:row-height="441.0"/>
    </style:style>
  </office:automatic-styles>
  <office:body>
    <office:spreadsheet>
      <table:table table:name="стр1">
        <table:table-column table:style-name="daf111d81e0b245689c29f989e8c3ef5" table:number-columns-repeated="257" table:default-cell-style-name="ce12"/>
        <table:table-column table:style-name="5dad8ae7941e4b4ff2c01076f964a6ae" table:number-columns-repeated="767" table:default-cell-style-name="None"/>
        <table:table-row table:style-name="43cd6827d3e9a1f5a8907bf026e4b21a">
          <table:table-cell table:style-name="ce1" office:value="None" office:value-type="string"/>
          <table:covered-table-cell table:style-name="ce1" table:number-columns-repeated="136"/>
          <table:table-cell table:style-name="ce10" office:value="None" office:value-type="string">
            <text:p><text:span text:style-name="ce10">Типовая межотраслевая форма № 1-Т</text:span></text:p>
          </table:table-cell>
          <table:table-cell table:style-name="ce1" office:value="None" office:value-type="string"/>
        </table:table-row>
        <table:table-row table:style-name="60694b1cdcac3afd26353f4314d6637c">
          <table:table-cell table:style-name="ce1" office:value="None" office:value-type="string"/>
          <table:covered-table-cell table:style-name="ce1" table:number-columns-repeated="136"/>
          <table:table-cell table:style-name="ce10" office:value="None" office:value-type="string">
            <text:p><text:span text:style-name="ce10">Утверждена постановлением Госкомстата России</text:span></text:p>
          </table:table-cell>
          <table:table-cell table:style-name="ce1" office:value="None" office:value-type="string"/>
        </table:table-row>
        <table:table-row table:style-name="fa23f0bc3b6d1868d92a74a4172c42f2">
          <table:table-cell table:style-name="ce1" office:value="None" office:value-type="string"/>
          <table:covered-table-cell table:style-name="ce1" table:number-columns-repeated="136"/>
          <table:table-cell table:style-name="ce10" office:value="None" office:value-type="string">
            <text:p><text:span text:style-name="ce10">от 28.11.97 №78</text:span></text:p>
          </table:table-cell>
          <table:table-cell table:style-name="ce1" office:value="None" office:value-type="string"/>
        </table:table-row>
        <table:table-row table:style-name="42b11e6fe42679c18b245e710f46e488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8" office:value="None" office:value-type="string"/>
          <table:table-cell table:style-name="ce1" office:value="None" office:value-type="string"/>
          <table:covered-table-cell table:style-name="ce1" table:number-columns-repeated="163"/>
          <table:table-cell table:style-name="ce148" table:number-columns-spanned="19" office:value="None" office:value-type="string">
            <text:p><text:span text:style-name="ce148">Код</text:span></text:p>
          </table:table-cell>
          <table:covered-table-cell table:style-name="ce1" table:number-columns-repeated="18"/>
          <table:table-cell table:style-name="ce1" office:value="None" office:value-type="string"/>
        </table:table-row>
        <table:table-row table:style-name="866aa5704b37e4ba2368e76e3a79d5ac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9" office:value="None" office:value-type="string"/>
          <table:table-cell table:style-name="ce1" office:value="None" office:value-type="string"/>
          <table:covered-table-cell table:style-name="ce1" table:number-columns-repeated="143"/>
          <table:table-cell table:style-name="ce9" office:value="None" office:value-type="string">
            <text:p><text:span text:style-name="ce9">Форма по ОКУД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49" table:number-columns-spanned="19" office:value="None" office:value-type="string">
            <text:p><text:span text:style-name="ce149">0345009</text:span></text:p>
          </table:table-cell>
          <table:covered-table-cell table:style-name="ce1" table:number-columns-repeated="18"/>
          <table:table-cell table:style-name="ce1" office:value="None" office:value-type="string"/>
        </table:table-row>
        <table:table-row table:style-name="6cded4aeb977421365f014085b77adb1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55" office:value="None" office:value-type="string">
            <text:p><text:span text:style-name="ce55">ТОВАРНО-ТРАНСПОРТНАЯ НАКЛАДНАЯ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85" table:number-columns-spanned="42" office:value="None" office:value-type="string">
            <text:p><text:span text:style-name="ce85">ХК</text:span></text:p>
          </table:table-cell>
          <table:covered-table-cell table:style-name="ce1" table:number-columns-repeated="41"/>
          <table:table-cell table:style-name="ce1" office:value="None" office:value-type="string"/>
          <table:table-cell table:style-name="ce1" office:value="None" office:value-type="string">
            <text:p><text:span text:style-name="ce1">№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50" table:number-columns-spanned="19" office:value="None" office:value-type="string">
            <text:p><text:span text:style-name="ce150">249</text:span></text:p>
          </table:table-cell>
          <table:covered-table-cell table:style-name="ce1" table:number-columns-repeated="18"/>
          <table:table-cell table:style-name="ce1" office:value="None" office:value-type="string"/>
        </table:table-row>
        <table:table-row table:style-name="e8ff1dcd30e242850be230193a7c8a24">
          <table:table-cell table:style-name="ce1" office:value="None" office:value-type="string"/>
          <table:covered-table-cell table:style-name="ce1" table:number-columns-repeated="127"/>
          <table:table-cell table:style-name="ce97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01" table:number-columns-spanned="8" office:value="None" office:value-type="string">
            <text:p><text:span text:style-name="ce101">(серия)</text:span></text:p>
          </table:table-cell>
          <table:covered-table-cell table:style-name="ce1" table:number-columns-repeated="7"/>
          <table:table-cell table:style-name="ce1" office:value="None" office:value-type="string"/>
          <table:table-cell table:style-name="ce1" office:value="None" office:value-type="string"/>
          <table:table-cell table:style-name="ce124" office:value="None" office:value-type="string">
            <text:p><text:span text:style-name="ce124">Дата составления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51" table:number-columns-spanned="6" office:value="None" office:value-type="string">
            <text:p><text:span text:style-name="ce151">18</text:span></text:p>
          </table:table-cell>
          <table:covered-table-cell table:style-name="ce1" table:number-columns-repeated="5"/>
          <table:table-cell table:style-name="ce170" table:number-columns-spanned="7" office:value="None" office:value-type="string">
            <text:p><text:span text:style-name="ce170">05</text:span></text:p>
          </table:table-cell>
          <table:covered-table-cell table:style-name="ce151" table:number-columns-repeated="6"/>
          <table:table-cell table:style-name="ce171" table:number-columns-spanned="6" office:value="None" office:value-type="string">
            <text:p><text:span text:style-name="ce171">2009</text:span></text:p>
          </table:table-cell>
          <table:covered-table-cell table:style-name="ce170" table:number-columns-repeated="5"/>
          <table:table-cell table:style-name="ce1" office:value="None" office:value-type="string"/>
        </table:table-row>
        <table:table-row table:style-name="88dbb90b0283771a75ef5143951e4f23">
          <table:table-cell table:style-name="ce1" office:value="None" office:value-type="string">
            <text:p><text:span text:style-name="ce1">Грузоотправитель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36" table:number-columns-spanned="135" office:value="None" office:value-type="string">
            <text:p><text:span text:style-name="ce36">Общество с ограниченной ответственностью Хан-Куль 655004,РОССИЯ,Хакасия респ.г.Абакан,ул.Советская,207 28-52-87</text:span></text:p>
          </table:table-cell>
          <table:covered-table-cell table:style-name="ce1" table:number-columns-repeated="134"/>
          <table:table-cell table:style-name="ce126" table:number-columns-spanned="12" office:value="None" office:value-type="string">
            <text:p><text:span text:style-name="ce126">по ОКПО</text:span></text:p>
          </table:table-cell>
          <table:covered-table-cell table:style-name="ce36" table:number-columns-repeated="11"/>
          <table:table-cell table:style-name="ce150" table:number-columns-spanned="19" office:value="None" office:value-type="string">
            <text:p><text:span text:style-name="ce150">71517600</text:span></text:p>
          </table:table-cell>
          <table:covered-table-cell table:style-name="ce126" table:number-columns-repeated="18"/>
          <table:table-cell table:style-name="ce1" office:value="None" office:value-type="string"/>
        </table:table-row>
        <table:table-row table:style-name="b3fb2a6fcf10d9eb9059ef4c4569e570">
          <table:table-cell table:number-rows-spanned="2" table:style-name="ce2" table:number-columns-spanned="20" office:value="None" office:value-type="string">
            <text:p><text:span text:style-name="ce2">Грузополучатель</text:span></text:p>
          </table:table-cell>
          <table:covered-table-cell table:number-columns-repeated="19"/>
          <table:table-cell table:style-name="ce1" office:value="None" office:value-type="string"/>
          <table:table-cell table:style-name="ce29" table:number-columns-spanned="135" office:value="None" office:value-type="string">
            <text:p><text:span text:style-name="ce29">(полное наименование организации, адрес, номер телефона)</text:span></text:p>
          </table:table-cell>
          <table:covered-table-cell table:style-name="ce1" table:number-columns-repeated="134"/>
          <table:table-cell table:number-rows-spanned="2" table:style-name="ce126" table:number-columns-spanned="12" office:value="None" office:value-type="string">
            <text:p><text:span text:style-name="ce126">по ОКПО</text:span></text:p>
          </table:table-cell>
          <table:covered-table-cell table:style-name="ce29" table:number-columns-repeated="11"/>
          <table:table-cell table:number-rows-spanned="2" table:style-name="ce150" table:number-columns-spanned="19" office:value="None" office:value-type="string">
            <text:p><text:span text:style-name="ce150">05229807</text:span></text:p>
          </table:table-cell>
          <table:covered-table-cell table:style-name="ce126" table:number-columns-repeated="18"/>
          <table:table-cell table:style-name="ce1" office:value="None" office:value-type="string"/>
        </table:table-row>
        <table:table-row table:style-name="b66c4fbb6eacba91f801a4928f668438">
          <table:covered-table-cell table:number-columns-repeated="20"/>
          <table:table-cell table:style-name="ce1" office:value="None" office:value-type="string"/>
          <table:table-cell table:style-name="ce37" table:number-columns-spanned="135" office:value="None" office:value-type="string">
            <text:p><text:span text:style-name="ce37">Открытое Акционерное Общество "АЯН" 655004 г.Абакан, ул. Советская 207 28-52-87</text:span></text:p>
          </table:table-cell>
          <table:covered-table-cell table:style-name="ce1" table:number-columns-repeated="134"/>
          <table:covered-table-cell table:style-name="ce37" table:number-columns-repeated="31"/>
          <table:table-cell table:style-name="ce1" office:value="None" office:value-type="string"/>
        </table:table-row>
        <table:table-row table:style-name="5a8156d9348cb482e89de8a0e668e5c6">
          <table:table-cell table:number-rows-spanned="2" table:style-name="ce2" table:number-columns-spanned="15" office:value="None" office:value-type="string">
            <text:p><text:span text:style-name="ce2">Плательщик</text:span></text:p>
          </table:table-cell>
          <table:covered-table-cell table:number-columns-repeated="14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9" table:number-columns-spanned="135" office:value="None" office:value-type="string">
            <text:p><text:span text:style-name="ce29">(полное наименование организации, адрес, номер телефона)</text:span></text:p>
          </table:table-cell>
          <table:covered-table-cell table:style-name="ce1" table:number-columns-repeated="134"/>
          <table:table-cell table:number-rows-spanned="2" table:style-name="ce126" table:number-columns-spanned="12" office:value="None" office:value-type="string">
            <text:p><text:span text:style-name="ce126">по ОКПО</text:span></text:p>
          </table:table-cell>
          <table:covered-table-cell table:style-name="ce29" table:number-columns-repeated="11"/>
          <table:table-cell table:number-rows-spanned="2" table:style-name="ce153" table:number-columns-spanned="19" office:value="None" office:value-type="string">
            <text:p><text:span text:style-name="ce153">05229807</text:span></text:p>
          </table:table-cell>
          <table:covered-table-cell table:style-name="ce126" table:number-columns-repeated="18"/>
          <table:table-cell table:style-name="ce1" office:value="None" office:value-type="string"/>
        </table:table-row>
        <table:table-row table:style-name="78e4b9067cab042805ad415f9eea138a">
          <table:covered-table-cell table:number-columns-repeated="15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38" table:number-columns-spanned="135" office:value="None" office:value-type="string">
            <text:p><text:span text:style-name="ce38">Открытое Акционерное Общество "АЯН" 655004 г.Абакан, ул. Советская 207 28-52-87 Абаканское ОСБ N 8602 Абакан БИК 049514608 р/с 40702810471020000310</text:span></text:p>
          </table:table-cell>
          <table:covered-table-cell table:style-name="ce1" table:number-columns-repeated="134"/>
          <table:covered-table-cell table:style-name="ce38" table:number-columns-repeated="31"/>
          <table:table-cell table:style-name="ce1" office:value="None" office:value-type="string"/>
        </table:table-row>
        <table:table-row table:style-name="21be03b2042c0de75da0ce78cd88decc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9" table:number-columns-spanned="135" office:value="None" office:value-type="string">
            <text:p><text:span text:style-name="ce29">(полное наименование организации, адрес, банковские реквизиты)</text:span></text:p>
          </table:table-cell>
          <table:covered-table-cell table:style-name="ce1" table:number-columns-repeated="134"/>
          <table:table-cell table:style-name="ce1" office:value="None" office:value-type="string"/>
        </table:table-row>
        <table:table-row table:style-name="4448ac8b9201650e1cc71e2897749c5c">
          <table:table-cell table:style-name="ce3" table:number-columns-spanned="187" office:value="None" office:value-type="string">
            <text:p><text:span text:style-name="ce3">1. ТОВАРНЫЙ РАЗДЕЛ (заполняется грузоотправителем)</text:span></text:p>
          </table:table-cell>
          <table:covered-table-cell table:number-columns-repeated="186"/>
          <table:table-cell table:style-name="ce1" office:value="None" office:value-type="string"/>
        </table:table-row>
        <table:table-row table:style-name="256b5e2d5139512c13d4c7bad3450fa9">
          <table:table-cell table:style-name="ce4" table:number-columns-spanned="11" office:value="None" office:value-type="string">
            <text:p><text:span text:style-name="ce4">Код</text:span></text:p>
            <text:p><text:span text:style-name="ce4">продукции</text:span></text:p>
            <text:p><text:span text:style-name="ce4">(номенкла-</text:span></text:p>
            <text:p><text:span text:style-name="ce4">турный</text:span></text:p>
            <text:p><text:span text:style-name="ce4">номер)</text:span></text:p>
          </table:table-cell>
          <table:covered-table-cell table:number-columns-repeated="10"/>
          <table:table-cell table:style-name="ce24" table:number-columns-spanned="20" office:value="None" office:value-type="string">
            <text:p><text:span text:style-name="ce24">Номер</text:span></text:p>
            <text:p><text:span text:style-name="ce24">прейскуранта и до-</text:span></text:p>
            <text:p><text:span text:style-name="ce24">полнения к нему</text:span></text:p>
          </table:table-cell>
          <table:covered-table-cell table:style-name="ce4" table:number-columns-repeated="19"/>
          <table:table-cell table:style-name="ce24" table:number-columns-spanned="13" office:value="None" office:value-type="string">
            <text:p><text:span text:style-name="ce24">Артикул или</text:span></text:p>
            <text:p><text:span text:style-name="ce24">номер по</text:span></text:p>
            <text:p><text:span text:style-name="ce24">прейскуранту</text:span></text:p>
          </table:table-cell>
          <table:covered-table-cell table:style-name="ce24" table:number-columns-repeated="12"/>
          <table:table-cell table:style-name="ce24" table:number-columns-spanned="12" office:value="None" office:value-type="string">
            <text:p><text:span text:style-name="ce24">Количество</text:span></text:p>
          </table:table-cell>
          <table:covered-table-cell table:style-name="ce24" table:number-columns-repeated="11"/>
          <table:table-cell table:style-name="ce24" table:number-columns-spanned="16" office:value="None" office:value-type="string">
            <text:p><text:span text:style-name="ce24">Цена,</text:span></text:p>
            <text:p><text:span text:style-name="ce24">руб. коп.</text:span></text:p>
          </table:table-cell>
          <table:covered-table-cell table:style-name="ce24" table:number-columns-repeated="15"/>
          <table:table-cell table:style-name="ce24" table:number-columns-spanned="39" office:value="None" office:value-type="string">
            <text:p><text:span text:style-name="ce24">Наименование</text:span></text:p>
            <text:p><text:span text:style-name="ce24">продукции, товара (груза),</text:span></text:p>
            <text:p><text:span text:style-name="ce24">ТУ, марка, размер, сорт</text:span></text:p>
          </table:table-cell>
          <table:covered-table-cell table:style-name="ce24" table:number-columns-repeated="38"/>
          <table:table-cell table:style-name="ce24" table:number-columns-spanned="11" office:value="None" office:value-type="string">
            <text:p><text:span text:style-name="ce24">Единица измерения</text:span></text:p>
          </table:table-cell>
          <table:covered-table-cell table:style-name="ce24" table:number-columns-repeated="10"/>
          <table:table-cell table:style-name="ce24" table:number-columns-spanned="11" office:value="None" office:value-type="string">
            <text:p><text:span text:style-name="ce24">Вид упаковки</text:span></text:p>
          </table:table-cell>
          <table:covered-table-cell table:style-name="ce24" table:number-columns-repeated="10"/>
          <table:table-cell table:style-name="ce24" table:number-columns-spanned="11" office:value="None" office:value-type="string">
            <text:p><text:span text:style-name="ce24">Количест- во мест</text:span></text:p>
          </table:table-cell>
          <table:covered-table-cell table:style-name="ce24" table:number-columns-repeated="10"/>
          <table:table-cell table:style-name="ce24" table:number-columns-spanned="14" office:value="None" office:value-type="string">
            <text:p><text:span text:style-name="ce24">Масса,</text:span></text:p>
            <text:p><text:span text:style-name="ce24">т</text:span></text:p>
          </table:table-cell>
          <table:covered-table-cell table:style-name="ce24" table:number-columns-repeated="13"/>
          <table:table-cell table:style-name="ce24" table:number-columns-spanned="11" office:value="None" office:value-type="string">
            <text:p><text:span text:style-name="ce24">Сумма,</text:span></text:p>
            <text:p><text:span text:style-name="ce24">руб. коп.</text:span></text:p>
          </table:table-cell>
          <table:covered-table-cell table:style-name="ce24" table:number-columns-repeated="10"/>
          <table:table-cell table:style-name="ce24" table:number-columns-spanned="18" office:value="None" office:value-type="string">
            <text:p><text:span text:style-name="ce24">Порядковый номер</text:span></text:p>
            <text:p><text:span text:style-name="ce24">записи по склад-</text:span></text:p>
            <text:p><text:span text:style-name="ce24">ской картотеке</text:span></text:p>
            <text:p><text:span text:style-name="ce24">(грузоотправителю,</text:span></text:p>
            <text:p><text:span text:style-name="ce24">грузополучателю)</text:span></text:p>
          </table:table-cell>
          <table:covered-table-cell table:style-name="ce24" table:number-columns-repeated="17"/>
          <table:table-cell table:style-name="ce1" office:value="None" office:value-type="string"/>
        </table:table-row>
        <table:table-row table:style-name="89c0f2a3b03b53967061520767620e23">
          <table:table-cell table:style-name="ce5" table:number-columns-spanned="11" office:value="1" office:value-type="float">
            <text:p><text:span text:style-name="ce5">1</text:span></text:p>
          </table:table-cell>
          <table:covered-table-cell table:number-columns-repeated="10"/>
          <table:table-cell table:style-name="ce25" table:number-columns-spanned="20" office:value="2" office:value-type="float">
            <text:p><text:span text:style-name="ce25">2</text:span></text:p>
          </table:table-cell>
          <table:covered-table-cell table:style-name="ce5" table:number-columns-repeated="19"/>
          <table:table-cell table:style-name="ce25" table:number-columns-spanned="13" office:value="3" office:value-type="float">
            <text:p><text:span text:style-name="ce25">3</text:span></text:p>
          </table:table-cell>
          <table:covered-table-cell table:style-name="ce25" table:number-columns-repeated="12"/>
          <table:table-cell table:style-name="ce5" table:number-columns-spanned="12" office:value="4" office:value-type="float">
            <text:p><text:span text:style-name="ce5">4</text:span></text:p>
          </table:table-cell>
          <table:covered-table-cell table:style-name="ce25" table:number-columns-repeated="11"/>
          <table:table-cell table:style-name="ce5" table:number-columns-spanned="16" office:value="5" office:value-type="float">
            <text:p><text:span text:style-name="ce5">5</text:span></text:p>
          </table:table-cell>
          <table:covered-table-cell table:style-name="ce5" table:number-columns-repeated="15"/>
          <table:table-cell table:style-name="ce25" table:number-columns-spanned="39" office:value="6" office:value-type="float">
            <text:p><text:span text:style-name="ce25">6</text:span></text:p>
          </table:table-cell>
          <table:covered-table-cell table:style-name="ce5" table:number-columns-repeated="38"/>
          <table:table-cell table:style-name="ce25" table:number-columns-spanned="11" office:value="7" office:value-type="float">
            <text:p><text:span text:style-name="ce25">7</text:span></text:p>
          </table:table-cell>
          <table:covered-table-cell table:style-name="ce25" table:number-columns-repeated="10"/>
          <table:table-cell table:style-name="ce25" table:number-columns-spanned="11" office:value="8" office:value-type="float">
            <text:p><text:span text:style-name="ce25">8</text:span></text:p>
          </table:table-cell>
          <table:covered-table-cell table:style-name="ce25" table:number-columns-repeated="10"/>
          <table:table-cell table:style-name="ce5" table:number-columns-spanned="11" office:value="9" office:value-type="float">
            <text:p><text:span text:style-name="ce5">9</text:span></text:p>
          </table:table-cell>
          <table:covered-table-cell table:style-name="ce25" table:number-columns-repeated="10"/>
          <table:table-cell table:style-name="ce5" table:number-columns-spanned="14" office:value="10" office:value-type="float">
            <text:p><text:span text:style-name="ce5">10</text:span></text:p>
          </table:table-cell>
          <table:covered-table-cell table:style-name="ce5" table:number-columns-repeated="13"/>
          <table:table-cell table:style-name="ce5" table:number-columns-spanned="11" office:value="11" office:value-type="float">
            <text:p><text:span text:style-name="ce5">11</text:span></text:p>
          </table:table-cell>
          <table:covered-table-cell table:style-name="ce5" table:number-columns-repeated="10"/>
          <table:table-cell table:style-name="ce25" table:number-columns-spanned="18" office:value="12" office:value-type="float">
            <text:p><text:span text:style-name="ce25">12</text:span></text:p>
          </table:table-cell>
          <table:covered-table-cell table:style-name="ce5" table:number-columns-repeated="17"/>
          <table:table-cell table:style-name="ce1" office:value="None" office:value-type="string"/>
        </table:table-row>
        <table:table-row table:style-name="700070913ebffa5ae3591f264f811b5e">
          <table:table-cell table:style-name="ce6" table:number-columns-spanned="11" office:value="None" office:value-type="string"/>
          <table:covered-table-cell table:number-columns-repeated="10"/>
          <table:table-cell table:style-name="ce26" table:number-columns-spanned="20" office:value="None" office:value-type="string"/>
          <table:covered-table-cell table:style-name="ce6" table:number-columns-repeated="19"/>
          <table:table-cell table:style-name="ce44" table:number-columns-spanned="13" office:value="None" office:value-type="string"/>
          <table:covered-table-cell table:style-name="ce26" table:number-columns-repeated="12"/>
          <table:table-cell table:style-name="ce47" table:number-columns-spanned="12" office:value="121.2" office:value-type="float">
            <text:p><text:span text:style-name="ce47">121.2</text:span></text:p>
          </table:table-cell>
          <table:covered-table-cell table:style-name="ce44" table:number-columns-repeated="11"/>
          <table:table-cell table:style-name="ce59" table:number-columns-spanned="16" office:value="45" office:value-type="float">
            <text:p><text:span text:style-name="ce59">45</text:span></text:p>
          </table:table-cell>
          <table:covered-table-cell table:style-name="ce47" table:number-columns-repeated="15"/>
          <table:table-cell table:style-name="ce73" table:number-columns-spanned="39" office:value="None" office:value-type="string">
            <text:p><text:span text:style-name="ce73">МИНВОДА</text:span></text:p>
          </table:table-cell>
          <table:covered-table-cell table:style-name="ce59" table:number-columns-repeated="38"/>
          <table:table-cell table:style-name="ce84" table:number-columns-spanned="11" office:value="None" office:value-type="string">
            <text:p><text:span text:style-name="ce84">М3</text:span></text:p>
          </table:table-cell>
          <table:covered-table-cell table:style-name="ce73" table:number-columns-repeated="10"/>
          <table:table-cell table:style-name="ce86" table:number-columns-spanned="11" office:value="None" office:value-type="string">
            <text:p><text:span text:style-name="ce86">цистерна</text:span></text:p>
          </table:table-cell>
          <table:covered-table-cell table:style-name="ce84" table:number-columns-repeated="10"/>
          <table:table-cell table:style-name="ce47" table:number-columns-spanned="11" office:value="None" office:value-type="string"/>
          <table:covered-table-cell table:style-name="ce86" table:number-columns-repeated="10"/>
          <table:table-cell table:style-name="ce111" table:number-columns-spanned="14" office:value="None" office:value-type="string"/>
          <table:covered-table-cell table:style-name="ce47" table:number-columns-repeated="13"/>
          <table:table-cell table:style-name="ce133" table:number-columns-spanned="11" office:value="5454" office:value-type="float">
            <text:p><text:span text:style-name="ce133">5454</text:span></text:p>
          </table:table-cell>
          <table:covered-table-cell table:style-name="ce111" table:number-columns-repeated="10"/>
          <table:table-cell table:style-name="ce26" table:number-columns-spanned="18" office:value="None" office:value-type="string"/>
          <table:covered-table-cell table:style-name="ce133" table:number-columns-repeated="17"/>
          <table:table-cell table:style-name="ce1" office:value="None" office:value-type="string"/>
        </table:table-row>
        <table:table-row table:style-name="4e18b8d51b71f60e22d9362b0470b347">
          <table:table-cell table:style-name="ce7" table:number-columns-spanned="11" office:value="None" office:value-type="string"/>
          <table:covered-table-cell table:number-columns-repeated="10"/>
          <table:table-cell table:style-name="ce26" table:number-columns-spanned="20" office:value="None" office:value-type="string"/>
          <table:covered-table-cell table:style-name="ce7" table:number-columns-repeated="19"/>
          <table:table-cell table:style-name="ce44" table:number-columns-spanned="13" office:value="None" office:value-type="string"/>
          <table:covered-table-cell table:style-name="ce26" table:number-columns-repeated="12"/>
          <table:table-cell table:style-name="ce48" table:number-columns-spanned="12" office:value="None" office:value-type="string"/>
          <table:covered-table-cell table:style-name="ce44" table:number-columns-repeated="11"/>
          <table:table-cell table:style-name="ce60" table:number-columns-spanned="16" office:value="None" office:value-type="string"/>
          <table:covered-table-cell table:style-name="ce48" table:number-columns-repeated="15"/>
          <table:table-cell table:style-name="ce73" table:number-columns-spanned="39" office:value="None" office:value-type="string"/>
          <table:covered-table-cell table:style-name="ce60" table:number-columns-repeated="38"/>
          <table:table-cell table:style-name="ce84" table:number-columns-spanned="11" office:value="None" office:value-type="string"/>
          <table:covered-table-cell table:style-name="ce73" table:number-columns-repeated="10"/>
          <table:table-cell table:style-name="ce86" table:number-columns-spanned="11" office:value="None" office:value-type="string"/>
          <table:covered-table-cell table:style-name="ce84" table:number-columns-repeated="10"/>
          <table:table-cell table:style-name="ce48" table:number-columns-spanned="11" office:value="None" office:value-type="string"/>
          <table:covered-table-cell table:style-name="ce86" table:number-columns-repeated="10"/>
          <table:table-cell table:style-name="ce84" table:number-columns-spanned="14" office:value="None" office:value-type="string"/>
          <table:covered-table-cell table:style-name="ce48" table:number-columns-repeated="13"/>
          <table:table-cell table:style-name="ce60" table:number-columns-spanned="11" office:value="None" office:value-type="string"/>
          <table:covered-table-cell table:style-name="ce84" table:number-columns-repeated="10"/>
          <table:table-cell table:style-name="ce26" table:number-columns-spanned="18" office:value="None" office:value-type="string"/>
          <table:covered-table-cell table:style-name="ce60" table:number-columns-repeated="17"/>
          <table:table-cell table:style-name="ce1" office:value="None" office:value-type="string"/>
        </table:table-row>
        <table:table-row table:style-name="c39b52c9a49f69598e9b0584685d2c80">
          <table:table-cell table:style-name="ce7" table:number-columns-spanned="11" office:value="None" office:value-type="string"/>
          <table:covered-table-cell table:number-columns-repeated="10"/>
          <table:table-cell table:style-name="ce26" table:number-columns-spanned="20" office:value="None" office:value-type="string"/>
          <table:covered-table-cell table:style-name="ce7" table:number-columns-repeated="19"/>
          <table:table-cell table:style-name="ce44" table:number-columns-spanned="13" office:value="None" office:value-type="string"/>
          <table:covered-table-cell table:style-name="ce26" table:number-columns-repeated="12"/>
          <table:table-cell table:style-name="ce48" table:number-columns-spanned="12" office:value="None" office:value-type="string"/>
          <table:covered-table-cell table:style-name="ce44" table:number-columns-repeated="11"/>
          <table:table-cell table:style-name="ce60" table:number-columns-spanned="16" office:value="None" office:value-type="string"/>
          <table:covered-table-cell table:style-name="ce48" table:number-columns-repeated="15"/>
          <table:table-cell table:style-name="ce73" table:number-columns-spanned="39" office:value="None" office:value-type="string"/>
          <table:covered-table-cell table:style-name="ce60" table:number-columns-repeated="38"/>
          <table:table-cell table:style-name="ce84" table:number-columns-spanned="11" office:value="None" office:value-type="string"/>
          <table:covered-table-cell table:style-name="ce73" table:number-columns-repeated="10"/>
          <table:table-cell table:style-name="ce86" table:number-columns-spanned="11" office:value="None" office:value-type="string"/>
          <table:covered-table-cell table:style-name="ce84" table:number-columns-repeated="10"/>
          <table:table-cell table:style-name="ce48" table:number-columns-spanned="11" office:value="None" office:value-type="string"/>
          <table:covered-table-cell table:style-name="ce86" table:number-columns-repeated="10"/>
          <table:table-cell table:style-name="ce84" table:number-columns-spanned="14" office:value="None" office:value-type="string"/>
          <table:covered-table-cell table:style-name="ce48" table:number-columns-repeated="13"/>
          <table:table-cell table:style-name="ce60" table:number-columns-spanned="11" office:value="None" office:value-type="string"/>
          <table:covered-table-cell table:style-name="ce84" table:number-columns-repeated="10"/>
          <table:table-cell table:style-name="ce26" table:number-columns-spanned="18" office:value="None" office:value-type="string"/>
          <table:covered-table-cell table:style-name="ce60" table:number-columns-repeated="17"/>
          <table:table-cell table:style-name="ce1" office:value="None" office:value-type="string"/>
        </table:table-row>
        <table:table-row table:style-name="1a37dbd2a330b0cc1e6b500541747fde">
          <table:table-cell table:style-name="ce7" table:number-columns-spanned="11" office:value="None" office:value-type="string"/>
          <table:covered-table-cell table:number-columns-repeated="10"/>
          <table:table-cell table:style-name="ce26" table:number-columns-spanned="20" office:value="None" office:value-type="string"/>
          <table:covered-table-cell table:style-name="ce7" table:number-columns-repeated="19"/>
          <table:table-cell table:style-name="ce44" table:number-columns-spanned="13" office:value="None" office:value-type="string"/>
          <table:covered-table-cell table:style-name="ce26" table:number-columns-repeated="12"/>
          <table:table-cell table:style-name="ce48" table:number-columns-spanned="12" office:value="None" office:value-type="string"/>
          <table:covered-table-cell table:style-name="ce44" table:number-columns-repeated="11"/>
          <table:table-cell table:style-name="ce60" table:number-columns-spanned="16" office:value="None" office:value-type="string"/>
          <table:covered-table-cell table:style-name="ce48" table:number-columns-repeated="15"/>
          <table:table-cell table:style-name="ce73" table:number-columns-spanned="39" office:value="None" office:value-type="string"/>
          <table:covered-table-cell table:style-name="ce60" table:number-columns-repeated="38"/>
          <table:table-cell table:style-name="ce84" table:number-columns-spanned="11" office:value="None" office:value-type="string"/>
          <table:covered-table-cell table:style-name="ce73" table:number-columns-repeated="10"/>
          <table:table-cell table:style-name="ce86" table:number-columns-spanned="11" office:value="None" office:value-type="string"/>
          <table:covered-table-cell table:style-name="ce84" table:number-columns-repeated="10"/>
          <table:table-cell table:style-name="ce48" table:number-columns-spanned="11" office:value="None" office:value-type="string"/>
          <table:covered-table-cell table:style-name="ce86" table:number-columns-repeated="10"/>
          <table:table-cell table:style-name="ce84" table:number-columns-spanned="14" office:value="None" office:value-type="string"/>
          <table:covered-table-cell table:style-name="ce48" table:number-columns-repeated="13"/>
          <table:table-cell table:style-name="ce60" table:number-columns-spanned="11" office:value="None" office:value-type="string"/>
          <table:covered-table-cell table:style-name="ce84" table:number-columns-repeated="10"/>
          <table:table-cell table:style-name="ce26" table:number-columns-spanned="18" office:value="None" office:value-type="string"/>
          <table:covered-table-cell table:style-name="ce60" table:number-columns-repeated="17"/>
          <table:table-cell table:style-name="ce1" office:value="None" office:value-type="string"/>
        </table:table-row>
        <table:table-row table:style-name="ad59374a050e48a8ef687262216667ab">
          <table:table-cell table:style-name="ce7" table:number-columns-spanned="11" office:value="None" office:value-type="string"/>
          <table:covered-table-cell table:number-columns-repeated="10"/>
          <table:table-cell table:style-name="ce26" table:number-columns-spanned="20" office:value="None" office:value-type="string"/>
          <table:covered-table-cell table:style-name="ce7" table:number-columns-repeated="19"/>
          <table:table-cell table:style-name="ce44" table:number-columns-spanned="13" office:value="None" office:value-type="string"/>
          <table:covered-table-cell table:style-name="ce26" table:number-columns-repeated="12"/>
          <table:table-cell table:style-name="ce48" table:number-columns-spanned="12" office:value="None" office:value-type="string"/>
          <table:covered-table-cell table:style-name="ce44" table:number-columns-repeated="11"/>
          <table:table-cell table:style-name="ce60" table:number-columns-spanned="16" office:value="None" office:value-type="string"/>
          <table:covered-table-cell table:style-name="ce48" table:number-columns-repeated="15"/>
          <table:table-cell table:style-name="ce73" table:number-columns-spanned="39" office:value="None" office:value-type="string"/>
          <table:covered-table-cell table:style-name="ce60" table:number-columns-repeated="38"/>
          <table:table-cell table:style-name="ce84" table:number-columns-spanned="11" office:value="None" office:value-type="string"/>
          <table:covered-table-cell table:style-name="ce73" table:number-columns-repeated="10"/>
          <table:table-cell table:style-name="ce86" table:number-columns-spanned="11" office:value="None" office:value-type="string"/>
          <table:covered-table-cell table:style-name="ce84" table:number-columns-repeated="10"/>
          <table:table-cell table:style-name="ce48" table:number-columns-spanned="11" office:value="None" office:value-type="string"/>
          <table:covered-table-cell table:style-name="ce86" table:number-columns-repeated="10"/>
          <table:table-cell table:style-name="ce84" table:number-columns-spanned="14" office:value="None" office:value-type="string"/>
          <table:covered-table-cell table:style-name="ce48" table:number-columns-repeated="13"/>
          <table:table-cell table:style-name="ce60" table:number-columns-spanned="11" office:value="None" office:value-type="string"/>
          <table:covered-table-cell table:style-name="ce84" table:number-columns-repeated="10"/>
          <table:table-cell table:style-name="ce26" table:number-columns-spanned="18" office:value="None" office:value-type="string"/>
          <table:covered-table-cell table:style-name="ce60" table:number-columns-repeated="17"/>
          <table:table-cell table:style-name="ce1" office:value="None" office:value-type="string"/>
        </table:table-row>
        <table:table-row table:style-name="9da9dd85e87a08c0273b85e52d2ed44c">
          <table:table-cell table:style-name="ce7" table:number-columns-spanned="11" office:value="None" office:value-type="string"/>
          <table:covered-table-cell table:number-columns-repeated="10"/>
          <table:table-cell table:style-name="ce26" table:number-columns-spanned="20" office:value="None" office:value-type="string"/>
          <table:covered-table-cell table:style-name="ce7" table:number-columns-repeated="19"/>
          <table:table-cell table:style-name="ce44" table:number-columns-spanned="13" office:value="None" office:value-type="string"/>
          <table:covered-table-cell table:style-name="ce26" table:number-columns-repeated="12"/>
          <table:table-cell table:style-name="ce48" table:number-columns-spanned="12" office:value="None" office:value-type="string"/>
          <table:covered-table-cell table:style-name="ce44" table:number-columns-repeated="11"/>
          <table:table-cell table:style-name="ce60" table:number-columns-spanned="16" office:value="None" office:value-type="string"/>
          <table:covered-table-cell table:style-name="ce48" table:number-columns-repeated="15"/>
          <table:table-cell table:style-name="ce73" table:number-columns-spanned="39" office:value="None" office:value-type="string"/>
          <table:covered-table-cell table:style-name="ce60" table:number-columns-repeated="38"/>
          <table:table-cell table:style-name="ce84" table:number-columns-spanned="11" office:value="None" office:value-type="string"/>
          <table:covered-table-cell table:style-name="ce73" table:number-columns-repeated="10"/>
          <table:table-cell table:style-name="ce86" table:number-columns-spanned="11" office:value="None" office:value-type="string"/>
          <table:covered-table-cell table:style-name="ce84" table:number-columns-repeated="10"/>
          <table:table-cell table:style-name="ce48" table:number-columns-spanned="11" office:value="None" office:value-type="string"/>
          <table:covered-table-cell table:style-name="ce86" table:number-columns-repeated="10"/>
          <table:table-cell table:style-name="ce84" table:number-columns-spanned="14" office:value="None" office:value-type="string"/>
          <table:covered-table-cell table:style-name="ce48" table:number-columns-repeated="13"/>
          <table:table-cell table:style-name="ce60" table:number-columns-spanned="11" office:value="None" office:value-type="string"/>
          <table:covered-table-cell table:style-name="ce84" table:number-columns-repeated="10"/>
          <table:table-cell table:style-name="ce26" table:number-columns-spanned="18" office:value="None" office:value-type="string"/>
          <table:covered-table-cell table:style-name="ce60" table:number-columns-repeated="17"/>
          <table:table-cell table:style-name="ce1" office:value="None" office:value-type="string"/>
        </table:table-row>
        <table:table-row table:style-name="02695525d4bcb0099ae44adf8c9d4b93">
          <table:table-cell table:style-name="ce7" table:number-columns-spanned="11" office:value="None" office:value-type="string"/>
          <table:covered-table-cell table:number-columns-repeated="10"/>
          <table:table-cell table:style-name="ce26" table:number-columns-spanned="20" office:value="None" office:value-type="string"/>
          <table:covered-table-cell table:style-name="ce7" table:number-columns-repeated="19"/>
          <table:table-cell table:style-name="ce44" table:number-columns-spanned="13" office:value="None" office:value-type="string"/>
          <table:covered-table-cell table:style-name="ce26" table:number-columns-repeated="12"/>
          <table:table-cell table:style-name="ce48" table:number-columns-spanned="12" office:value="None" office:value-type="string"/>
          <table:covered-table-cell table:style-name="ce44" table:number-columns-repeated="11"/>
          <table:table-cell table:style-name="ce60" table:number-columns-spanned="16" office:value="None" office:value-type="string"/>
          <table:covered-table-cell table:style-name="ce48" table:number-columns-repeated="15"/>
          <table:table-cell table:style-name="ce73" table:number-columns-spanned="39" office:value="None" office:value-type="string"/>
          <table:covered-table-cell table:style-name="ce60" table:number-columns-repeated="38"/>
          <table:table-cell table:style-name="ce84" table:number-columns-spanned="11" office:value="None" office:value-type="string"/>
          <table:covered-table-cell table:style-name="ce73" table:number-columns-repeated="10"/>
          <table:table-cell table:style-name="ce86" table:number-columns-spanned="11" office:value="None" office:value-type="string"/>
          <table:covered-table-cell table:style-name="ce84" table:number-columns-repeated="10"/>
          <table:table-cell table:style-name="ce48" table:number-columns-spanned="11" office:value="None" office:value-type="string"/>
          <table:covered-table-cell table:style-name="ce86" table:number-columns-repeated="10"/>
          <table:table-cell table:style-name="ce84" table:number-columns-spanned="14" office:value="None" office:value-type="string"/>
          <table:covered-table-cell table:style-name="ce48" table:number-columns-repeated="13"/>
          <table:table-cell table:style-name="ce60" table:number-columns-spanned="11" office:value="None" office:value-type="string"/>
          <table:covered-table-cell table:style-name="ce84" table:number-columns-repeated="10"/>
          <table:table-cell table:style-name="ce26" table:number-columns-spanned="18" office:value="None" office:value-type="string"/>
          <table:covered-table-cell table:style-name="ce60" table:number-columns-repeated="17"/>
          <table:table-cell table:style-name="ce1" office:value="None" office:value-type="string"/>
        </table:table-row>
        <table:table-row table:style-name="e7446014926caa72cbe1b1bae51a9d39">
          <table:table-cell table:style-name="ce8" table:number-columns-spanned="11" office:value="None" office:value-type="string"/>
          <table:covered-table-cell table:number-columns-repeated="10"/>
          <table:table-cell table:style-name="ce26" table:number-columns-spanned="20" office:value="None" office:value-type="string"/>
          <table:covered-table-cell table:style-name="ce8" table:number-columns-repeated="19"/>
          <table:table-cell table:style-name="ce44" table:number-columns-spanned="13" office:value="None" office:value-type="string"/>
          <table:covered-table-cell table:style-name="ce26" table:number-columns-repeated="12"/>
          <table:table-cell table:style-name="ce49" table:number-columns-spanned="12" office:value="None" office:value-type="string"/>
          <table:covered-table-cell table:style-name="ce44" table:number-columns-repeated="11"/>
          <table:table-cell table:style-name="ce61" table:number-columns-spanned="16" office:value="None" office:value-type="string"/>
          <table:covered-table-cell table:style-name="ce49" table:number-columns-repeated="15"/>
          <table:table-cell table:style-name="ce73" table:number-columns-spanned="39" office:value="None" office:value-type="string"/>
          <table:covered-table-cell table:style-name="ce61" table:number-columns-repeated="38"/>
          <table:table-cell table:style-name="ce84" table:number-columns-spanned="11" office:value="None" office:value-type="string"/>
          <table:covered-table-cell table:style-name="ce73" table:number-columns-repeated="10"/>
          <table:table-cell table:style-name="ce86" table:number-columns-spanned="11" office:value="None" office:value-type="string"/>
          <table:covered-table-cell table:style-name="ce84" table:number-columns-repeated="10"/>
          <table:table-cell table:style-name="ce49" table:number-columns-spanned="11" office:value="None" office:value-type="string"/>
          <table:covered-table-cell table:style-name="ce86" table:number-columns-repeated="10"/>
          <table:table-cell table:style-name="ce112" table:number-columns-spanned="14" office:value="None" office:value-type="string"/>
          <table:covered-table-cell table:style-name="ce49" table:number-columns-repeated="13"/>
          <table:table-cell table:style-name="ce61" table:number-columns-spanned="11" office:value="None" office:value-type="string"/>
          <table:covered-table-cell table:style-name="ce112" table:number-columns-repeated="10"/>
          <table:table-cell table:style-name="ce26" table:number-columns-spanned="18" office:value="None" office:value-type="string"/>
          <table:covered-table-cell table:style-name="ce61" table:number-columns-repeated="17"/>
          <table:table-cell table:style-name="ce1" office:value="None" office:value-type="string"/>
        </table:table-row>
        <table:table-row table:style-name="808e41c9c01a5550c8445cfb41e9ce70">
          <table:table-cell table:style-name="ce1" office:value="None" office:value-type="string">
            <text:p><text:span text:style-name="ce1">Товарная накладная имеет продолжение на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3" table:number-columns-spanned="24" office:value="None" office:value-type="string"/>
          <table:covered-table-cell table:style-name="ce50" table:number-columns-repeated="23"/>
          <table:table-cell table:style-name="ce1" office:value="None" office:value-type="string"/>
          <table:table-cell table:style-name="ce10" office:value="None" office:value-type="string">
            <text:p><text:span text:style-name="ce10">листах, на бланках за №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62" table:number-columns-spanned="41" office:value="None" office:value-type="string"/>
          <table:covered-table-cell table:style-name="ce1" table:number-columns-repeated="40"/>
          <table:table-cell table:style-name="ce1" office:value="None" office:value-type="string"/>
          <table:table-cell table:style-name="ce1" office:value="None" office:value-type="string"/>
          <table:table-cell table:style-name="ce113" table:number-columns-spanned="14" office:value="None" office:value-type="string"/>
          <table:covered-table-cell table:style-name="ce1" table:number-columns-repeated="13"/>
          <table:table-cell table:style-name="ce134" table:number-columns-spanned="11" office:value="None" office:value-type="string"/>
          <table:covered-table-cell table:style-name="ce113" table:number-columns-repeated="10"/>
          <table:table-cell table:style-name="ce1" office:value="None" office:value-type="string"/>
        </table:table-row>
        <table:table-row table:style-name="2ffef26b0308f968bec33f2826584fa7">
          <table:table-cell table:style-name="ce1" office:value="None" office:value-type="string">
            <text:p><text:span text:style-name="ce1">и содержит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8" table:number-columns-spanned="59" office:value="None" office:value-type="string"/>
          <table:covered-table-cell table:style-name="ce1" table:number-columns-repeated="58"/>
          <table:table-cell table:style-name="ce1" office:value="None" office:value-type="string"/>
          <table:table-cell table:style-name="ce1" office:value="None" office:value-type="string">
            <text:p><text:span text:style-name="ce1">порядковых номеров записей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number-rows-spanned="3" table:style-name="ce114" table:number-columns-spanned="14" office:value="None" office:value-type="string">
            <text:p><text:span text:style-name="ce114">Сумма НДС 18%</text:span></text:p>
          </table:table-cell>
          <table:covered-table-cell table:style-name="ce1" table:number-columns-repeated="13"/>
          <table:table-cell table:formula="of:=SUM([FC17:FM24])*0.18" table:number-rows-spanned="3" table:style-name="ce135" table:number-columns-spanned="11" office:value-type="float">
            <text:p><text:span text:style-name="ce135">981.72</text:span></text:p>
          </table:table-cell>
          <table:covered-table-cell table:style-name="ce114" table:number-columns-repeated="10"/>
          <table:table-cell table:style-name="ce1" office:value="None" office:value-type="string"/>
        </table:table-row>
        <table:table-row table:style-name="195d3d5ef016df23fb113192ecff154e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9" table:number-columns-spanned="59" office:value="None" office:value-type="string">
            <text:p><text:span text:style-name="ce29">(прописью)</text:span></text:p>
          </table:table-cell>
          <table:covered-table-cell table:style-name="ce1" table:number-columns-repeated="58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number-rows-spanned="2" table:style-name="ce87" table:number-columns-spanned="16" office:value="121.2" office:value-type="float">
            <text:p><text:span text:style-name="ce87">121.2</text:span></text:p>
          </table:table-cell>
          <table:covered-table-cell table:style-name="ce1" table:number-columns-repeated="15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covered-table-cell table:style-name="ce1" table:number-columns-repeated="25"/>
          <table:table-cell table:style-name="ce1" office:value="None" office:value-type="string"/>
        </table:table-row>
        <table:table-row table:style-name="6aaf65dedd635dbb84906edb91a028a9">
          <table:table-cell table:style-name="ce1" office:value="None" office:value-type="string">
            <text:p><text:span text:style-name="ce1">Всего наименований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8" table:number-columns-spanned="49" office:value="None" office:value-type="string">
            <text:p><text:span text:style-name="ce28">один</text:span></text:p>
          </table:table-cell>
          <table:covered-table-cell table:style-name="ce1" table:number-columns-repeated="48"/>
          <table:table-cell table:style-name="ce1" office:value="None" office:value-type="string"/>
          <table:table-cell table:style-name="ce1" office:value="None" office:value-type="string">
            <text:p><text:span text:style-name="ce1">Масса груза (нетто)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8" table:number-columns-spanned="23" office:value="None" office:value-type="string">
            <text:p><text:span text:style-name="ce28">сто двадцать один</text:span></text:p>
          </table:table-cell>
          <table:covered-table-cell table:style-name="ce1" table:number-columns-repeated="22"/>
          <table:table-cell table:style-name="ce1" office:value="None" office:value-type="string"/>
          <table:table-cell table:style-name="ce1" office:value="None" office:value-type="string"/>
          <table:covered-table-cell table:style-name="ce1" table:number-columns-repeated="16"/>
          <table:table-cell table:style-name="ce106" table:number-columns-spanned="3" office:value="None" office:value-type="string">
            <text:p><text:span text:style-name="ce106">т</text:span></text:p>
          </table:table-cell>
          <table:covered-table-cell table:style-name="ce1" table:number-columns-repeated="2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covered-table-cell table:style-name="ce1" table:number-columns-repeated="25"/>
          <table:table-cell table:style-name="ce1" office:value="None" office:value-type="string"/>
        </table:table-row>
        <table:table-row table:style-name="c2d233782b911548af1b8946e7a7651b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9" table:number-columns-spanned="49" office:value="None" office:value-type="string">
            <text:p><text:span text:style-name="ce29">(прописью)</text:span></text:p>
          </table:table-cell>
          <table:covered-table-cell table:style-name="ce1" table:number-columns-repeated="48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9" table:number-columns-spanned="23" office:value="None" office:value-type="string">
            <text:p><text:span text:style-name="ce29">(прописью)</text:span></text:p>
          </table:table-cell>
          <table:covered-table-cell table:style-name="ce1" table:number-columns-repeated="22"/>
          <table:table-cell table:style-name="ce1" office:value="None" office:value-type="string"/>
          <table:table-cell table:style-name="ce1" office:value="None" office:value-type="string"/>
          <table:table-cell table:number-rows-spanned="2" table:style-name="ce89" table:number-columns-spanned="16" office:value="None" office:value-type="string"/>
          <table:covered-table-cell table:style-name="ce1" table:number-columns-repeated="15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number-rows-spanned="2" table:style-name="ce114" table:number-columns-spanned="14" office:value="None" office:value-type="string"/>
          <table:covered-table-cell table:style-name="ce1" table:number-columns-repeated="13"/>
          <table:table-cell table:number-rows-spanned="2" table:style-name="ce138" table:number-columns-spanned="11" office:value="None" office:value-type="string"/>
          <table:covered-table-cell table:style-name="ce114" table:number-columns-repeated="10"/>
          <table:table-cell table:style-name="ce1" office:value="None" office:value-type="string"/>
        </table:table-row>
        <table:table-row table:style-name="6817ec1fc867103346c779e551e60426">
          <table:table-cell table:style-name="ce9" office:value="None" office:value-type="string">
            <text:p><text:span text:style-name="ce9">Всего мест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30" table:number-columns-spanned="59" office:value="None" office:value-type="string"/>
          <table:covered-table-cell table:style-name="ce1" table:number-columns-repeated="58"/>
          <table:table-cell table:style-name="ce1" office:value="None" office:value-type="string"/>
          <table:table-cell table:style-name="ce9" office:value="None" office:value-type="string">
            <text:p><text:span text:style-name="ce9">Масса груза (нетто)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30" table:number-columns-spanned="23" office:value="None" office:value-type="string"/>
          <table:covered-table-cell table:style-name="ce1" table:number-columns-repeated="22"/>
          <table:table-cell table:style-name="ce1" office:value="None" office:value-type="string"/>
          <table:table-cell table:style-name="ce1" office:value="None" office:value-type="string"/>
          <table:covered-table-cell table:style-name="ce1" table:number-columns-repeated="16"/>
          <table:table-cell table:style-name="ce106" table:number-columns-spanned="3" office:value="None" office:value-type="string">
            <text:p><text:span text:style-name="ce106">т</text:span></text:p>
          </table:table-cell>
          <table:covered-table-cell table:style-name="ce1" table:number-columns-repeated="2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covered-table-cell table:style-name="ce1" table:number-columns-repeated="25"/>
          <table:table-cell table:style-name="ce1" office:value="None" office:value-type="string"/>
        </table:table-row>
        <table:table-row table:style-name="447e8fa61a79b0015ff1ed94ad9d87b0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31" table:number-columns-spanned="59" office:value="None" office:value-type="string">
            <text:p><text:span text:style-name="ce31">(прописью)</text:span></text:p>
          </table:table-cell>
          <table:covered-table-cell table:style-name="ce1" table:number-columns-repeated="58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31" table:number-columns-spanned="23" office:value="None" office:value-type="string">
            <text:p><text:span text:style-name="ce31">(прописью)</text:span></text:p>
          </table:table-cell>
          <table:covered-table-cell table:style-name="ce75" table:number-columns-repeated="22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14" table:number-columns-spanned="14" office:value="None" office:value-type="string">
            <text:p><text:span text:style-name="ce114">Всего к оплате</text:span></text:p>
          </table:table-cell>
          <table:covered-table-cell table:style-name="ce1" table:number-columns-repeated="13"/>
          <table:table-cell table:formula="of:=SUM([FC17:FN30])" table:style-name="ce135" table:number-columns-spanned="11" office:value-type="float">
            <text:p><text:span text:style-name="ce135">6435.72</text:span></text:p>
          </table:table-cell>
          <table:covered-table-cell table:style-name="ce114" table:number-columns-repeated="10"/>
          <table:table-cell table:style-name="ce1" office:value="None" office:value-type="string"/>
        </table:table-row>
        <table:table-row table:style-name="d25daed4ad78b6acd38cafbe3f583ea6">
          <table:table-cell table:style-name="ce10" office:value="None" office:value-type="string">
            <text:p><text:span text:style-name="ce10">Приложение (паспорта, сертификаты и т.п.) на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54" table:number-columns-spanned="26" office:value="None" office:value-type="string"/>
          <table:covered-table-cell table:style-name="ce1" table:number-columns-repeated="25"/>
          <table:table-cell table:style-name="ce1" office:value="None" office:value-type="string"/>
          <table:table-cell table:style-name="ce1" office:value="None" office:value-type="string">
            <text:p><text:span text:style-name="ce1">листах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3" table:number-columns-spanned="16" office:value="None" office:value-type="string"/>
          <table:covered-table-cell table:style-name="ce1" table:number-columns-repeated="15"/>
          <table:table-cell table:style-name="ce77" office:value="None" office:value-type="string"/>
          <table:table-cell table:style-name="ce77" office:value="None" office:value-type="string"/>
          <table:table-cell table:style-name="ce81" office:value="None" office:value-type="string"/>
          <table:table-cell table:style-name="ce1" office:value="None" office:value-type="string"/>
        </table:table-row>
        <table:table-row table:style-name="377280972ddca9a76d9d2e365d8aa201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9" table:number-columns-spanned="26" office:value="None" office:value-type="string">
            <text:p><text:span text:style-name="ce29">(прописью)</text:span></text:p>
          </table:table-cell>
          <table:covered-table-cell table:style-name="ce1" table:number-columns-repeated="25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79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81" office:value="None" office:value-type="string"/>
          <table:table-cell table:number-rows-spanned="2" table:style-name="ce2" table:number-columns-spanned="23" office:value="None" office:value-type="string">
            <text:p><text:span text:style-name="ce2">По доверенности №</text:span></text:p>
          </table:table-cell>
          <table:covered-table-cell table:style-name="ce81" table:number-columns-repeated="22"/>
          <table:table-cell table:number-rows-spanned="2" table:style-name="ce95" table:number-columns-spanned="14" office:value="None" office:value-type="string"/>
          <table:covered-table-cell table:style-name="ce2" table:number-columns-repeated="13"/>
          <table:table-cell table:style-name="ce68" office:value="None" office:value-type="string"/>
          <table:table-cell table:number-rows-spanned="2" table:style-name="ce107" table:number-columns-spanned="5" office:value="None" office:value-type="string">
            <text:p><text:span text:style-name="ce107">от «</text:span></text:p>
          </table:table-cell>
          <table:covered-table-cell table:style-name="ce68" table:number-columns-repeated="4"/>
          <table:table-cell table:number-rows-spanned="2" table:style-name="ce62" table:number-columns-spanned="5" office:value="None" office:value-type="string"/>
          <table:covered-table-cell table:style-name="ce107" table:number-columns-repeated="4"/>
          <table:table-cell table:number-rows-spanned="2" table:style-name="ce107" table:number-columns-spanned="3" office:value="None" office:value-type="string">
            <text:p><text:span text:style-name="ce107">»</text:span></text:p>
          </table:table-cell>
          <table:covered-table-cell table:style-name="ce62" table:number-columns-repeated="2"/>
          <table:table-cell table:number-rows-spanned="2" table:style-name="ce95" table:number-columns-spanned="19" office:value="None" office:value-type="string"/>
          <table:covered-table-cell table:style-name="ce107" table:number-columns-repeated="18"/>
          <table:table-cell table:style-name="ce78" office:value="None" office:value-type="string"/>
          <table:table-cell table:style-name="ce78" office:value="None" office:value-type="string"/>
          <table:table-cell table:number-rows-spanned="2" table:style-name="ce62" table:number-columns-spanned="7" office:value="None" office:value-type="string"/>
          <table:covered-table-cell table:style-name="ce78" table:number-columns-repeated="6"/>
          <table:table-cell table:number-rows-spanned="2" table:style-name="ce172" table:number-columns-spanned="6" office:value="None" office:value-type="string">
            <text:p><text:span text:style-name="ce172">года</text:span></text:p>
          </table:table-cell>
          <table:covered-table-cell table:style-name="ce62" table:number-columns-repeated="5"/>
          <table:table-cell table:style-name="ce1" office:value="None" office:value-type="string"/>
        </table:table-row>
        <table:table-row table:style-name="a41256fb7a9c3240470e616557f82505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number-rows-spanned="2" table:style-name="ce32" table:number-columns-spanned="55" office:value="None" office:value-type="string"/>
          <table:covered-table-cell table:style-name="ce1" table:number-columns-repeated="54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81" office:value="None" office:value-type="string"/>
          <table:covered-table-cell table:style-name="ce81" table:number-columns-repeated="37"/>
          <table:table-cell table:style-name="ce68" office:value="None" office:value-type="string"/>
          <table:covered-table-cell table:style-name="ce68" table:number-columns-repeated="32"/>
          <table:table-cell table:style-name="ce78" office:value="None" office:value-type="string"/>
          <table:table-cell table:style-name="ce78" office:value="None" office:value-type="string"/>
          <table:covered-table-cell table:style-name="ce78" table:number-columns-repeated="13"/>
          <table:table-cell table:style-name="ce1" office:value="None" office:value-type="string"/>
        </table:table-row>
        <table:table-row table:style-name="4042412a80dd2610ea35e077ef1ff468">
          <table:table-cell table:style-name="ce10" office:value="None" office:value-type="string">
            <text:p><text:span text:style-name="ce10">Всего на сумму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covered-table-cell table:style-name="ce1" table:number-columns-repeated="55"/>
          <table:table-cell table:style-name="ce1" office:value="None" office:value-type="string"/>
          <table:table-cell table:style-name="ce1" office:value="None" office:value-type="string">
            <text:p><text:span text:style-name="ce1">руб.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76" office:value="None" office:value-type="string"/>
          <table:table-cell table:style-name="ce76" office:value="None" office:value-type="string"/>
          <table:table-cell table:style-name="ce62" table:number-columns-spanned="9" office:value="None" office:value-type="string"/>
          <table:covered-table-cell table:style-name="ce76" table:number-columns-repeated="8"/>
          <table:table-cell table:style-name="ce1" office:value="None" office:value-type="string"/>
          <table:table-cell table:style-name="ce77" office:value="None" office:value-type="string">
            <text:p><text:span text:style-name="ce77">коп.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81" office:value="None" office:value-type="string"/>
          <table:table-cell table:style-name="ce1" office:value="None" office:value-type="string">
            <text:p><text:span text:style-name="ce1">выданной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8" table:number-columns-spanned="73" office:value="None" office:value-type="string"/>
          <table:covered-table-cell table:style-name="ce1" table:number-columns-repeated="72"/>
          <table:table-cell table:style-name="ce1" office:value="None" office:value-type="string"/>
        </table:table-row>
        <table:table-row table:style-name="5afb72406ad5ba7e5e85d3f833a87771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9" table:number-columns-spanned="39" office:value="None" office:value-type="string">
            <text:p><text:span text:style-name="ce29">(прописью)</text:span></text:p>
          </table:table-cell>
          <table:covered-table-cell table:style-name="ce1" table:number-columns-repeated="38"/>
          <table:table-cell table:number-rows-spanned="2" table:style-name="ce64" table:number-columns-spanned="23" office:value="None" office:value-type="string">
            <text:p><text:span text:style-name="ce64">Главный (старший)</text:span></text:p>
          </table:table-cell>
          <table:covered-table-cell table:style-name="ce29" table:number-columns-repeated="22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81" office:value="None" office:value-type="string"/>
          <table:table-cell table:number-rows-spanned="2" table:style-name="ce2" table:number-columns-spanned="29" office:value="None" office:value-type="string">
            <text:p><text:span text:style-name="ce2">Груз к перевозке принял</text:span></text:p>
          </table:table-cell>
          <table:covered-table-cell table:style-name="ce81" table:number-columns-repeated="28"/>
          <table:table-cell table:number-rows-spanned="2" table:style-name="ce98" table:number-columns-spanned="12" office:value="None" office:value-type="string"/>
          <table:covered-table-cell table:style-name="ce2" table:number-columns-repeated="11"/>
          <table:table-cell table:style-name="ce1" office:value="None" office:value-type="string"/>
          <table:table-cell table:number-rows-spanned="2" table:style-name="ce117" table:number-columns-spanned="12" office:value="None" office:value-type="string"/>
          <table:covered-table-cell table:style-name="ce1" table:number-columns-repeated="11"/>
          <table:table-cell table:style-name="ce1" office:value="None" office:value-type="string"/>
          <table:table-cell table:number-rows-spanned="2" table:style-name="ce117" table:number-columns-spanned="30" office:value="None" office:value-type="string"/>
          <table:covered-table-cell table:style-name="ce1" table:number-columns-repeated="29"/>
          <table:table-cell table:style-name="ce1" office:value="None" office:value-type="string"/>
        </table:table-row>
        <table:table-row table:style-name="964636a4970abdbc59d9265665f45eac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covered-table-cell table:style-name="ce1" table:number-columns-repeated="23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81" office:value="None" office:value-type="string"/>
          <table:covered-table-cell table:style-name="ce81" table:number-columns-repeated="41"/>
          <table:table-cell table:style-name="ce76" office:value="None" office:value-type="string"/>
          <table:covered-table-cell table:style-name="ce76" table:number-columns-repeated="12"/>
          <table:table-cell table:style-name="ce76" office:value="None" office:value-type="string"/>
          <table:covered-table-cell table:style-name="ce76" table:number-columns-repeated="30"/>
          <table:table-cell table:style-name="ce1" office:value="None" office:value-type="string"/>
        </table:table-row>
        <table:table-row table:style-name="d268fe8f26223833959baa8d5bdb0df3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number-rows-spanned="2" table:style-name="ce66" table:number-columns-spanned="11" office:value="None" office:value-type="string">
            <text:p><text:span text:style-name="ce66">бухгалтер</text:span></text:p>
          </table:table-cell>
          <table:covered-table-cell table:style-name="ce1" table:number-columns-repeated="10"/>
          <table:table-cell table:style-name="ce67" office:value="None" office:value-type="string"/>
          <table:table-cell table:style-name="ce67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8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9" table:number-columns-spanned="12" office:value="None" office:value-type="string">
            <text:p><text:span text:style-name="ce29">(должность)</text:span></text:p>
          </table:table-cell>
          <table:covered-table-cell table:style-name="ce1" table:number-columns-repeated="11"/>
          <table:table-cell table:style-name="ce110" office:value="None" office:value-type="string"/>
          <table:table-cell table:style-name="ce29" table:number-columns-spanned="12" office:value="None" office:value-type="string">
            <text:p><text:span text:style-name="ce29">(подпись)</text:span></text:p>
          </table:table-cell>
          <table:covered-table-cell table:style-name="ce110" table:number-columns-repeated="11"/>
          <table:table-cell table:style-name="ce110" office:value="None" office:value-type="string"/>
          <table:table-cell table:style-name="ce29" table:number-columns-spanned="30" office:value="None" office:value-type="string">
            <text:p><text:span text:style-name="ce29">(расшифровка подписи)</text:span></text:p>
          </table:table-cell>
          <table:covered-table-cell table:style-name="ce110" table:number-columns-repeated="29"/>
          <table:table-cell table:style-name="ce1" office:value="None" office:value-type="string"/>
        </table:table-row>
        <table:table-row table:style-name="e6a5fc0795fa6131fee13bbd77a8705e">
          <table:table-cell table:style-name="ce11" office:value="None" office:value-type="string">
            <text:p><text:span text:style-name="ce11">Отпуск разрешил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35" table:number-columns-spanned="10" office:value="None" office:value-type="string">
            <text:p><text:span text:style-name="ce35">Директор</text:span></text:p>
          </table:table-cell>
          <table:covered-table-cell table:style-name="ce1" table:number-columns-repeated="9"/>
          <table:table-cell table:style-name="ce40" office:value="None" office:value-type="string"/>
          <table:table-cell table:style-name="ce35" table:number-columns-spanned="7" office:value="None" office:value-type="string"/>
          <table:covered-table-cell table:style-name="ce40" table:number-columns-repeated="6"/>
          <table:table-cell table:style-name="ce40" office:value="None" office:value-type="string"/>
          <table:table-cell table:style-name="ce35" table:number-columns-spanned="18" office:value="None" office:value-type="string">
            <text:p><text:span text:style-name="ce35">Солодилов А.А.</text:span></text:p>
          </table:table-cell>
          <table:covered-table-cell table:style-name="ce40" table:number-columns-repeated="17"/>
          <table:table-cell table:style-name="ce1" office:value="None" office:value-type="string"/>
          <table:covered-table-cell table:style-name="ce1" table:number-columns-repeated="11"/>
          <table:table-cell table:style-name="ce69" table:number-columns-spanned="10" office:value="None" office:value-type="string"/>
          <table:covered-table-cell table:style-name="ce1" table:number-columns-repeated="9"/>
          <table:table-cell table:style-name="ce1" office:value="None" office:value-type="string"/>
          <table:table-cell table:style-name="ce1" office:value="None" office:value-type="string"/>
          <table:table-cell table:style-name="ce36" table:number-columns-spanned="19" office:value="None" office:value-type="string">
            <text:p><text:span text:style-name="ce36">Латышева Т.И.</text:span></text:p>
          </table:table-cell>
          <table:covered-table-cell table:style-name="ce1" table:number-columns-repeated="18"/>
          <table:table-cell table:style-name="ce1" office:value="None" office:value-type="string"/>
          <table:table-cell table:style-name="ce1" office:value="None" office:value-type="string"/>
          <table:table-cell table:style-name="ce81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1" office:value="None" office:value-type="string"/>
        </table:table-row>
        <table:table-row table:style-name="8997b979bba032ffbc773886e4754973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9" table:number-columns-spanned="10" office:value="None" office:value-type="string">
            <text:p><text:span text:style-name="ce29">(должность)</text:span></text:p>
          </table:table-cell>
          <table:covered-table-cell table:style-name="ce1" table:number-columns-repeated="9"/>
          <table:table-cell table:style-name="ce41" office:value="None" office:value-type="string"/>
          <table:table-cell table:style-name="ce29" table:number-columns-spanned="7" office:value="None" office:value-type="string">
            <text:p><text:span text:style-name="ce29">(подпись)</text:span></text:p>
          </table:table-cell>
          <table:covered-table-cell table:style-name="ce41" table:number-columns-repeated="6"/>
          <table:table-cell table:style-name="ce41" office:value="None" office:value-type="string"/>
          <table:table-cell table:style-name="ce29" table:number-columns-spanned="18" office:value="None" office:value-type="string">
            <text:p><text:span text:style-name="ce29">(расшифровка подписи)</text:span></text:p>
          </table:table-cell>
          <table:covered-table-cell table:style-name="ce41" table:number-columns-repeated="17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29" table:number-columns-spanned="10" office:value="None" office:value-type="string">
            <text:p><text:span text:style-name="ce29">(подпись)</text:span></text:p>
          </table:table-cell>
          <table:covered-table-cell table:style-name="ce41" table:number-columns-repeated="9"/>
          <table:table-cell table:style-name="ce45" office:value="None" office:value-type="string"/>
          <table:table-cell table:style-name="ce45" office:value="None" office:value-type="string"/>
          <table:table-cell table:style-name="ce29" table:number-columns-spanned="19" office:value="None" office:value-type="string">
            <text:p><text:span text:style-name="ce29">(расшифровка подписи)</text:span></text:p>
          </table:table-cell>
          <table:covered-table-cell table:style-name="ce45" table:number-columns-repeated="18"/>
          <table:table-cell table:style-name="ce1" office:value="None" office:value-type="string"/>
          <table:table-cell table:style-name="ce1" office:value="None" office:value-type="string"/>
          <table:table-cell table:style-name="ce81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1" office:value="None" office:value-type="string"/>
        </table:table-row>
        <table:table-row table:style-name="d35eb7b3e8017eddf3419f5cf9f283ed">
          <table:table-cell table:style-name="ce1" office:value="None" office:value-type="string"/>
          <table:covered-table-cell table:style-name="ce1" table:number-columns-repeated="100"/>
          <table:table-cell table:style-name="ce81" office:value="None" office:value-type="string"/>
          <table:table-cell table:style-name="ce77" office:value="None" office:value-type="string">
            <text:p><text:span text:style-name="ce77">(При личном приеме товара по количеству и ассортименту)</text:span></text:p>
          </table:table-cell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1" office:value="None" office:value-type="string"/>
        </table:table-row>
        <table:table-row table:style-name="62f7880bd46f5340a876d24688d08831">
          <table:table-cell table:style-name="ce11" office:value="None" office:value-type="string">
            <text:p><text:span text:style-name="ce11">Отпуск груза произвел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39" table:number-columns-spanned="16" office:value="None" office:value-type="string">
            <text:p><text:span text:style-name="ce39">Охранник-контроллер</text:span></text:p>
          </table:table-cell>
          <table:covered-table-cell table:style-name="ce1" table:number-columns-repeated="15"/>
          <table:table-cell table:style-name="ce1" office:value="None" office:value-type="string"/>
          <table:table-cell table:style-name="ce1" office:value="None" office:value-type="string"/>
          <table:table-cell table:style-name="ce35" table:number-columns-spanned="14" office:value="None" office:value-type="string"/>
          <table:covered-table-cell table:style-name="ce1" table:number-columns-repeated="13"/>
          <table:table-cell table:style-name="ce1" office:value="None" office:value-type="string"/>
          <table:table-cell table:style-name="ce1" office:value="None" office:value-type="string"/>
          <table:table-cell table:style-name="ce35" table:number-columns-spanned="26" office:value="None" office:value-type="string">
            <text:p><text:span text:style-name="ce35">Обухов Е.</text:span></text:p>
          </table:table-cell>
          <table:covered-table-cell table:style-name="ce1" table:number-columns-repeated="25"/>
          <table:table-cell table:style-name="ce77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82" table:number-columns-spanned="84" office:value="None" office:value-type="string"/>
          <table:covered-table-cell table:style-name="ce1" table:number-columns-repeated="83"/>
          <table:table-cell table:style-name="ce1" office:value="None" office:value-type="string"/>
        </table:table-row>
        <table:table-row table:style-name="d470a4777ce4cbe5f126f8e6a72d3a72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29" table:number-columns-spanned="16" office:value="None" office:value-type="string">
            <text:p><text:span text:style-name="ce29">(должность)</text:span></text:p>
          </table:table-cell>
          <table:covered-table-cell table:style-name="ce1" table:number-columns-repeated="15"/>
          <table:table-cell table:style-name="ce45" office:value="None" office:value-type="string"/>
          <table:table-cell table:style-name="ce45" office:value="None" office:value-type="string"/>
          <table:table-cell table:style-name="ce29" table:number-columns-spanned="14" office:value="None" office:value-type="string">
            <text:p><text:span text:style-name="ce29">(подпись)</text:span></text:p>
          </table:table-cell>
          <table:covered-table-cell table:style-name="ce45" table:number-columns-repeated="13"/>
          <table:table-cell table:style-name="ce45" office:value="None" office:value-type="string"/>
          <table:table-cell table:style-name="ce45" office:value="None" office:value-type="string"/>
          <table:table-cell table:style-name="ce29" table:number-columns-spanned="26" office:value="None" office:value-type="string">
            <text:p><text:span text:style-name="ce29">(расшифровка подписи)</text:span></text:p>
          </table:table-cell>
          <table:covered-table-cell table:style-name="ce45" table:number-columns-repeated="25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81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1" office:value="None" office:value-type="string"/>
        </table:table-row>
        <table:table-row table:style-name="c9ea1a2577ca948e97d22b2e523f2ff8">
          <table:table-cell table:style-name="ce1" office:value="None" office:value-type="string"/>
          <table:covered-table-cell table:style-name="ce1" table:number-columns-repeated="100"/>
          <table:table-cell table:style-name="ce81" office:value="None" office:value-type="string"/>
          <table:table-cell table:style-name="ce83" office:value="None" office:value-type="string">
            <text:p><text:span text:style-name="ce83">Груз получил грузополучатель</text:span></text:p>
          </table:table-cell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39" table:number-columns-spanned="9" office:value="None" office:value-type="string"/>
          <table:covered-table-cell table:style-name="ce77" table:number-columns-repeated="8"/>
          <table:table-cell table:style-name="ce108" office:value="None" office:value-type="string"/>
          <table:table-cell table:style-name="ce108" office:value="None" office:value-type="string"/>
          <table:table-cell table:style-name="ce118" table:number-columns-spanned="11" office:value="None" office:value-type="string"/>
          <table:covered-table-cell table:style-name="ce108" table:number-columns-repeated="10"/>
          <table:table-cell table:style-name="ce40" office:value="None" office:value-type="string"/>
          <table:table-cell table:style-name="ce40" office:value="None" office:value-type="string"/>
          <table:table-cell table:style-name="ce118" table:number-columns-spanned="28" office:value="None" office:value-type="string"/>
          <table:covered-table-cell table:style-name="ce40" table:number-columns-repeated="27"/>
          <table:table-cell table:style-name="ce1" office:value="None" office:value-type="string"/>
        </table:table-row>
        <table:table-row table:style-name="263d86a25addc62c1e01dc41657a69c2">
          <table:table-cell table:style-name="ce1" office:value="None" office:value-type="string"/>
          <table:covered-table-cell table:style-name="ce1" table:number-columns-repeated="100"/>
          <table:table-cell table:style-name="ce81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29" table:number-columns-spanned="9" office:value="None" office:value-type="string">
            <text:p><text:span text:style-name="ce29">(должность)</text:span></text:p>
          </table:table-cell>
          <table:covered-table-cell table:style-name="ce77" table:number-columns-repeated="8"/>
          <table:table-cell table:style-name="ce109" office:value="None" office:value-type="string"/>
          <table:table-cell table:style-name="ce109" office:value="None" office:value-type="string"/>
          <table:table-cell table:style-name="ce29" table:number-columns-spanned="11" office:value="None" office:value-type="string">
            <text:p><text:span text:style-name="ce29">(подпись)</text:span></text:p>
          </table:table-cell>
          <table:covered-table-cell table:style-name="ce109" table:number-columns-repeated="10"/>
          <table:table-cell table:style-name="ce41" office:value="None" office:value-type="string"/>
          <table:table-cell table:style-name="ce41" office:value="None" office:value-type="string"/>
          <table:table-cell table:style-name="ce29" table:number-columns-spanned="28" office:value="None" office:value-type="string">
            <text:p><text:span text:style-name="ce29">(расшифровка подписи)</text:span></text:p>
          </table:table-cell>
          <table:covered-table-cell table:style-name="ce41" table:number-columns-repeated="27"/>
          <table:table-cell table:style-name="ce1" office:value="None" office:value-type="string"/>
        </table:table-row>
        <table:table-row table:style-name="781abb4f6f42b1f238953e71b3b1638d"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>
            <text:p><text:span text:style-name="ce1">М.П.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>
            <text:p><text:span text:style-name="ce1">«</text:span></text:p>
          </table:table-cell>
          <table:table-cell table:style-name="ce1" office:value="None" office:value-type="string"/>
          <table:table-cell table:style-name="ce62" table:number-columns-spanned="5" office:value="None" office:value-type="string">
            <text:p><text:span text:style-name="ce62">18</text:span></text:p>
          </table:table-cell>
          <table:covered-table-cell table:style-name="ce1" table:number-columns-repeated="4"/>
          <table:table-cell table:style-name="ce68" office:value="None" office:value-type="string">
            <text:p><text:span text:style-name="ce68">»</text:span></text:p>
          </table:table-cell>
          <table:table-cell table:style-name="ce68" office:value="None" office:value-type="string"/>
          <table:table-cell table:style-name="ce68" office:value="None" office:value-type="string"/>
          <table:table-cell table:style-name="ce62" table:number-columns-spanned="18" office:value="None" office:value-type="string">
            <text:p><text:span text:style-name="ce62">мая</text:span></text:p>
          </table:table-cell>
          <table:covered-table-cell table:style-name="ce68" table:number-columns-repeated="17"/>
          <table:table-cell table:style-name="ce78" office:value="None" office:value-type="string"/>
          <table:table-cell table:style-name="ce78" office:value="None" office:value-type="string"/>
          <table:table-cell table:style-name="ce62" table:number-columns-spanned="10" office:value="None" office:value-type="string">
            <text:p><text:span text:style-name="ce62">2009</text:span></text:p>
          </table:table-cell>
          <table:covered-table-cell table:style-name="ce78" table:number-columns-repeated="9"/>
          <table:table-cell table:style-name="ce80" office:value="None" office:value-type="string"/>
          <table:table-cell table:style-name="ce1" office:value="None" office:value-type="string">
            <text:p><text:span text:style-name="ce1">года</text:span></text:p>
          </table:table-cell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1" office:value="None" office:value-type="string"/>
          <table:table-cell table:style-name="ce81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77" office:value="None" office:value-type="string"/>
          <table:table-cell table:style-name="ce1" office:value="None" office:value-type="string"/>
        </table:table-row>
        <table:table-row table:style-name="1b2fbfc1acb40d8477dce2b66a5cc925">
          <table:table-cell office:value="None" office:value-type="string"/>
        </table:table-row>
        <table:table-row table:style-name="4f0009622c04dc832a5dc22b7c2a6085">
          <table:table-cell office:value="None" office:value-type="string"/>
        </table:table-row>
      </table:table>
      <table:table table:name="стр2">
        <table:table-column table:style-name="e827ce6d94f039ed1b86034704c7137e" table:number-columns-repeated="257" table:default-cell-style-name="ce12"/>
        <table:table-column table:style-name="9071eef557b9832beafc10116b800b9f" table:number-columns-repeated="767" table:default-cell-style-name="None"/>
        <table:table-row table:style-name="a6b2ab8bc3bcf4eff7065ae387e70245">
          <table:table-cell table:style-name="ce40" office:value="None" office:value-type="string"/>
          <table:covered-table-cell table:style-name="ce40" table:number-columns-repeated="188"/>
          <table:table-cell table:style-name="ce342" office:value="None" office:value-type="string">
            <text:p><text:span text:style-name="ce342">Оборотная сторона формы № 1-Т</text:span></text:p>
          </table:table-cell>
          <table:table-cell table:style-name="ce40" office:value="None" office:value-type="string"/>
        </table:table-row>
        <table:table-row table:style-name="997a01cfe576eb556f94b210c0af076c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10" office:value="None" office:value-type="string">
            <text:p><text:span text:style-name="ce10">2. ТРАНСПОРТНЫЙ РАЗДЕЛ</text:span></text:p>
          </table:table-cell>
          <table:table-cell table:style-name="ce40" office:value="None" office:value-type="string"/>
        </table:table-row>
        <table:table-row table:style-name="381fc9a9db60d0c26d802fe6474948d8">
          <table:table-cell table:style-name="ce180" office:value="None" office:value-type="string">
            <text:p><text:span text:style-name="ce180">Регистрационный №</text:span></text:p>
          </table:table-cell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252" table:number-columns-spanned="26" office:value="None" office:value-type="string"/>
          <table:covered-table-cell table:style-name="ce180" table:number-columns-repeated="25"/>
          <table:table-cell table:style-name="ce274" office:value="None" office:value-type="string"/>
          <table:table-cell table:style-name="ce274" office:value="None" office:value-type="string"/>
          <table:table-cell table:style-name="ce274" office:value="None" office:value-type="string"/>
          <table:table-cell table:style-name="ce274" office:value="None" office:value-type="string"/>
          <table:table-cell table:style-name="ce274" office:value="None" office:value-type="string"/>
          <table:table-cell table:style-name="ce274" office:value="None" office:value-type="string">
            <text:p><text:span text:style-name="ce274">Серия</text:span></text:p>
          </table:table-cell>
          <table:table-cell table:style-name="ce274" office:value="None" office:value-type="string"/>
          <table:table-cell table:style-name="ce274" office:value="None" office:value-type="string"/>
          <table:table-cell table:style-name="ce274" office:value="None" office:value-type="string"/>
          <table:table-cell table:style-name="ce274" office:value="None" office:value-type="string"/>
          <table:table-cell table:style-name="ce274" office:value="None" office:value-type="string"/>
          <table:table-cell table:style-name="ce274" office:value="None" office:value-type="string"/>
          <table:table-cell table:style-name="ce252" table:number-columns-spanned="19" office:value="None" office:value-type="string"/>
          <table:covered-table-cell table:style-name="ce274" table:number-columns-repeated="18"/>
          <table:table-cell table:style-name="ce274" office:value="None" office:value-type="string"/>
          <table:table-cell table:style-name="ce274" office:value="None" office:value-type="string"/>
          <table:table-cell table:style-name="ce274" office:value="None" office:value-type="string"/>
          <table:table-cell table:style-name="ce274" office:value="None" office:value-type="string"/>
          <table:table-cell table:style-name="ce274" office:value="None" office:value-type="string"/>
          <table:table-cell table:style-name="ce274" office:value="None" office:value-type="string">
            <text:p><text:span text:style-name="ce274">№</text:span></text:p>
          </table:table-cell>
          <table:table-cell table:style-name="ce274" office:value="None" office:value-type="string"/>
          <table:table-cell table:style-name="ce274" office:value="None" office:value-type="string"/>
          <table:table-cell table:style-name="ce274" office:value="None" office:value-type="string"/>
          <table:table-cell table:style-name="ce252" table:number-columns-spanned="23" office:value="None" office:value-type="string"/>
          <table:covered-table-cell table:style-name="ce274" table:number-columns-repeated="22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342" office:value="None" office:value-type="string">
            <text:p><text:span text:style-name="ce342">ТТН №</text:span></text:p>
          </table:table-cell>
          <table:table-cell table:style-name="ce40" office:value="None" office:value-type="string"/>
          <table:table-cell table:style-name="ce6" table:number-columns-spanned="19" office:value="None" office:value-type="string">
            <text:p><text:span text:style-name="ce6">249</text:span></text:p>
          </table:table-cell>
          <table:covered-table-cell table:style-name="ce40" table:number-columns-repeated="18"/>
          <table:table-cell table:style-name="ce40" office:value="None" office:value-type="string"/>
        </table:table-row>
        <table:table-row table:style-name="29c5bcb69cb1128176aae1da9801d864">
          <table:table-cell table:style-name="ce40" office:value="None" office:value-type="string">
            <text:p><text:span text:style-name="ce40">Срок доставки груза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>
            <text:p><text:span text:style-name="ce40">«</text:span></text:p>
          </table:table-cell>
          <table:table-cell table:style-name="ce40" office:value="None" office:value-type="string"/>
          <table:table-cell table:style-name="ce16" table:number-columns-spanned="4" office:value="None" office:value-type="string">
            <text:p><text:span text:style-name="ce16">18</text:span></text:p>
          </table:table-cell>
          <table:covered-table-cell table:style-name="ce40" table:number-columns-repeated="3"/>
          <table:table-cell table:style-name="ce40" office:value="None" office:value-type="string">
            <text:p><text:span text:style-name="ce40">»</text:span></text:p>
          </table:table-cell>
          <table:table-cell table:style-name="ce40" office:value="None" office:value-type="string"/>
          <table:table-cell table:style-name="ce264" table:number-columns-spanned="17" office:value="None" office:value-type="string">
            <text:p><text:span text:style-name="ce264">мая</text:span></text:p>
          </table:table-cell>
          <table:covered-table-cell table:style-name="ce40" table:number-columns-repeated="16"/>
          <table:table-cell table:style-name="ce275" office:value="None" office:value-type="string"/>
          <table:table-cell table:style-name="ce275" office:value="None" office:value-type="string"/>
          <table:table-cell table:style-name="ce35" table:number-columns-spanned="7" office:value="2009" office:value-type="float">
            <text:p><text:span text:style-name="ce35">2009</text:span></text:p>
          </table:table-cell>
          <table:covered-table-cell table:style-name="ce275" table:number-columns-repeated="6"/>
          <table:table-cell table:style-name="ce40" office:value="None" office:value-type="string">
            <text:p><text:span text:style-name="ce40">года</text:span></text:p>
          </table:table-cell>
          <table:table-cell table:style-name="ce40" office:value="None" office:value-type="string"/>
          <table:covered-table-cell table:style-name="ce40" table:number-columns-repeated="112"/>
          <table:table-cell table:style-name="ce343" office:value="None" office:value-type="string">
            <text:p><text:span text:style-name="ce343">К путевому</text:span></text:p>
          </table:table-cell>
          <table:table-cell table:style-name="ce40" office:value="None" office:value-type="string"/>
          <table:table-cell table:number-rows-spanned="2" table:style-name="ce7" table:number-columns-spanned="19" office:value="None" office:value-type="string">
            <text:p><text:span text:style-name="ce7">1115</text:span></text:p>
          </table:table-cell>
          <table:covered-table-cell table:style-name="ce40" table:number-columns-repeated="18"/>
          <table:table-cell table:style-name="ce40" office:value="None" office:value-type="string"/>
        </table:table-row>
        <table:table-row table:style-name="26923a9976387bcce44a9254b207d7e7">
          <table:table-cell table:style-name="ce180" office:value="None" office:value-type="string">
            <text:p><text:span text:style-name="ce180">Организация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5" table:number-columns-spanned="140" office:value="None" office:value-type="string"/>
          <table:covered-table-cell table:style-name="ce40" table:number-columns-repeated="139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342" office:value="None" office:value-type="string">
            <text:p><text:span text:style-name="ce342">листу №</text:span></text:p>
          </table:table-cell>
          <table:table-cell table:style-name="ce40" office:value="None" office:value-type="string"/>
          <table:covered-table-cell table:style-name="ce40" table:number-columns-repeated="19"/>
          <table:table-cell table:style-name="ce40" office:value="None" office:value-type="string"/>
        </table:table-row>
        <table:table-row table:style-name="7f5914dddcddf1ff3fae0a56e7609691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6" table:number-columns-spanned="140" office:value="None" office:value-type="string">
            <text:p><text:span text:style-name="ce236">(наименование, адрес, номер телефона, банковские реквизиты)</text:span></text:p>
          </table:table-cell>
          <table:covered-table-cell table:style-name="ce40" table:number-columns-repeated="139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number-rows-spanned="4" table:style-name="ce7" table:number-columns-spanned="19" office:value="None" office:value-type="string">
            <text:p><text:span text:style-name="ce7">05229807</text:span></text:p>
          </table:table-cell>
          <table:covered-table-cell table:style-name="ce40" table:number-columns-repeated="18"/>
          <table:table-cell table:style-name="ce40" office:value="None" office:value-type="string"/>
        </table:table-row>
        <table:table-row table:style-name="5c9244fd4e12df0dadc22e34439aed60">
          <table:table-cell table:style-name="ce40" office:value="None" office:value-type="string">
            <text:p><text:span text:style-name="ce40">Автомобиль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7" table:number-columns-spanned="40" office:value="None" office:value-type="string">
            <text:p><text:span text:style-name="ce237">Маз</text:span></text:p>
          </table:table-cell>
          <table:covered-table-cell table:style-name="ce40" table:number-columns-repeated="39"/>
          <table:table-cell table:style-name="ce108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>
            <text:p><text:span text:style-name="ce40">Государственный номерной знак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8" table:number-columns-spanned="41" office:value="None" office:value-type="string">
            <text:p><text:span text:style-name="ce238">Т503вк19</text:span></text:p>
          </table:table-cell>
          <table:covered-table-cell table:style-name="ce40" table:number-columns-repeated="40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covered-table-cell table:style-name="ce40" table:number-columns-repeated="19"/>
          <table:table-cell table:style-name="ce40" office:value="None" office:value-type="string"/>
        </table:table-row>
        <table:table-row table:style-name="67895cc7eb5f7c9cb089ae0f9ab4c410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3" table:number-columns-spanned="40" office:value="None" office:value-type="string">
            <text:p><text:span text:style-name="ce233">(марка)</text:span></text:p>
          </table:table-cell>
          <table:covered-table-cell table:style-name="ce40" table:number-columns-repeated="39"/>
          <table:table-cell table:style-name="ce40" office:value="None" office:value-type="string"/>
          <table:covered-table-cell table:style-name="ce40" table:number-columns-repeated="136"/>
          <table:table-cell table:style-name="ce40" office:value="None" office:value-type="string"/>
        </table:table-row>
        <table:table-row table:style-name="46a406ac6954f65d80f420f3bbdb5e12">
          <table:table-cell table:style-name="ce40" office:value="None" office:value-type="string">
            <text:p><text:span text:style-name="ce40">Заказчик (плательщик)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53" table:number-columns-spanned="148" office:value="None" office:value-type="string">
            <text:p><text:span text:style-name="ce253">Открытое Акционерное Общество "АЯН" 655004 г.Абакан, ул. Советская 207 28-52-87 Абаканское ОСБ N 8602 Абакан БИК 049514608 р/с 40702810471020000310</text:span></text:p>
          </table:table-cell>
          <table:covered-table-cell table:style-name="ce40" table:number-columns-repeated="147"/>
          <table:covered-table-cell table:style-name="ce253" table:number-columns-repeated="19"/>
          <table:table-cell table:style-name="ce40" office:value="None" office:value-type="string"/>
        </table:table-row>
        <table:table-row table:style-name="803afc67eef98f9ad1bd7d5b5224b01c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73" office:value="None" office:value-type="string">
            <text:p><text:span text:style-name="ce273">(наименование, адрес, номер телефона, банковские реквизиты)</text:span></text:p>
          </table:table-cell>
          <table:table-cell table:style-name="ce40" office:value="None" office:value-type="string"/>
          <table:covered-table-cell table:style-name="ce40" table:number-columns-repeated="125"/>
          <table:table-cell table:number-rows-spanned="4" table:style-name="ce7" table:number-columns-spanned="19" office:value="None" office:value-type="string"/>
          <table:covered-table-cell table:style-name="ce40" table:number-columns-repeated="18"/>
          <table:table-cell table:style-name="ce40" office:value="None" office:value-type="string"/>
        </table:table-row>
        <table:table-row table:style-name="c4f9f25f9d2c2d14a8f6c84589ae1b57">
          <table:table-cell table:style-name="ce11" office:value="None" office:value-type="string">
            <text:p><text:span text:style-name="ce11">Водитель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2" table:number-columns-spanned="89" office:value="None" office:value-type="string">
            <text:p><text:span text:style-name="ce232">Назаров Олег Сергеевич</text:span></text:p>
          </table:table-cell>
          <table:covered-table-cell table:style-name="ce40" table:number-columns-repeated="88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11" office:value="None" office:value-type="string">
            <text:p><text:span text:style-name="ce11">Удостоверение №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8" table:number-columns-spanned="43" office:value="None" office:value-type="string">
            <text:p><text:span text:style-name="ce238">19ев493295</text:span></text:p>
          </table:table-cell>
          <table:covered-table-cell table:style-name="ce40" table:number-columns-repeated="42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covered-table-cell table:style-name="ce40" table:number-columns-repeated="19"/>
          <table:table-cell table:style-name="ce40" office:value="None" office:value-type="string"/>
        </table:table-row>
        <table:table-row table:style-name="d4bb6f85e670d3574a99adef3c1964b6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3" table:number-columns-spanned="89" office:value="None" office:value-type="string">
            <text:p><text:span text:style-name="ce233">(фамилия, имя, отчество)</text:span></text:p>
          </table:table-cell>
          <table:covered-table-cell table:style-name="ce40" table:number-columns-repeated="88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covered-table-cell table:style-name="ce40" table:number-columns-repeated="19"/>
          <table:table-cell table:style-name="ce40" office:value="None" office:value-type="string"/>
        </table:table-row>
        <table:table-row table:style-name="2ee9f52fd56757fbf7e35c75134aedbd">
          <table:table-cell table:number-rows-spanned="2" table:style-name="ce181" table:number-columns-spanned="23" office:value="None" office:value-type="string">
            <text:p><text:span text:style-name="ce181">Лицензионная карточка</text:span></text:p>
          </table:table-cell>
          <table:covered-table-cell table:number-columns-repeated="22"/>
          <table:table-cell table:style-name="ce40" office:value="None" office:value-type="string"/>
          <table:table-cell table:style-name="ce35" table:number-columns-spanned="54" office:value="None" office:value-type="string">
            <text:p><text:span text:style-name="ce35">стандартная, ограниченная</text:span></text:p>
          </table:table-cell>
          <table:covered-table-cell table:style-name="ce40" table:number-columns-repeated="53"/>
          <table:table-cell table:style-name="ce108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>
            <text:p><text:span text:style-name="ce40">Вид перевозки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2" table:number-columns-spanned="50" office:value="None" office:value-type="string"/>
          <table:covered-table-cell table:style-name="ce40" table:number-columns-repeated="49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342" office:value="None" office:value-type="string">
            <text:p><text:span text:style-name="ce342">Код</text:span></text:p>
          </table:table-cell>
          <table:table-cell table:style-name="ce40" office:value="None" office:value-type="string"/>
          <table:covered-table-cell table:style-name="ce40" table:number-columns-repeated="19"/>
          <table:table-cell table:style-name="ce40" office:value="None" office:value-type="string"/>
        </table:table-row>
        <table:table-row table:style-name="8363c5f0ef215d96fbe6d4f46558c3f5">
          <table:covered-table-cell table:number-columns-repeated="23"/>
          <table:table-cell table:style-name="ce40" office:value="None" office:value-type="string"/>
          <table:table-cell table:style-name="ce233" table:number-columns-spanned="54" office:value="None" office:value-type="string">
            <text:p><text:span text:style-name="ce233">(ненужное зачеркнуть)</text:span></text:p>
          </table:table-cell>
          <table:covered-table-cell table:style-name="ce40" table:number-columns-repeated="53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number-rows-spanned="3" table:style-name="ce7" table:number-columns-spanned="19" office:value="None" office:value-type="string">
            <text:p><text:span text:style-name="ce7">ст.Ханкуль</text:span></text:p>
          </table:table-cell>
          <table:covered-table-cell table:style-name="ce40" table:number-columns-repeated="18"/>
          <table:table-cell table:style-name="ce40" office:value="None" office:value-type="string"/>
        </table:table-row>
        <table:table-row table:style-name="5124cd6462c6d1b07bdb8a7386ad2557">
          <table:table-cell table:style-name="ce40" office:value="None" office:value-type="string">
            <text:p><text:span text:style-name="ce40">Регистрационный №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8" table:number-columns-spanned="39" office:value="None" office:value-type="string"/>
          <table:covered-table-cell table:style-name="ce40" table:number-columns-repeated="38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>
            <text:p><text:span text:style-name="ce40">Серия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8" table:number-columns-spanned="21" office:value="None" office:value-type="string"/>
          <table:covered-table-cell table:style-name="ce40" table:number-columns-repeated="20"/>
          <table:table-cell table:style-name="ce298" office:value="None" office:value-type="string"/>
          <table:table-cell table:style-name="ce298" office:value="None" office:value-type="string">
            <text:p><text:span text:style-name="ce298">№</text:span></text:p>
          </table:table-cell>
          <table:table-cell table:style-name="ce298" office:value="None" office:value-type="string"/>
          <table:table-cell table:style-name="ce298" office:value="None" office:value-type="string"/>
          <table:table-cell table:style-name="ce298" office:value="None" office:value-type="string"/>
          <table:table-cell table:style-name="ce298" office:value="None" office:value-type="string"/>
          <table:table-cell table:style-name="ce238" table:number-columns-spanned="29" office:value="None" office:value-type="string"/>
          <table:covered-table-cell table:style-name="ce298" table:number-columns-repeated="28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covered-table-cell table:style-name="ce40" table:number-columns-repeated="19"/>
          <table:table-cell table:style-name="ce40" office:value="None" office:value-type="string"/>
        </table:table-row>
        <table:table-row table:style-name="dbb5e459743da342880064c61817a57d">
          <table:table-cell table:style-name="ce40" office:value="None" office:value-type="string">
            <text:p><text:span text:style-name="ce40">Пункт погрузки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8" table:number-columns-spanned="56" office:value="None" office:value-type="string">
            <text:p><text:span text:style-name="ce238">ст.Ханкуль</text:span></text:p>
          </table:table-cell>
          <table:covered-table-cell table:style-name="ce40" table:number-columns-repeated="55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>
            <text:p><text:span text:style-name="ce40">Пункт разгрузки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8" table:number-columns-spanned="60" office:value="None" office:value-type="string">
            <text:p><text:span text:style-name="ce238">ОАО "АЯН" Советская 207 т.5-62-87</text:span></text:p>
          </table:table-cell>
          <table:covered-table-cell table:style-name="ce40" table:number-columns-repeated="59"/>
          <table:table-cell table:style-name="ce108" office:value="None" office:value-type="string"/>
          <table:table-cell table:style-name="ce40" office:value="None" office:value-type="string"/>
          <table:table-cell table:style-name="ce108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344" office:value="None" office:value-type="string">
            <text:p><text:span text:style-name="ce344">Маршрут</text:span></text:p>
          </table:table-cell>
          <table:table-cell table:style-name="ce40" office:value="None" office:value-type="string"/>
          <table:covered-table-cell table:style-name="ce40" table:number-columns-repeated="19"/>
          <table:table-cell table:style-name="ce40" office:value="None" office:value-type="string"/>
        </table:table-row>
        <table:table-row table:style-name="70ebfd43384457385274636bbec88e92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3" table:number-columns-spanned="56" office:value="None" office:value-type="string">
            <text:p><text:span text:style-name="ce233">(адрес, номер телефона)</text:span></text:p>
          </table:table-cell>
          <table:covered-table-cell table:style-name="ce40" table:number-columns-repeated="55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3" table:number-columns-spanned="60" office:value="None" office:value-type="string">
            <text:p><text:span text:style-name="ce233">(адрес, номер телефона)</text:span></text:p>
          </table:table-cell>
          <table:covered-table-cell table:style-name="ce40" table:number-columns-repeated="59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number-rows-spanned="2" table:style-name="ce7" table:number-columns-spanned="19" office:value="None" office:value-type="string"/>
          <table:covered-table-cell table:style-name="ce40" table:number-columns-repeated="18"/>
          <table:table-cell table:style-name="ce40" office:value="None" office:value-type="string"/>
        </table:table-row>
        <table:table-row table:style-name="b27cce94589062d0a5389d0133efc233">
          <table:table-cell table:style-name="ce180" office:value="None" office:value-type="string">
            <text:p><text:span text:style-name="ce180">Переадресовка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119" table:number-columns-spanned="51" office:value="None" office:value-type="string">
            <text:p><text:span text:style-name="ce119">-</text:span></text:p>
          </table:table-cell>
          <table:covered-table-cell table:style-name="ce40" table:number-columns-repeated="50"/>
          <table:table-cell table:style-name="ce40" office:value="None" office:value-type="string"/>
          <table:table-cell table:style-name="ce40" office:value="None" office:value-type="string"/>
          <table:table-cell table:style-name="ce180" office:value="None" office:value-type="string">
            <text:p><text:span text:style-name="ce180">1.Прицеп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52" table:number-columns-spanned="16" office:value="None" office:value-type="string">
            <text:p><text:span text:style-name="ce252">Цистерна</text:span></text:p>
          </table:table-cell>
          <table:covered-table-cell table:style-name="ce40" table:number-columns-repeated="15"/>
          <table:table-cell table:style-name="ce180" office:value="None" office:value-type="string"/>
          <table:table-cell table:style-name="ce180" office:value="None" office:value-type="string">
            <text:p><text:span text:style-name="ce180">Государственный номерной знак</text:span></text:p>
          </table:table-cell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252" table:number-columns-spanned="23" office:value="None" office:value-type="string">
            <text:p><text:span text:style-name="ce252">АЕ0053</text:span></text:p>
          </table:table-cell>
          <table:covered-table-cell table:style-name="ce180" table:number-columns-repeated="22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343" office:value="None" office:value-type="string">
            <text:p><text:span text:style-name="ce343">Гаражный номер</text:span></text:p>
          </table:table-cell>
          <table:table-cell table:style-name="ce40" office:value="None" office:value-type="string"/>
          <table:covered-table-cell table:style-name="ce40" table:number-columns-repeated="19"/>
          <table:table-cell table:style-name="ce40" office:value="None" office:value-type="string"/>
        </table:table-row>
        <table:table-row table:style-name="cdf67aa4a6b07b69df517a9975923e99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3" table:number-columns-spanned="51" office:value="None" office:value-type="string">
            <text:p><text:span text:style-name="ce233">(наименование и адрес нового грузополучателя, номер распоряжения)</text:span></text:p>
          </table:table-cell>
          <table:covered-table-cell table:style-name="ce40" table:number-columns-repeated="50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91" table:number-columns-spanned="16" office:value="None" office:value-type="string">
            <text:p><text:span text:style-name="ce291">(марка)</text:span></text:p>
          </table:table-cell>
          <table:covered-table-cell table:style-name="ce40" table:number-columns-repeated="15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number-rows-spanned="2" table:style-name="ce8" table:number-columns-spanned="19" office:value="None" office:value-type="string"/>
          <table:covered-table-cell table:style-name="ce40" table:number-columns-repeated="18"/>
          <table:table-cell table:style-name="ce40" office:value="None" office:value-type="string"/>
        </table:table-row>
        <table:table-row table:style-name="ade72f87939afe963928c3e40646c8d0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119" table:number-columns-spanned="32" office:value="None" office:value-type="string"/>
          <table:covered-table-cell table:style-name="ce40" table:number-columns-repeated="31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>
            <text:p><text:span text:style-name="ce180">2.Прицеп</text:span></text:p>
          </table:table-cell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252" table:number-columns-spanned="16" office:value="None" office:value-type="string"/>
          <table:covered-table-cell table:style-name="ce180" table:number-columns-repeated="15"/>
          <table:table-cell table:style-name="ce180" office:value="None" office:value-type="string"/>
          <table:table-cell table:style-name="ce180" office:value="None" office:value-type="string">
            <text:p><text:span text:style-name="ce180">Государственный номерной знак</text:span></text:p>
          </table:table-cell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252" table:number-columns-spanned="23" office:value="None" office:value-type="string"/>
          <table:covered-table-cell table:style-name="ce180" table:number-columns-repeated="22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343" office:value="None" office:value-type="string">
            <text:p><text:span text:style-name="ce343">Гаражный номер</text:span></text:p>
          </table:table-cell>
          <table:table-cell table:style-name="ce40" office:value="None" office:value-type="string"/>
          <table:covered-table-cell table:style-name="ce40" table:number-columns-repeated="19"/>
          <table:table-cell table:style-name="ce40" office:value="None" office:value-type="string"/>
        </table:table-row>
        <table:table-row table:style-name="06acfc0f8cf5d53ec3b8e4ae41d7b059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3" table:number-columns-spanned="32" office:value="None" office:value-type="string">
            <text:p><text:span text:style-name="ce233">(подпись ответственного лица)</text:span></text:p>
          </table:table-cell>
          <table:covered-table-cell table:style-name="ce40" table:number-columns-repeated="31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3" table:number-columns-spanned="16" office:value="None" office:value-type="string">
            <text:p><text:span text:style-name="ce233">(марка)</text:span></text:p>
          </table:table-cell>
          <table:covered-table-cell table:style-name="ce40" table:number-columns-repeated="15"/>
          <table:table-cell table:style-name="ce40" office:value="None" office:value-type="string"/>
        </table:table-row>
        <table:table-row table:style-name="69445e96e626c22b96fcf5e5224e90ec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number-rows-spanned="2" table:style-name="ce281" table:number-columns-spanned="32" office:value="None" office:value-type="string">
            <text:p><text:span text:style-name="ce281">С В Е Д Е Н И Я О Г Р У З Е</text:span></text:p>
          </table:table-cell>
          <table:covered-table-cell table:style-name="ce40" table:number-columns-repeated="31"/>
          <table:table-cell table:style-name="ce40" office:value="None" office:value-type="string"/>
        </table:table-row>
        <table:table-row table:style-name="fef0984373a631b6a6a92ff20440e231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covered-table-cell table:style-name="ce40" table:number-columns-repeated="32"/>
          <table:table-cell table:style-name="ce40" office:value="None" office:value-type="string"/>
        </table:table-row>
        <table:table-row table:style-name="5e5c67b068501f048cfd3f77f5a64b40">
          <table:table-cell table:style-name="ce183" table:number-columns-spanned="34" office:value="None" office:value-type="string">
            <text:p><text:span text:style-name="ce183">Краткое описание груза</text:span></text:p>
          </table:table-cell>
          <table:covered-table-cell table:number-columns-repeated="33"/>
          <table:table-cell table:style-name="ce183" table:number-columns-spanned="38" office:value="None" office:value-type="string">
            <text:p><text:span text:style-name="ce183">С грузом следуют документы</text:span></text:p>
          </table:table-cell>
          <table:covered-table-cell table:style-name="ce183" table:number-columns-repeated="37"/>
          <table:table-cell table:style-name="ce183" table:number-columns-spanned="18" office:value="None" office:value-type="string">
            <text:p><text:span text:style-name="ce183">Вид упаковки</text:span></text:p>
          </table:table-cell>
          <table:covered-table-cell table:style-name="ce183" table:number-columns-repeated="17"/>
          <table:table-cell table:style-name="ce183" table:number-columns-spanned="16" office:value="None" office:value-type="string">
            <text:p><text:span text:style-name="ce183">Количество мест М3</text:span></text:p>
          </table:table-cell>
          <table:covered-table-cell table:style-name="ce183" table:number-columns-repeated="15"/>
          <table:table-cell table:style-name="ce183" table:number-columns-spanned="33" office:value="None" office:value-type="string">
            <text:p><text:span text:style-name="ce183">Способ определения массы</text:span></text:p>
          </table:table-cell>
          <table:covered-table-cell table:style-name="ce183" table:number-columns-repeated="32"/>
          <table:table-cell table:style-name="ce183" table:number-columns-spanned="11" office:value="None" office:value-type="string">
            <text:p><text:span text:style-name="ce183">Код груза</text:span></text:p>
          </table:table-cell>
          <table:covered-table-cell table:style-name="ce183" table:number-columns-repeated="10"/>
          <table:table-cell table:style-name="ce114" table:number-columns-spanned="13" office:value="None" office:value-type="string">
            <text:p><text:span text:style-name="ce114">Номер кон- тейнера</text:span></text:p>
          </table:table-cell>
          <table:covered-table-cell table:style-name="ce183" table:number-columns-repeated="12"/>
          <table:table-cell table:style-name="ce183" table:number-columns-spanned="13" office:value="None" office:value-type="string">
            <text:p><text:span text:style-name="ce183">Класс груза</text:span></text:p>
          </table:table-cell>
          <table:covered-table-cell table:style-name="ce114" table:number-columns-repeated="12"/>
          <table:table-cell table:style-name="ce351" table:number-columns-spanned="14" office:value="None" office:value-type="string">
            <text:p><text:span text:style-name="ce351">Масса брутто,</text:span></text:p>
            <text:p><text:span text:style-name="ce351">т</text:span></text:p>
          </table:table-cell>
          <table:covered-table-cell table:style-name="ce183" table:number-columns-repeated="13"/>
          <table:table-cell table:style-name="ce40" office:value="None" office:value-type="string"/>
        </table:table-row>
        <table:table-row table:style-name="56b8133b8c0993a65c6853a9ab6507de">
          <table:table-cell table:style-name="ce184" table:number-columns-spanned="34" office:value="1" office:value-type="float">
            <text:p><text:span text:style-name="ce184">1</text:span></text:p>
          </table:table-cell>
          <table:covered-table-cell table:number-columns-repeated="33"/>
          <table:table-cell table:style-name="ce184" table:number-columns-spanned="38" office:value="2" office:value-type="float">
            <text:p><text:span text:style-name="ce184">2</text:span></text:p>
          </table:table-cell>
          <table:covered-table-cell table:style-name="ce184" table:number-columns-repeated="37"/>
          <table:table-cell table:style-name="ce184" table:number-columns-spanned="18" office:value="3" office:value-type="float">
            <text:p><text:span text:style-name="ce184">3</text:span></text:p>
          </table:table-cell>
          <table:covered-table-cell table:style-name="ce184" table:number-columns-repeated="17"/>
          <table:table-cell table:style-name="ce226" table:number-columns-spanned="16" office:value="4" office:value-type="float">
            <text:p><text:span text:style-name="ce226">4</text:span></text:p>
          </table:table-cell>
          <table:covered-table-cell table:style-name="ce184" table:number-columns-repeated="15"/>
          <table:table-cell table:style-name="ce184" table:number-columns-spanned="33" office:value="5" office:value-type="float">
            <text:p><text:span text:style-name="ce184">5</text:span></text:p>
          </table:table-cell>
          <table:covered-table-cell table:style-name="ce226" table:number-columns-repeated="32"/>
          <table:table-cell table:style-name="ce226" table:number-columns-spanned="11" office:value="6" office:value-type="float">
            <text:p><text:span text:style-name="ce226">6</text:span></text:p>
          </table:table-cell>
          <table:covered-table-cell table:style-name="ce184" table:number-columns-repeated="10"/>
          <table:table-cell table:style-name="ce226" table:number-columns-spanned="13" office:value="7" office:value-type="float">
            <text:p><text:span text:style-name="ce226">7</text:span></text:p>
          </table:table-cell>
          <table:covered-table-cell table:style-name="ce226" table:number-columns-repeated="12"/>
          <table:table-cell table:style-name="ce226" table:number-columns-spanned="13" office:value="8" office:value-type="float">
            <text:p><text:span text:style-name="ce226">8</text:span></text:p>
          </table:table-cell>
          <table:covered-table-cell table:style-name="ce226" table:number-columns-repeated="12"/>
          <table:table-cell table:style-name="ce354" table:number-columns-spanned="14" office:value="9" office:value-type="float">
            <text:p><text:span text:style-name="ce354">9</text:span></text:p>
          </table:table-cell>
          <table:covered-table-cell table:style-name="ce226" table:number-columns-repeated="13"/>
          <table:table-cell table:style-name="ce40" office:value="None" office:value-type="string"/>
        </table:table-row>
        <table:table-row table:style-name="aa776d023d2e1529737c492d067f3e69">
          <table:table-cell table:style-name="ce185" table:number-columns-spanned="3" office:value="None" office:value-type="string">
            <text:p><text:span text:style-name="ce185">1.</text:span></text:p>
          </table:table-cell>
          <table:covered-table-cell table:number-columns-repeated="2"/>
          <table:table-cell table:style-name="ce215" table:number-columns-spanned="31" office:value="None" office:value-type="string">
            <text:p><text:span text:style-name="ce215">минвода</text:span></text:p>
          </table:table-cell>
          <table:covered-table-cell table:style-name="ce185" table:number-columns-repeated="30"/>
          <table:table-cell table:style-name="ce267" table:number-columns-spanned="38" office:value="None" office:value-type="string"/>
          <table:covered-table-cell table:style-name="ce215" table:number-columns-repeated="37"/>
          <table:table-cell table:style-name="ce286" table:number-columns-spanned="18" office:value="None" office:value-type="string">
            <text:p><text:span text:style-name="ce286">цистерна</text:span></text:p>
          </table:table-cell>
          <table:covered-table-cell table:style-name="ce267" table:number-columns-repeated="17"/>
          <table:table-cell table:style-name="ce294" table:number-columns-spanned="16" office:value="None" office:value-type="string"/>
          <table:covered-table-cell table:style-name="ce286" table:number-columns-repeated="15"/>
          <table:table-cell table:style-name="ce304" table:number-columns-spanned="33" office:value="None" office:value-type="string">
            <text:p><text:span text:style-name="ce304">счетчик</text:span></text:p>
          </table:table-cell>
          <table:covered-table-cell table:style-name="ce294" table:number-columns-repeated="32"/>
          <table:table-cell table:style-name="ce311" table:number-columns-spanned="11" office:value="None" office:value-type="string"/>
          <table:covered-table-cell table:style-name="ce304" table:number-columns-repeated="10"/>
          <table:table-cell table:style-name="ce319" table:number-columns-spanned="13" office:value="None" office:value-type="string"/>
          <table:covered-table-cell table:style-name="ce311" table:number-columns-repeated="12"/>
          <table:table-cell table:style-name="ce319" table:number-columns-spanned="13" office:value="None" office:value-type="string"/>
          <table:covered-table-cell table:style-name="ce319" table:number-columns-repeated="12"/>
          <table:table-cell table:style-name="ce308" table:number-columns-spanned="14" office:value="None" office:value-type="string"/>
          <table:covered-table-cell table:style-name="ce319" table:number-columns-repeated="13"/>
          <table:table-cell table:style-name="ce40" office:value="None" office:value-type="string"/>
        </table:table-row>
        <table:table-row table:style-name="348d2e321793ba847e80573ee82e302b">
          <table:table-cell table:style-name="ce185" table:number-columns-spanned="3" office:value="None" office:value-type="string">
            <text:p><text:span text:style-name="ce185">2.</text:span></text:p>
          </table:table-cell>
          <table:covered-table-cell table:number-columns-repeated="2"/>
          <table:table-cell table:style-name="ce215" table:number-columns-spanned="31" office:value="None" office:value-type="string"/>
          <table:covered-table-cell table:style-name="ce185" table:number-columns-repeated="30"/>
          <table:table-cell table:style-name="ce267" table:number-columns-spanned="38" office:value="None" office:value-type="string"/>
          <table:covered-table-cell table:style-name="ce215" table:number-columns-repeated="37"/>
          <table:table-cell table:style-name="ce286" table:number-columns-spanned="18" office:value="None" office:value-type="string"/>
          <table:covered-table-cell table:style-name="ce267" table:number-columns-repeated="17"/>
          <table:table-cell table:style-name="ce295" table:number-columns-spanned="16" office:value="None" office:value-type="string"/>
          <table:covered-table-cell table:style-name="ce286" table:number-columns-repeated="15"/>
          <table:table-cell table:style-name="ce216" table:number-columns-spanned="33" office:value="None" office:value-type="string"/>
          <table:covered-table-cell table:style-name="ce295" table:number-columns-repeated="32"/>
          <table:table-cell table:style-name="ce327" table:number-columns-spanned="11" office:value="None" office:value-type="string"/>
          <table:covered-table-cell table:style-name="ce216" table:number-columns-repeated="10"/>
          <table:table-cell table:style-name="ce267" table:number-columns-spanned="13" office:value="None" office:value-type="string"/>
          <table:covered-table-cell table:style-name="ce327" table:number-columns-repeated="12"/>
          <table:table-cell table:style-name="ce267" table:number-columns-spanned="13" office:value="None" office:value-type="string"/>
          <table:covered-table-cell table:style-name="ce267" table:number-columns-repeated="12"/>
          <table:table-cell table:style-name="ce309" table:number-columns-spanned="14" office:value="None" office:value-type="string"/>
          <table:covered-table-cell table:style-name="ce267" table:number-columns-repeated="13"/>
          <table:table-cell table:style-name="ce40" office:value="None" office:value-type="string"/>
        </table:table-row>
        <table:table-row table:style-name="dbd568a9be29fc707131f0412e51c309">
          <table:table-cell table:style-name="ce185" table:number-columns-spanned="3" office:value="None" office:value-type="string">
            <text:p><text:span text:style-name="ce185">3.</text:span></text:p>
          </table:table-cell>
          <table:covered-table-cell table:number-columns-repeated="2"/>
          <table:table-cell table:style-name="ce215" table:number-columns-spanned="31" office:value="None" office:value-type="string"/>
          <table:covered-table-cell table:style-name="ce185" table:number-columns-repeated="30"/>
          <table:table-cell table:style-name="ce267" table:number-columns-spanned="38" office:value="None" office:value-type="string"/>
          <table:covered-table-cell table:style-name="ce215" table:number-columns-repeated="37"/>
          <table:table-cell table:style-name="ce286" table:number-columns-spanned="18" office:value="None" office:value-type="string"/>
          <table:covered-table-cell table:style-name="ce267" table:number-columns-repeated="17"/>
          <table:table-cell table:style-name="ce296" table:number-columns-spanned="16" office:value="None" office:value-type="string"/>
          <table:covered-table-cell table:style-name="ce286" table:number-columns-repeated="15"/>
          <table:table-cell table:style-name="ce216" table:number-columns-spanned="33" office:value="None" office:value-type="string"/>
          <table:covered-table-cell table:style-name="ce296" table:number-columns-repeated="32"/>
          <table:table-cell table:style-name="ce327" table:number-columns-spanned="11" office:value="None" office:value-type="string"/>
          <table:covered-table-cell table:style-name="ce216" table:number-columns-repeated="10"/>
          <table:table-cell table:style-name="ce320" table:number-columns-spanned="13" office:value="None" office:value-type="string"/>
          <table:covered-table-cell table:style-name="ce327" table:number-columns-repeated="12"/>
          <table:table-cell table:style-name="ce320" table:number-columns-spanned="13" office:value="None" office:value-type="string"/>
          <table:covered-table-cell table:style-name="ce320" table:number-columns-repeated="12"/>
          <table:table-cell table:style-name="ce309" table:number-columns-spanned="14" office:value="None" office:value-type="string"/>
          <table:covered-table-cell table:style-name="ce320" table:number-columns-repeated="13"/>
          <table:table-cell table:style-name="ce40" office:value="None" office:value-type="string"/>
        </table:table-row>
        <table:table-row table:style-name="6a23d7f64bd26893e1aa1064e75ecbab">
          <table:table-cell table:style-name="ce180" office:value="None" office:value-type="string">
            <text:p><text:span text:style-name="ce180">Указанный груз с исправной</text:span></text:p>
          </table:table-cell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263" table:number-columns-spanned="18" office:value="None" office:value-type="string"/>
          <table:covered-table-cell table:style-name="ce180" table:number-columns-repeated="17"/>
          <table:table-cell table:style-name="ce180" office:value="None" office:value-type="string"/>
          <table:table-cell table:style-name="ce180" office:value="None" office:value-type="string">
            <text:p><text:span text:style-name="ce180">Кол-во</text:span></text:p>
          </table:table-cell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43" table:number-columns-spanned="13" office:value="None" office:value-type="string"/>
          <table:covered-table-cell table:style-name="ce180" table:number-columns-repeated="12"/>
          <table:table-cell table:style-name="ce282" office:value="None" office:value-type="string">
            <text:p><text:span text:style-name="ce282">Указанный груз с исправной</text:span></text:p>
          </table:table-cell>
          <table:table-cell table:style-name="ce284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300" table:number-columns-spanned="9" office:value="None" office:value-type="string"/>
          <table:covered-table-cell table:style-name="ce180" table:number-columns-repeated="8"/>
          <table:table-cell table:style-name="ce180" office:value="None" office:value-type="string"/>
          <table:table-cell table:style-name="ce180" office:value="None" office:value-type="string">
            <text:p><text:span text:style-name="ce180">Кол-во</text:span></text:p>
          </table:table-cell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305" table:number-columns-spanned="10" office:value="None" office:value-type="string"/>
          <table:covered-table-cell table:style-name="ce180" table:number-columns-repeated="9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>
            <text:p><text:span text:style-name="ce180">Количество</text:span></text:p>
          </table:table-cell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180" office:value="None" office:value-type="string"/>
          <table:table-cell table:style-name="ce328" table:number-columns-spanned="11" office:value="None" office:value-type="string"/>
          <table:covered-table-cell table:style-name="ce180" table:number-columns-repeated="10"/>
          <table:table-cell table:style-name="ce338" table:number-columns-spanned="26" office:value="None" office:value-type="string">
            <text:p><text:span text:style-name="ce338">Итого: масса брутто, т</text:span></text:p>
          </table:table-cell>
          <table:covered-table-cell table:style-name="ce328" table:number-columns-repeated="25"/>
          <table:table-cell table:style-name="ce355" table:number-columns-spanned="14" office:value="None" office:value-type="string"/>
          <table:covered-table-cell table:style-name="ce338" table:number-columns-repeated="13"/>
          <table:table-cell table:style-name="ce40" office:value="None" office:value-type="string"/>
        </table:table-row>
        <table:table-row table:style-name="d171bcec6d56d1500696d686d573e1a7">
          <table:table-cell table:style-name="ce40" office:value="None" office:value-type="string">
            <text:p><text:span text:style-name="ce40">пломбой, тарой и упаковкой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22" table:number-columns-spanned="18" office:value="None" office:value-type="string">
            <text:p><text:span text:style-name="ce222">(оттиск)</text:span></text:p>
          </table:table-cell>
          <table:covered-table-cell table:style-name="ce40" table:number-columns-repeated="17"/>
          <table:table-cell table:style-name="ce40" office:value="None" office:value-type="string"/>
          <table:table-cell table:style-name="ce276" table:number-columns-spanned="7" office:value="None" office:value-type="string">
            <text:p><text:span text:style-name="ce276">мест</text:span></text:p>
          </table:table-cell>
          <table:covered-table-cell table:style-name="ce40" table:number-columns-repeated="6"/>
          <table:table-cell table:style-name="ce40" office:value="None" office:value-type="string"/>
          <table:table-cell table:style-name="ce222" table:number-columns-spanned="13" office:value="None" office:value-type="string">
            <text:p><text:span text:style-name="ce222">(прописью)</text:span></text:p>
          </table:table-cell>
          <table:covered-table-cell table:style-name="ce40" table:number-columns-repeated="12"/>
          <table:table-cell table:style-name="ce283" office:value="None" office:value-type="string">
            <text:p><text:span text:style-name="ce283">пломбой, тарой и упаковкой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22" table:number-columns-spanned="9" office:value="None" office:value-type="string">
            <text:p><text:span text:style-name="ce222">(оттиск)</text:span></text:p>
          </table:table-cell>
          <table:covered-table-cell table:style-name="ce40" table:number-columns-repeated="8"/>
          <table:table-cell table:style-name="ce40" office:value="None" office:value-type="string"/>
          <table:table-cell table:style-name="ce276" table:number-columns-spanned="7" office:value="None" office:value-type="string">
            <text:p><text:span text:style-name="ce276">мест</text:span></text:p>
          </table:table-cell>
          <table:covered-table-cell table:style-name="ce40" table:number-columns-repeated="6"/>
          <table:table-cell table:style-name="ce40" office:value="None" office:value-type="string"/>
          <table:table-cell table:style-name="ce222" table:number-columns-spanned="10" office:value="None" office:value-type="string">
            <text:p><text:span text:style-name="ce222">(прописью)</text:span></text:p>
          </table:table-cell>
          <table:covered-table-cell table:style-name="ce40" table:number-columns-repeated="9"/>
          <table:table-cell table:style-name="ce40" office:value="None" office:value-type="string"/>
          <table:table-cell table:style-name="ce40" office:value="None" office:value-type="string">
            <text:p><text:span text:style-name="ce40">ездок, заездов</text:span></text:p>
          </table:table-cell>
          <table:table-cell table:style-name="ce40" office:value="None" office:value-type="string"/>
        </table:table-row>
        <table:table-row table:style-name="fcdecfbfb85eba3db8af6f423b45aae5">
          <table:table-cell table:style-name="ce40" office:value="None" office:value-type="string">
            <text:p><text:span text:style-name="ce40">Массой брутто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35" table:number-columns-spanned="29" office:value="None" office:value-type="string"/>
          <table:covered-table-cell table:style-name="ce40" table:number-columns-repeated="28"/>
          <table:table-cell table:style-name="ce40" office:value="None" office:value-type="string">
            <text:p><text:span text:style-name="ce40">т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>
            <text:p><text:span text:style-name="ce40">к перевозке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83" office:value="None" office:value-type="string">
            <text:p><text:span text:style-name="ce283">Массой брутто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118" table:number-columns-spanned="23" office:value="None" office:value-type="string"/>
          <table:covered-table-cell table:style-name="ce40" table:number-columns-repeated="22"/>
          <table:table-cell table:style-name="ce40" office:value="None" office:value-type="string">
            <text:p><text:span text:style-name="ce40">т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83" office:value="None" office:value-type="string">
            <text:p><text:span text:style-name="ce283">Отметки о составленных актах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2" table:number-columns-spanned="30" office:value="None" office:value-type="string"/>
          <table:covered-table-cell table:style-name="ce40" table:number-columns-repeated="29"/>
          <table:table-cell table:style-name="ce40" office:value="None" office:value-type="string"/>
        </table:table-row>
        <table:table-row table:style-name="54bc0d41bba9d69701410c67c4838e72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9" table:number-columns-spanned="29" office:value="None" office:value-type="string">
            <text:p><text:span text:style-name="ce239">(прописью)</text:span></text:p>
          </table:table-cell>
          <table:covered-table-cell table:style-name="ce40" table:number-columns-repeated="28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83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239" table:number-columns-spanned="23" office:value="None" office:value-type="string">
            <text:p><text:span text:style-name="ce239">(прописью)</text:span></text:p>
          </table:table-cell>
          <table:covered-table-cell table:style-name="ce108" table:number-columns-repeated="22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83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40" office:value="None" office:value-type="string"/>
        </table:table-row>
        <table:table-row table:style-name="fb008fd0f6fc1016615fbc3374e13e45">
          <table:table-cell table:style-name="ce40" office:value="None" office:value-type="string">
            <text:p><text:span text:style-name="ce40">Сдал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21" table:number-columns-spanned="10" office:value="None" office:value-type="string">
            <text:p><text:span text:style-name="ce221">Охранник-контроллер</text:span></text:p>
          </table:table-cell>
          <table:covered-table-cell table:style-name="ce40" table:number-columns-repeated="9"/>
          <table:table-cell table:style-name="ce40" office:value="None" office:value-type="string"/>
          <table:table-cell table:style-name="ce40" office:value="None" office:value-type="string"/>
          <table:table-cell table:style-name="ce232" table:number-columns-spanned="11" office:value="None" office:value-type="string"/>
          <table:covered-table-cell table:style-name="ce40" table:number-columns-repeated="10"/>
          <table:table-cell table:style-name="ce40" office:value="None" office:value-type="string"/>
          <table:table-cell table:style-name="ce40" office:value="None" office:value-type="string"/>
          <table:table-cell table:style-name="ce232" table:number-columns-spanned="17" office:value="None" office:value-type="string">
            <text:p><text:span text:style-name="ce232">Обухов Е.</text:span></text:p>
          </table:table-cell>
          <table:covered-table-cell table:style-name="ce40" table:number-columns-repeated="16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83" office:value="None" office:value-type="string">
            <text:p><text:span text:style-name="ce283">Сдал водитель-</text:span></text:p>
          </table:table-cell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83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40" office:value="None" office:value-type="string"/>
        </table:table-row>
        <table:table-row table:style-name="680461ee122e354e68987d83f2880991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number-rows-spanned="2" table:style-name="ce222" table:number-columns-spanned="10" office:value="None" office:value-type="string">
            <text:p><text:span text:style-name="ce222">(должность)</text:span></text:p>
          </table:table-cell>
          <table:covered-table-cell table:style-name="ce40" table:number-columns-repeated="9"/>
          <table:table-cell table:style-name="ce246" office:value="None" office:value-type="string"/>
          <table:table-cell table:style-name="ce246" office:value="None" office:value-type="string"/>
          <table:table-cell table:number-rows-spanned="2" table:style-name="ce222" table:number-columns-spanned="11" office:value="None" office:value-type="string">
            <text:p><text:span text:style-name="ce222">(подпись)</text:span></text:p>
          </table:table-cell>
          <table:covered-table-cell table:style-name="ce246" table:number-columns-repeated="10"/>
          <table:table-cell table:style-name="ce246" office:value="None" office:value-type="string"/>
          <table:table-cell table:style-name="ce246" office:value="None" office:value-type="string"/>
          <table:table-cell table:number-rows-spanned="2" table:style-name="ce222" table:number-columns-spanned="17" office:value="None" office:value-type="string">
            <text:p><text:span text:style-name="ce222">(расшифровка подписи)</text:span></text:p>
          </table:table-cell>
          <table:covered-table-cell table:style-name="ce246" table:number-columns-repeated="16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number-rows-spanned="2" table:style-name="ce283" table:number-columns-spanned="12" office:value="None" office:value-type="string">
            <text:p><text:span text:style-name="ce283">экспедитор</text:span></text:p>
          </table:table-cell>
          <table:covered-table-cell table:style-name="ce40" table:number-columns-repeated="11"/>
          <table:table-cell table:style-name="ce108" office:value="None" office:value-type="string"/>
          <table:table-cell table:number-rows-spanned="2" table:style-name="ce118" table:number-columns-spanned="15" office:value="None" office:value-type="string"/>
          <table:covered-table-cell table:style-name="ce108" table:number-columns-repeated="14"/>
          <table:table-cell table:style-name="ce108" office:value="None" office:value-type="string"/>
          <table:table-cell table:style-name="ce108" office:value="None" office:value-type="string"/>
          <table:table-cell table:number-rows-spanned="2" table:style-name="ce118" table:number-columns-spanned="23" office:value="None" office:value-type="string">
            <text:p><text:span text:style-name="ce118">Назаров О.С.</text:span></text:p>
          </table:table-cell>
          <table:covered-table-cell table:style-name="ce108" table:number-columns-repeated="22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number-rows-spanned="2" table:style-name="ce282" table:number-columns-spanned="21" office:value="None" office:value-type="string">
            <text:p><text:span text:style-name="ce282">Транспортные услуги</text:span></text:p>
          </table:table-cell>
          <table:covered-table-cell table:style-name="ce40" table:number-columns-repeated="20"/>
          <table:table-cell table:style-name="ce108" office:value="None" office:value-type="string"/>
          <table:table-cell table:number-rows-spanned="2" table:style-name="ce118" table:number-columns-spanned="37" office:value="None" office:value-type="string"/>
          <table:covered-table-cell table:style-name="ce108" table:number-columns-repeated="36"/>
          <table:table-cell table:style-name="ce40" office:value="None" office:value-type="string"/>
        </table:table-row>
        <table:table-row table:style-name="0e460807a47f62e934f42b35de6d28cb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covered-table-cell table:style-name="ce40" table:number-columns-repeated="10"/>
          <table:table-cell table:style-name="ce182" office:value="None" office:value-type="string"/>
          <table:table-cell table:style-name="ce182" office:value="None" office:value-type="string"/>
          <table:covered-table-cell table:style-name="ce182" table:number-columns-repeated="11"/>
          <table:table-cell table:style-name="ce182" office:value="None" office:value-type="string"/>
          <table:table-cell table:style-name="ce182" office:value="None" office:value-type="string"/>
          <table:covered-table-cell table:style-name="ce182" table:number-columns-repeated="17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covered-table-cell table:style-name="ce40" table:number-columns-repeated="12"/>
          <table:table-cell table:style-name="ce108" office:value="None" office:value-type="string"/>
          <table:covered-table-cell table:style-name="ce108" table:number-columns-repeated="15"/>
          <table:table-cell table:style-name="ce108" office:value="None" office:value-type="string"/>
          <table:table-cell table:style-name="ce108" office:value="None" office:value-type="string"/>
          <table:covered-table-cell table:style-name="ce108" table:number-columns-repeated="23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covered-table-cell table:style-name="ce40" table:number-columns-repeated="21"/>
          <table:table-cell table:style-name="ce108" office:value="None" office:value-type="string"/>
          <table:covered-table-cell table:style-name="ce108" table:number-columns-repeated="37"/>
          <table:table-cell table:style-name="ce40" office:value="None" office:value-type="string"/>
        </table:table-row>
        <table:table-row table:style-name="de50fbabd5468af2ae775e429f584b45">
          <table:table-cell table:number-rows-spanned="2" table:style-name="ce186" table:number-columns-spanned="19" office:value="None" office:value-type="string">
            <text:p><text:span text:style-name="ce186">Принял водитель -</text:span></text:p>
          </table:table-cell>
          <table:covered-table-cell table:number-columns-repeated="18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83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number-rows-spanned="2" table:style-name="ce222" table:number-columns-spanned="15" office:value="None" office:value-type="string">
            <text:p><text:span text:style-name="ce222">(подпись)</text:span></text:p>
          </table:table-cell>
          <table:covered-table-cell table:style-name="ce108" table:number-columns-repeated="14"/>
          <table:table-cell table:style-name="ce290" office:value="None" office:value-type="string"/>
          <table:table-cell table:style-name="ce290" office:value="None" office:value-type="string"/>
          <table:table-cell table:number-rows-spanned="2" table:style-name="ce222" table:number-columns-spanned="23" office:value="None" office:value-type="string">
            <text:p><text:span text:style-name="ce222">(расшифровка подписи)</text:span></text:p>
          </table:table-cell>
          <table:covered-table-cell table:style-name="ce290" table:number-columns-repeated="22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83" office:value="None" office:value-type="string"/>
          <table:table-cell table:number-rows-spanned="2" table:style-name="ce118" table:number-columns-spanned="58" office:value="None" office:value-type="string"/>
          <table:covered-table-cell table:style-name="ce283" table:number-columns-repeated="57"/>
          <table:table-cell table:style-name="ce40" office:value="None" office:value-type="string"/>
        </table:table-row>
        <table:table-row table:style-name="ee2609378ca498c9b3ed48e2280eba43">
          <table:covered-table-cell table:number-columns-repeated="19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number-rows-spanned="4" table:style-name="ce279" table:number-columns-spanned="9" office:value="None" office:value-type="string">
            <text:p><text:span text:style-name="ce279">место для штампа</text:span></text:p>
          </table:table-cell>
          <table:covered-table-cell table:style-name="ce40" table:number-columns-repeated="8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83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covered-table-cell table:style-name="ce108" table:number-columns-repeated="15"/>
          <table:table-cell table:style-name="ce293" office:value="None" office:value-type="string"/>
          <table:table-cell table:style-name="ce293" office:value="None" office:value-type="string"/>
          <table:covered-table-cell table:style-name="ce293" table:number-columns-repeated="23"/>
          <table:table-cell table:style-name="ce40" office:value="None" office:value-type="string"/>
          <table:table-cell table:number-rows-spanned="4" table:style-name="ce279" table:number-columns-spanned="9" office:value="None" office:value-type="string">
            <text:p><text:span text:style-name="ce279">место для штампа</text:span></text:p>
          </table:table-cell>
          <table:covered-table-cell table:style-name="ce40" table:number-columns-repeated="8"/>
          <table:table-cell table:style-name="ce40" office:value="None" office:value-type="string"/>
          <table:table-cell table:style-name="ce283" office:value="None" office:value-type="string"/>
          <table:covered-table-cell table:style-name="ce283" table:number-columns-repeated="58"/>
          <table:table-cell table:style-name="ce40" office:value="None" office:value-type="string"/>
        </table:table-row>
        <table:table-row table:style-name="535ca9e4a3b9b9f979267d4a21e9d6c8">
          <table:table-cell table:style-name="ce40" office:value="None" office:value-type="string">
            <text:p><text:span text:style-name="ce40">экспедитор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2" table:number-columns-spanned="11" office:value="None" office:value-type="string">
            <text:p><text:span text:style-name="ce232">водитель</text:span></text:p>
          </table:table-cell>
          <table:covered-table-cell table:style-name="ce40" table:number-columns-repeated="10"/>
          <table:table-cell table:style-name="ce40" office:value="None" office:value-type="string"/>
          <table:table-cell table:style-name="ce40" office:value="None" office:value-type="string"/>
          <table:table-cell table:style-name="ce232" table:number-columns-spanned="22" office:value="None" office:value-type="string">
            <text:p><text:span text:style-name="ce232">Назаров О.С.</text:span></text:p>
          </table:table-cell>
          <table:covered-table-cell table:style-name="ce40" table:number-columns-repeated="21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covered-table-cell table:style-name="ce40" table:number-columns-repeated="9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82" office:value="None" office:value-type="string">
            <text:p><text:span text:style-name="ce282">Принял</text:span></text:p>
          </table:table-cell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221" table:number-columns-spanned="13" office:value="None" office:value-type="string">
            <text:p><text:span text:style-name="ce221">нач.ЦРМВ</text:span></text:p>
          </table:table-cell>
          <table:covered-table-cell table:style-name="ce108" table:number-columns-repeated="12"/>
          <table:table-cell table:style-name="ce108" office:value="None" office:value-type="string"/>
          <table:table-cell table:style-name="ce232" table:number-columns-spanned="12" office:value="None" office:value-type="string"/>
          <table:covered-table-cell table:style-name="ce108" table:number-columns-repeated="11"/>
          <table:table-cell table:style-name="ce108" office:value="None" office:value-type="string"/>
          <table:table-cell table:style-name="ce232" table:number-columns-spanned="17" office:value="None" office:value-type="string">
            <text:p><text:span text:style-name="ce232">Попова В.Н.</text:span></text:p>
          </table:table-cell>
          <table:covered-table-cell table:style-name="ce108" table:number-columns-repeated="16"/>
          <table:table-cell table:style-name="ce307" office:value="None" office:value-type="string"/>
          <table:covered-table-cell table:style-name="ce307" table:number-columns-repeated="9"/>
          <table:table-cell table:style-name="ce315" office:value="None" office:value-type="string"/>
          <table:table-cell table:style-name="ce283" office:value="None" office:value-type="string"/>
          <table:table-cell table:style-name="ce264" table:number-columns-spanned="58" office:value="None" office:value-type="string"/>
          <table:covered-table-cell table:style-name="ce283" table:number-columns-repeated="57"/>
          <table:table-cell table:style-name="ce40" office:value="None" office:value-type="string"/>
        </table:table-row>
        <table:table-row table:style-name="6ba3c2529b00eb83c62d1018fe00dc6d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number-rows-spanned="2" table:style-name="ce222" table:number-columns-spanned="11" office:value="None" office:value-type="string">
            <text:p><text:span text:style-name="ce222">(подпись)</text:span></text:p>
          </table:table-cell>
          <table:covered-table-cell table:style-name="ce40" table:number-columns-repeated="10"/>
          <table:table-cell table:style-name="ce246" office:value="None" office:value-type="string"/>
          <table:table-cell table:style-name="ce246" office:value="None" office:value-type="string"/>
          <table:table-cell table:number-rows-spanned="2" table:style-name="ce222" table:number-columns-spanned="22" office:value="None" office:value-type="string">
            <text:p><text:span text:style-name="ce222">(расшифровка подписи)</text:span></text:p>
          </table:table-cell>
          <table:covered-table-cell table:style-name="ce246" table:number-columns-repeated="21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covered-table-cell table:style-name="ce40" table:number-columns-repeated="9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83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number-rows-spanned="2" table:style-name="ce289" table:number-columns-spanned="13" office:value="None" office:value-type="string">
            <text:p><text:span text:style-name="ce289">(должность)</text:span></text:p>
          </table:table-cell>
          <table:covered-table-cell table:style-name="ce108" table:number-columns-repeated="12"/>
          <table:table-cell table:style-name="ce290" office:value="None" office:value-type="string"/>
          <table:table-cell table:number-rows-spanned="2" table:style-name="ce289" table:number-columns-spanned="12" office:value="None" office:value-type="string">
            <text:p><text:span text:style-name="ce289">(подпись)</text:span></text:p>
          </table:table-cell>
          <table:covered-table-cell table:style-name="ce290" table:number-columns-repeated="11"/>
          <table:table-cell table:style-name="ce290" office:value="None" office:value-type="string"/>
          <table:table-cell table:number-rows-spanned="2" table:style-name="ce289" table:number-columns-spanned="17" office:value="None" office:value-type="string">
            <text:p><text:span text:style-name="ce289">(расшифровка подписи)</text:span></text:p>
          </table:table-cell>
          <table:covered-table-cell table:style-name="ce290" table:number-columns-repeated="16"/>
          <table:table-cell table:style-name="ce307" office:value="None" office:value-type="string"/>
          <table:covered-table-cell table:style-name="ce307" table:number-columns-repeated="9"/>
          <table:table-cell table:style-name="ce315" office:value="None" office:value-type="string"/>
          <table:table-cell table:style-name="ce283" office:value="None" office:value-type="string"/>
          <table:table-cell table:number-rows-spanned="2" table:style-name="ce264" table:number-columns-spanned="58" office:value="None" office:value-type="string"/>
          <table:covered-table-cell table:style-name="ce283" table:number-columns-repeated="57"/>
          <table:table-cell table:style-name="ce40" office:value="None" office:value-type="string"/>
        </table:table-row>
        <table:table-row table:style-name="6a943a3b5ef2e8efc77b0a506676179e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covered-table-cell table:style-name="ce40" table:number-columns-repeated="11"/>
          <table:table-cell table:style-name="ce182" office:value="None" office:value-type="string"/>
          <table:table-cell table:style-name="ce182" office:value="None" office:value-type="string"/>
          <table:covered-table-cell table:style-name="ce182" table:number-columns-repeated="22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covered-table-cell table:style-name="ce40" table:number-columns-repeated="9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covered-table-cell table:style-name="ce108" table:number-columns-repeated="13"/>
          <table:table-cell table:style-name="ce293" office:value="None" office:value-type="string"/>
          <table:covered-table-cell table:style-name="ce293" table:number-columns-repeated="12"/>
          <table:table-cell table:style-name="ce293" office:value="None" office:value-type="string"/>
          <table:covered-table-cell table:style-name="ce293" table:number-columns-repeated="17"/>
          <table:table-cell table:style-name="ce307" office:value="None" office:value-type="string"/>
          <table:covered-table-cell table:style-name="ce307" table:number-columns-repeated="9"/>
          <table:table-cell table:style-name="ce315" office:value="None" office:value-type="string"/>
          <table:table-cell table:style-name="ce283" office:value="None" office:value-type="string"/>
          <table:covered-table-cell table:style-name="ce283" table:number-columns-repeated="58"/>
          <table:table-cell table:style-name="ce40" office:value="None" office:value-type="string"/>
        </table:table-row>
        <table:table-row table:style-name="b2e95d8d5526561d98d5fd92b5e6ab72"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108" office:value="None" office:value-type="string"/>
          <table:table-cell table:style-name="ce40" office:value="None" office:value-type="string"/>
        </table:table-row>
        <table:table-row table:style-name="f1fb5e41b162688b26ff15e0c2322693">
          <table:table-cell table:style-name="ce187" table:number-columns-spanned="190" office:value="None" office:value-type="string">
            <text:p><text:span text:style-name="ce187">П О Г Р У З О Ч Н О - Р А З Г Р У З О Ч Н Ы Е О П Е Р А Ц И И</text:span></text:p>
          </table:table-cell>
          <table:covered-table-cell table:number-columns-repeated="189"/>
          <table:table-cell table:style-name="ce40" office:value="None" office:value-type="string"/>
        </table:table-row>
        <table:table-row table:style-name="da9d0ce5b0f0effe7caa1738f0b00cc1">
          <table:table-cell table:number-rows-spanned="2" table:style-name="ce188" table:number-columns-spanned="10" office:value="None" office:value-type="string">
            <text:p><text:span text:style-name="ce188">операция</text:span></text:p>
          </table:table-cell>
          <table:covered-table-cell table:number-columns-repeated="9"/>
          <table:table-cell table:number-rows-spanned="2" table:style-name="ce114" table:number-columns-spanned="26" office:value="None" office:value-type="string">
            <text:p><text:span text:style-name="ce114">исполнитель (автовладелец,</text:span></text:p>
            <text:p><text:span text:style-name="ce114">получатель, отправитель)</text:span></text:p>
          </table:table-cell>
          <table:covered-table-cell table:style-name="ce188" table:number-columns-repeated="25"/>
          <table:table-cell table:number-rows-spanned="2" table:style-name="ce114" table:number-columns-spanned="26" office:value="None" office:value-type="string">
            <text:p><text:span text:style-name="ce114">дополнительные операции</text:span></text:p>
            <text:p><text:span text:style-name="ce114">(наименование, количество)</text:span></text:p>
          </table:table-cell>
          <table:covered-table-cell table:style-name="ce114" table:number-columns-repeated="25"/>
          <table:table-cell table:number-rows-spanned="2" table:style-name="ce114" table:number-columns-spanned="28" office:value="None" office:value-type="string">
            <text:p><text:span text:style-name="ce114">механизм, грузоподъемность,</text:span></text:p>
            <text:p><text:span text:style-name="ce114">емкость ковша</text:span></text:p>
          </table:table-cell>
          <table:covered-table-cell table:style-name="ce114" table:number-columns-repeated="27"/>
          <table:table-cell table:style-name="ce183" table:number-columns-spanned="41" office:value="None" office:value-type="string">
            <text:p><text:span text:style-name="ce183">способ</text:span></text:p>
          </table:table-cell>
          <table:covered-table-cell table:style-name="ce114" table:number-columns-repeated="40"/>
          <table:table-cell table:style-name="ce318" table:number-columns-spanned="29" office:value="None" office:value-type="string">
            <text:p><text:span text:style-name="ce318">дата (число, месяц), время,</text:span></text:p>
            <text:p><text:span text:style-name="ce318">ч. мин.</text:span></text:p>
          </table:table-cell>
          <table:covered-table-cell table:style-name="ce183" table:number-columns-repeated="28"/>
          <table:table-cell table:number-rows-spanned="2" table:style-name="ce114" table:number-columns-spanned="15" office:value="None" office:value-type="string">
            <text:p><text:span text:style-name="ce114">время допол-</text:span></text:p>
            <text:p><text:span text:style-name="ce114">нительных</text:span></text:p>
            <text:p><text:span text:style-name="ce114">операций, мин.</text:span></text:p>
          </table:table-cell>
          <table:covered-table-cell table:style-name="ce318" table:number-columns-repeated="14"/>
          <table:table-cell table:number-rows-spanned="2" table:style-name="ce351" table:number-columns-spanned="15" office:value="None" office:value-type="string">
            <text:p><text:span text:style-name="ce351">подпись ответ-</text:span></text:p>
            <text:p><text:span text:style-name="ce351">ственного лица</text:span></text:p>
          </table:table-cell>
          <table:covered-table-cell table:style-name="ce114" table:number-columns-repeated="14"/>
          <table:table-cell table:style-name="ce40" office:value="None" office:value-type="string"/>
        </table:table-row>
        <table:table-row table:style-name="151bf5b426a1b2c0e15f435bf6c1371b">
          <table:covered-table-cell table:number-columns-repeated="90"/>
          <table:table-cell table:style-name="ce114" table:number-columns-spanned="34" office:value="None" office:value-type="string">
            <text:p><text:span text:style-name="ce114">ручной, механизированный, наливом, самосвалом</text:span></text:p>
          </table:table-cell>
          <table:covered-table-cell table:number-columns-repeated="33"/>
          <table:table-cell table:style-name="ce183" table:number-columns-spanned="7" office:value="None" office:value-type="string">
            <text:p><text:span text:style-name="ce183">код</text:span></text:p>
          </table:table-cell>
          <table:covered-table-cell table:style-name="ce114" table:number-columns-repeated="6"/>
          <table:table-cell table:style-name="ce183" table:number-columns-spanned="15" office:value="None" office:value-type="string">
            <text:p><text:span text:style-name="ce183">прибытия</text:span></text:p>
          </table:table-cell>
          <table:covered-table-cell table:style-name="ce183" table:number-columns-repeated="14"/>
          <table:table-cell table:style-name="ce336" table:number-columns-spanned="14" office:value="None" office:value-type="string">
            <text:p><text:span text:style-name="ce336">убытия</text:span></text:p>
          </table:table-cell>
          <table:covered-table-cell table:style-name="ce183" table:number-columns-repeated="13"/>
          <table:covered-table-cell table:style-name="ce336" table:number-columns-repeated="30"/>
          <table:table-cell table:style-name="ce40" office:value="None" office:value-type="string"/>
        </table:table-row>
        <table:table-row table:style-name="99b50869e77ea3dcc238e5c93b5c3635">
          <table:table-cell table:style-name="ce190" table:number-columns-spanned="10" office:value="10" office:value-type="float">
            <text:p><text:span text:style-name="ce190">10</text:span></text:p>
          </table:table-cell>
          <table:covered-table-cell table:number-columns-repeated="9"/>
          <table:table-cell table:style-name="ce184" table:number-columns-spanned="26" office:value="11" office:value-type="float">
            <text:p><text:span text:style-name="ce184">11</text:span></text:p>
          </table:table-cell>
          <table:covered-table-cell table:style-name="ce190" table:number-columns-repeated="25"/>
          <table:table-cell table:style-name="ce184" table:number-columns-spanned="26" office:value="12" office:value-type="float">
            <text:p><text:span text:style-name="ce184">12</text:span></text:p>
          </table:table-cell>
          <table:covered-table-cell table:style-name="ce184" table:number-columns-repeated="25"/>
          <table:table-cell table:style-name="ce184" table:number-columns-spanned="28" office:value="13" office:value-type="float">
            <text:p><text:span text:style-name="ce184">13</text:span></text:p>
          </table:table-cell>
          <table:covered-table-cell table:style-name="ce184" table:number-columns-repeated="27"/>
          <table:table-cell table:style-name="ce184" table:number-columns-spanned="34" office:value="14" office:value-type="float">
            <text:p><text:span text:style-name="ce184">14</text:span></text:p>
          </table:table-cell>
          <table:covered-table-cell table:style-name="ce184" table:number-columns-repeated="33"/>
          <table:table-cell table:style-name="ce226" table:number-columns-spanned="7" office:value="15" office:value-type="float">
            <text:p><text:span text:style-name="ce226">15</text:span></text:p>
          </table:table-cell>
          <table:covered-table-cell table:style-name="ce184" table:number-columns-repeated="6"/>
          <table:table-cell table:style-name="ce226" table:number-columns-spanned="15" office:value="16" office:value-type="float">
            <text:p><text:span text:style-name="ce226">16</text:span></text:p>
          </table:table-cell>
          <table:covered-table-cell table:style-name="ce226" table:number-columns-repeated="14"/>
          <table:table-cell table:style-name="ce226" table:number-columns-spanned="14" office:value="17" office:value-type="float">
            <text:p><text:span text:style-name="ce226">17</text:span></text:p>
          </table:table-cell>
          <table:covered-table-cell table:style-name="ce226" table:number-columns-repeated="13"/>
          <table:table-cell table:style-name="ce226" table:number-columns-spanned="15" office:value="18" office:value-type="float">
            <text:p><text:span text:style-name="ce226">18</text:span></text:p>
          </table:table-cell>
          <table:covered-table-cell table:style-name="ce226" table:number-columns-repeated="14"/>
          <table:table-cell table:style-name="ce352" table:number-columns-spanned="15" office:value="19" office:value-type="float">
            <text:p><text:span text:style-name="ce352">19</text:span></text:p>
          </table:table-cell>
          <table:covered-table-cell table:style-name="ce226" table:number-columns-repeated="14"/>
          <table:table-cell table:style-name="ce40" office:value="None" office:value-type="string"/>
        </table:table-row>
        <table:table-row table:style-name="7324637fdc6f59ad1cb20fab5a1fa716">
          <table:table-cell table:style-name="ce191" table:number-columns-spanned="10" office:value="None" office:value-type="string">
            <text:p><text:span text:style-name="ce191">погрузка</text:span></text:p>
          </table:table-cell>
          <table:covered-table-cell table:number-columns-repeated="9"/>
          <table:table-cell table:style-name="ce231" table:number-columns-spanned="26" office:value="None" office:value-type="string"/>
          <table:covered-table-cell table:style-name="ce191" table:number-columns-repeated="25"/>
          <table:table-cell table:style-name="ce231" table:number-columns-spanned="26" office:value="None" office:value-type="string"/>
          <table:covered-table-cell table:style-name="ce231" table:number-columns-repeated="25"/>
          <table:table-cell table:style-name="ce231" table:number-columns-spanned="28" office:value="None" office:value-type="string"/>
          <table:covered-table-cell table:style-name="ce231" table:number-columns-repeated="27"/>
          <table:table-cell table:style-name="ce297" table:number-columns-spanned="34" office:value="None" office:value-type="string"/>
          <table:covered-table-cell table:style-name="ce231" table:number-columns-repeated="33"/>
          <table:table-cell table:style-name="ce311" table:number-columns-spanned="7" office:value="None" office:value-type="string"/>
          <table:covered-table-cell table:style-name="ce297" table:number-columns-repeated="6"/>
          <table:table-cell table:style-name="ce319" table:number-columns-spanned="15" office:value="None" office:value-type="string"/>
          <table:covered-table-cell table:style-name="ce311" table:number-columns-repeated="14"/>
          <table:table-cell table:style-name="ce319" table:number-columns-spanned="14" office:value="None" office:value-type="string"/>
          <table:covered-table-cell table:style-name="ce319" table:number-columns-repeated="13"/>
          <table:table-cell table:style-name="ce308" table:number-columns-spanned="15" office:value="None" office:value-type="string"/>
          <table:covered-table-cell table:style-name="ce319" table:number-columns-repeated="14"/>
          <table:table-cell table:style-name="ce353" table:number-columns-spanned="15" office:value="None" office:value-type="string"/>
          <table:covered-table-cell table:style-name="ce308" table:number-columns-repeated="14"/>
          <table:table-cell table:style-name="ce40" office:value="None" office:value-type="string"/>
        </table:table-row>
        <table:table-row table:style-name="b0194afed6a443135e7a841976da562f">
          <table:table-cell table:style-name="ce191" table:number-columns-spanned="10" office:value="None" office:value-type="string">
            <text:p><text:span text:style-name="ce191">разгрузка</text:span></text:p>
          </table:table-cell>
          <table:covered-table-cell table:number-columns-repeated="9"/>
          <table:table-cell table:style-name="ce231" table:number-columns-spanned="26" office:value="None" office:value-type="string"/>
          <table:covered-table-cell table:style-name="ce191" table:number-columns-repeated="25"/>
          <table:table-cell table:style-name="ce231" table:number-columns-spanned="26" office:value="None" office:value-type="string"/>
          <table:covered-table-cell table:style-name="ce231" table:number-columns-repeated="25"/>
          <table:table-cell table:style-name="ce231" table:number-columns-spanned="28" office:value="None" office:value-type="string"/>
          <table:covered-table-cell table:style-name="ce231" table:number-columns-repeated="27"/>
          <table:table-cell table:style-name="ce297" table:number-columns-spanned="34" office:value="None" office:value-type="string"/>
          <table:covered-table-cell table:style-name="ce231" table:number-columns-repeated="33"/>
          <table:table-cell table:style-name="ce312" table:number-columns-spanned="7" office:value="None" office:value-type="string"/>
          <table:covered-table-cell table:style-name="ce297" table:number-columns-repeated="6"/>
          <table:table-cell table:style-name="ce320" table:number-columns-spanned="15" office:value="None" office:value-type="string"/>
          <table:covered-table-cell table:style-name="ce312" table:number-columns-repeated="14"/>
          <table:table-cell table:style-name="ce320" table:number-columns-spanned="14" office:value="None" office:value-type="string"/>
          <table:covered-table-cell table:style-name="ce320" table:number-columns-repeated="13"/>
          <table:table-cell table:style-name="ce310" table:number-columns-spanned="15" office:value="None" office:value-type="string"/>
          <table:covered-table-cell table:style-name="ce320" table:number-columns-repeated="14"/>
          <table:table-cell table:style-name="ce353" table:number-columns-spanned="15" office:value="None" office:value-type="string"/>
          <table:covered-table-cell table:style-name="ce310" table:number-columns-repeated="14"/>
          <table:table-cell table:style-name="ce40" office:value="None" office:value-type="string"/>
        </table:table-row>
        <table:table-row table:style-name="3d57650082eee2c024b832e0ec30b605">
          <table:table-cell table:style-name="ce40" office:value="None" office:value-type="string"/>
        </table:table-row>
        <table:table-row table:style-name="48a2c72b1870158a28dc41f1feab98ca">
          <table:table-cell table:style-name="ce192" table:number-columns-spanned="143" office:value="None" office:value-type="string">
            <text:p><text:span text:style-name="ce192">П Р О Ч И Е С В Е Д Е Н И Я ( з а п о л н я е т с я о р г а н и з а ц и е й , в л а д е л ь ц е м а в т о т р а н с п о р т а)</text:span></text:p>
          </table:table-cell>
          <table:covered-table-cell table:number-columns-repeated="142"/>
          <table:table-cell table:style-name="ce40" office:value="None" office:value-type="string"/>
        </table:table-row>
        <table:table-row table:style-name="9d46d08672cfbe504792782f3e4b02ed">
          <table:table-cell table:style-name="ce193" table:number-columns-spanned="40" office:value="None" office:value-type="string">
            <text:p><text:span text:style-name="ce193">расстояние перевозки по группам дорог, км</text:span></text:p>
          </table:table-cell>
          <table:covered-table-cell table:number-columns-repeated="39"/>
          <table:table-cell table:number-rows-spanned="3" table:style-name="ce114" table:number-columns-spanned="9" office:value="None" office:value-type="string">
            <text:p><text:span text:style-name="ce114">код экс-</text:span></text:p>
            <text:p><text:span text:style-name="ce114">педиро-</text:span></text:p>
            <text:p><text:span text:style-name="ce114">вания</text:span></text:p>
            <text:p><text:span text:style-name="ce114">груза</text:span></text:p>
          </table:table-cell>
          <table:covered-table-cell table:style-name="ce193" table:number-columns-repeated="8"/>
          <table:table-cell table:style-name="ce278" table:number-columns-spanned="25" office:value="None" office:value-type="string">
            <text:p><text:span text:style-name="ce278">за транспортные услуги</text:span></text:p>
          </table:table-cell>
          <table:covered-table-cell table:style-name="ce114" table:number-columns-repeated="24"/>
          <table:table-cell table:number-rows-spanned="3" table:style-name="ce114" table:number-columns-spanned="18" office:value="None" office:value-type="string">
            <text:p><text:span text:style-name="ce114">сумма штрафа за</text:span></text:p>
            <text:p><text:span text:style-name="ce114">неправильное</text:span></text:p>
            <text:p><text:span text:style-name="ce114">оформление до-</text:span></text:p>
            <text:p><text:span text:style-name="ce114">кументов, руб. коп.</text:span></text:p>
          </table:table-cell>
          <table:covered-table-cell table:style-name="ce278" table:number-columns-repeated="17"/>
          <table:table-cell table:style-name="ce278" table:number-columns-spanned="27" office:value="None" office:value-type="string">
            <text:p><text:span text:style-name="ce278">поправочный коэффициент</text:span></text:p>
          </table:table-cell>
          <table:covered-table-cell table:style-name="ce114" table:number-columns-repeated="26"/>
          <table:table-cell table:style-name="ce306" table:number-columns-spanned="24" office:value="None" office:value-type="string">
            <text:p><text:span text:style-name="ce306">время простоя, ч. мин.</text:span></text:p>
          </table:table-cell>
          <table:covered-table-cell table:style-name="ce278" table:number-columns-repeated="23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>
            <text:p><text:span text:style-name="ce40">Таксировка:</text:span></text:p>
          </table:table-cell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32" table:number-columns-spanned="24" office:value="None" office:value-type="string"/>
          <table:covered-table-cell table:style-name="ce40" table:number-columns-repeated="23"/>
          <table:table-cell table:style-name="ce40" office:value="None" office:value-type="string"/>
        </table:table-row>
        <table:table-row table:style-name="f2ca0e64e23c406d4c7d381b794c0aa9">
          <table:table-cell table:number-rows-spanned="2" table:style-name="ce194" table:number-columns-spanned="8" office:value="None" office:value-type="string">
            <text:p><text:span text:style-name="ce194">всего</text:span></text:p>
          </table:table-cell>
          <table:covered-table-cell table:number-columns-repeated="7"/>
          <table:table-cell table:number-rows-spanned="2" table:style-name="ce224" table:number-columns-spanned="8" office:value="None" office:value-type="string">
            <text:p><text:span text:style-name="ce224">в гор.</text:span></text:p>
          </table:table-cell>
          <table:covered-table-cell table:style-name="ce194" table:number-columns-repeated="7"/>
          <table:table-cell table:number-rows-spanned="2" table:style-name="ce224" table:number-columns-spanned="8" office:value="None" office:value-type="string">
            <text:p><text:span text:style-name="ce224">I гр.</text:span></text:p>
          </table:table-cell>
          <table:covered-table-cell table:style-name="ce224" table:number-columns-repeated="7"/>
          <table:table-cell table:number-rows-spanned="2" table:style-name="ce224" table:number-columns-spanned="8" office:value="None" office:value-type="string">
            <text:p><text:span text:style-name="ce224">II гр.</text:span></text:p>
          </table:table-cell>
          <table:covered-table-cell table:style-name="ce224" table:number-columns-repeated="7"/>
          <table:table-cell table:number-rows-spanned="2" table:style-name="ce224" table:number-columns-spanned="8" office:value="None" office:value-type="string">
            <text:p><text:span text:style-name="ce224">III гр.</text:span></text:p>
          </table:table-cell>
          <table:covered-table-cell table:style-name="ce224" table:number-columns-repeated="7"/>
          <table:covered-table-cell table:style-name="ce224" table:number-columns-repeated="9"/>
          <table:table-cell table:number-rows-spanned="2" table:style-name="ce224" table:number-columns-spanned="11" office:value="None" office:value-type="string">
            <text:p><text:span text:style-name="ce224">с клиента</text:span></text:p>
          </table:table-cell>
          <table:covered-table-cell table:style-name="ce224" table:number-columns-repeated="10"/>
          <table:table-cell table:number-rows-spanned="2" table:style-name="ce241" table:number-columns-spanned="14" office:value="None" office:value-type="string">
            <text:p><text:span text:style-name="ce241">причитается</text:span></text:p>
            <text:p><text:span text:style-name="ce241">водителю</text:span></text:p>
          </table:table-cell>
          <table:covered-table-cell table:style-name="ce224" table:number-columns-repeated="13"/>
          <table:covered-table-cell table:style-name="ce241" table:number-columns-repeated="18"/>
          <table:table-cell table:number-rows-spanned="2" table:style-name="ce241" table:number-columns-spanned="13" office:value="None" office:value-type="string">
            <text:p><text:span text:style-name="ce241">расценка водителю</text:span></text:p>
          </table:table-cell>
          <table:covered-table-cell table:style-name="ce241" table:number-columns-repeated="12"/>
          <table:table-cell table:number-rows-spanned="2" table:style-name="ce241" table:number-columns-spanned="14" office:value="None" office:value-type="string">
            <text:p><text:span text:style-name="ce241">основной</text:span></text:p>
            <text:p><text:span text:style-name="ce241">тариф</text:span></text:p>
          </table:table-cell>
          <table:covered-table-cell table:style-name="ce241" table:number-columns-repeated="13"/>
          <table:table-cell table:number-rows-spanned="2" table:style-name="ce241" table:number-columns-spanned="14" office:value="None" office:value-type="string">
            <text:p><text:span text:style-name="ce241">под погруз-</text:span></text:p>
            <text:p><text:span text:style-name="ce241">кой</text:span></text:p>
          </table:table-cell>
          <table:covered-table-cell table:style-name="ce241" table:number-columns-repeated="13"/>
          <table:table-cell table:number-rows-spanned="2" table:style-name="ce323" table:number-columns-spanned="10" office:value="None" office:value-type="string">
            <text:p><text:span text:style-name="ce323">под раз-</text:span></text:p>
            <text:p><text:span text:style-name="ce323">грузкой</text:span></text:p>
          </table:table-cell>
          <table:covered-table-cell table:style-name="ce241" table:number-columns-repeated="9"/>
          <table:table-cell table:style-name="ce40" office:value="None" office:value-type="string"/>
          <table:table-cell table:style-name="ce40" office:value="None" office:value-type="string"/>
          <table:table-cell table:style-name="ce118" table:number-columns-spanned="45" office:value="None" office:value-type="string"/>
          <table:covered-table-cell table:style-name="ce40" table:number-columns-repeated="44"/>
          <table:table-cell table:style-name="ce40" office:value="None" office:value-type="string"/>
        </table:table-row>
        <table:table-row table:style-name="e6e9cc561bb21ddb54d86fcb83bfd550">
          <table:covered-table-cell table:number-columns-repeated="143"/>
          <table:table-cell table:style-name="ce40" office:value="None" office:value-type="string"/>
          <table:table-cell table:style-name="ce40" office:value="None" office:value-type="string"/>
          <table:table-cell table:style-name="ce264" table:number-columns-spanned="45" office:value="None" office:value-type="string"/>
          <table:covered-table-cell table:style-name="ce40" table:number-columns-repeated="44"/>
          <table:table-cell table:style-name="ce40" office:value="None" office:value-type="string"/>
        </table:table-row>
        <table:table-row table:style-name="dacce6545576ff8959929e0469758e02">
          <table:table-cell table:style-name="ce196" table:number-columns-spanned="8" office:value="20" office:value-type="float">
            <text:p><text:span text:style-name="ce196">20</text:span></text:p>
          </table:table-cell>
          <table:covered-table-cell table:number-columns-repeated="7"/>
          <table:table-cell table:style-name="ce226" table:number-columns-spanned="8" office:value="21" office:value-type="float">
            <text:p><text:span text:style-name="ce226">21</text:span></text:p>
          </table:table-cell>
          <table:covered-table-cell table:style-name="ce196" table:number-columns-repeated="7"/>
          <table:table-cell table:style-name="ce226" table:number-columns-spanned="8" office:value="22" office:value-type="float">
            <text:p><text:span text:style-name="ce226">22</text:span></text:p>
          </table:table-cell>
          <table:covered-table-cell table:style-name="ce226" table:number-columns-repeated="7"/>
          <table:table-cell table:style-name="ce226" table:number-columns-spanned="8" office:value="23" office:value-type="float">
            <text:p><text:span text:style-name="ce226">23</text:span></text:p>
          </table:table-cell>
          <table:covered-table-cell table:style-name="ce226" table:number-columns-repeated="7"/>
          <table:table-cell table:style-name="ce226" table:number-columns-spanned="8" office:value="24" office:value-type="float">
            <text:p><text:span text:style-name="ce226">24</text:span></text:p>
          </table:table-cell>
          <table:covered-table-cell table:style-name="ce226" table:number-columns-repeated="7"/>
          <table:table-cell table:style-name="ce226" table:number-columns-spanned="9" office:value="25" office:value-type="float">
            <text:p><text:span text:style-name="ce226">25</text:span></text:p>
          </table:table-cell>
          <table:covered-table-cell table:style-name="ce226" table:number-columns-repeated="8"/>
          <table:table-cell table:style-name="ce226" table:number-columns-spanned="11" office:value="26" office:value-type="float">
            <text:p><text:span text:style-name="ce226">26</text:span></text:p>
          </table:table-cell>
          <table:covered-table-cell table:style-name="ce226" table:number-columns-repeated="10"/>
          <table:table-cell table:style-name="ce226" table:number-columns-spanned="14" office:value="27" office:value-type="float">
            <text:p><text:span text:style-name="ce226">27</text:span></text:p>
          </table:table-cell>
          <table:covered-table-cell table:style-name="ce226" table:number-columns-repeated="13"/>
          <table:table-cell table:style-name="ce226" table:number-columns-spanned="18" office:value="28" office:value-type="float">
            <text:p><text:span text:style-name="ce226">28</text:span></text:p>
          </table:table-cell>
          <table:covered-table-cell table:style-name="ce226" table:number-columns-repeated="17"/>
          <table:table-cell table:style-name="ce226" table:number-columns-spanned="13" office:value="29" office:value-type="float">
            <text:p><text:span text:style-name="ce226">29</text:span></text:p>
          </table:table-cell>
          <table:covered-table-cell table:style-name="ce226" table:number-columns-repeated="12"/>
          <table:table-cell table:style-name="ce226" table:number-columns-spanned="14" office:value="30" office:value-type="float">
            <text:p><text:span text:style-name="ce226">30</text:span></text:p>
          </table:table-cell>
          <table:covered-table-cell table:style-name="ce226" table:number-columns-repeated="13"/>
          <table:table-cell table:style-name="ce226" table:number-columns-spanned="14" office:value="31" office:value-type="float">
            <text:p><text:span text:style-name="ce226">31</text:span></text:p>
          </table:table-cell>
          <table:covered-table-cell table:style-name="ce226" table:number-columns-repeated="13"/>
          <table:table-cell table:style-name="ce324" table:number-columns-spanned="10" office:value="32" office:value-type="float">
            <text:p><text:span text:style-name="ce324">32</text:span></text:p>
          </table:table-cell>
          <table:covered-table-cell table:style-name="ce226" table:number-columns-repeated="9"/>
          <table:table-cell table:style-name="ce40" office:value="None" office:value-type="string"/>
          <table:table-cell table:style-name="ce40" office:value="None" office:value-type="string"/>
          <table:table-cell table:style-name="ce264" table:number-columns-spanned="45" office:value="None" office:value-type="string"/>
          <table:covered-table-cell table:style-name="ce40" table:number-columns-repeated="44"/>
          <table:table-cell table:style-name="ce40" office:value="None" office:value-type="string"/>
        </table:table-row>
        <table:table-row table:style-name="21c3e925b7a36ddfa30684f7c5a389ab">
          <table:table-cell table:style-name="ce197" table:number-columns-spanned="8" office:value="None" office:value-type="string"/>
          <table:covered-table-cell table:number-columns-repeated="7"/>
          <table:table-cell table:style-name="ce227" table:number-columns-spanned="8" office:value="None" office:value-type="string"/>
          <table:covered-table-cell table:style-name="ce197" table:number-columns-repeated="7"/>
          <table:table-cell table:style-name="ce227" table:number-columns-spanned="8" office:value="None" office:value-type="string"/>
          <table:covered-table-cell table:style-name="ce227" table:number-columns-repeated="7"/>
          <table:table-cell table:style-name="ce227" table:number-columns-spanned="8" office:value="None" office:value-type="string"/>
          <table:covered-table-cell table:style-name="ce227" table:number-columns-repeated="7"/>
          <table:table-cell table:style-name="ce227" table:number-columns-spanned="8" office:value="None" office:value-type="string"/>
          <table:covered-table-cell table:style-name="ce227" table:number-columns-repeated="7"/>
          <table:table-cell table:style-name="ce271" table:number-columns-spanned="9" office:value="None" office:value-type="string"/>
          <table:covered-table-cell table:style-name="ce227" table:number-columns-repeated="8"/>
          <table:table-cell table:style-name="ce227" table:number-columns-spanned="11" office:value="None" office:value-type="string"/>
          <table:covered-table-cell table:style-name="ce271" table:number-columns-repeated="10"/>
          <table:table-cell table:style-name="ce227" table:number-columns-spanned="14" office:value="None" office:value-type="string"/>
          <table:covered-table-cell table:style-name="ce227" table:number-columns-repeated="13"/>
          <table:table-cell table:style-name="ce227" table:number-columns-spanned="18" office:value="None" office:value-type="string"/>
          <table:covered-table-cell table:style-name="ce227" table:number-columns-repeated="17"/>
          <table:table-cell table:style-name="ce227" table:number-columns-spanned="13" office:value="None" office:value-type="string"/>
          <table:covered-table-cell table:style-name="ce227" table:number-columns-repeated="12"/>
          <table:table-cell table:style-name="ce227" table:number-columns-spanned="14" office:value="None" office:value-type="string"/>
          <table:covered-table-cell table:style-name="ce227" table:number-columns-repeated="13"/>
          <table:table-cell table:style-name="ce227" table:number-columns-spanned="14" office:value="None" office:value-type="string"/>
          <table:covered-table-cell table:style-name="ce227" table:number-columns-repeated="13"/>
          <table:table-cell table:style-name="ce325" table:number-columns-spanned="10" office:value="None" office:value-type="string"/>
          <table:covered-table-cell table:style-name="ce227" table:number-columns-repeated="9"/>
          <table:table-cell table:style-name="ce40" office:value="None" office:value-type="string"/>
          <table:table-cell table:style-name="ce40" office:value="None" office:value-type="string"/>
          <table:table-cell table:style-name="ce264" table:number-columns-spanned="45" office:value="None" office:value-type="string"/>
          <table:covered-table-cell table:style-name="ce40" table:number-columns-repeated="44"/>
          <table:table-cell table:style-name="ce40" office:value="None" office:value-type="string"/>
        </table:table-row>
        <table:table-row table:style-name="cd14a5024e0bc4aa625bf654243efc72">
          <table:table-cell table:style-name="ce40" office:value="None" office:value-type="string"/>
        </table:table-row>
        <table:table-row table:style-name="f4fc6626a6afbf5935dbeaeedc46a165">
          <table:table-cell table:number-rows-spanned="3" table:style-name="ce198" table:number-columns-spanned="17" office:value="None" office:value-type="string">
            <text:p><text:span text:style-name="ce198">Расчет</text:span></text:p>
            <text:p><text:span text:style-name="ce198">стоимости</text:span></text:p>
          </table:table-cell>
          <table:covered-table-cell table:number-columns-repeated="16"/>
          <table:table-cell table:number-rows-spanned="2" table:style-name="ce241" table:number-columns-spanned="8" office:value="None" office:value-type="string">
            <text:p><text:span text:style-name="ce241">За тонны</text:span></text:p>
          </table:table-cell>
          <table:covered-table-cell table:style-name="ce198" table:number-columns-repeated="7"/>
          <table:table-cell table:number-rows-spanned="2" table:style-name="ce241" table:number-columns-spanned="9" office:value="None" office:value-type="string">
            <text:p><text:span text:style-name="ce241">За тонно-км</text:span></text:p>
          </table:table-cell>
          <table:covered-table-cell table:style-name="ce241" table:number-columns-repeated="8"/>
          <table:table-cell table:number-rows-spanned="2" table:style-name="ce241" table:number-columns-spanned="14" office:value="None" office:value-type="string">
            <text:p><text:span text:style-name="ce241">Погрузочно- разгрузочные работы, тонн</text:span></text:p>
          </table:table-cell>
          <table:covered-table-cell table:style-name="ce241" table:number-columns-repeated="13"/>
          <table:table-cell table:number-rows-spanned="2" table:style-name="ce241" table:number-columns-spanned="14" office:value="None" office:value-type="string">
            <text:p><text:span text:style-name="ce241">Недогрузка автомобиля и прицепа</text:span></text:p>
          </table:table-cell>
          <table:covered-table-cell table:style-name="ce241" table:number-columns-repeated="13"/>
          <table:table-cell table:number-rows-spanned="2" table:style-name="ce241" table:number-columns-spanned="11" office:value="None" office:value-type="string">
            <text:p><text:span text:style-name="ce241">Экспеди- рование</text:span></text:p>
          </table:table-cell>
          <table:covered-table-cell table:style-name="ce241" table:number-columns-repeated="10"/>
          <table:table-cell table:style-name="ce241" table:number-columns-spanned="21" office:value="None" office:value-type="string">
            <text:p><text:span text:style-name="ce241">Сверхнормативный простой, ч. мин. при</text:span></text:p>
          </table:table-cell>
          <table:covered-table-cell table:style-name="ce241" table:number-columns-repeated="20"/>
          <table:table-cell table:number-rows-spanned="2" table:style-name="ce241" table:number-columns-spanned="9" office:value="None" office:value-type="string">
            <text:p><text:span text:style-name="ce241">За сроч- ность заказа</text:span></text:p>
          </table:table-cell>
          <table:covered-table-cell table:style-name="ce241" table:number-columns-repeated="8"/>
          <table:table-cell table:number-rows-spanned="2" table:style-name="ce241" table:number-columns-spanned="11" office:value="None" office:value-type="string">
            <text:p><text:span text:style-name="ce241">За специ- альный транспорт</text:span></text:p>
          </table:table-cell>
          <table:covered-table-cell table:style-name="ce241" table:number-columns-repeated="10"/>
          <table:table-cell table:number-rows-spanned="2" table:style-name="ce241" table:number-columns-spanned="9" office:value="None" office:value-type="string">
            <text:p><text:span text:style-name="ce241">Прочие доплаты</text:span></text:p>
          </table:table-cell>
          <table:covered-table-cell table:style-name="ce241" table:number-columns-repeated="8"/>
          <table:table-cell table:number-rows-spanned="2" table:style-name="ce241" table:number-columns-spanned="9" office:value="None" office:value-type="string">
            <text:p><text:span text:style-name="ce241">Всего</text:span></text:p>
          </table:table-cell>
          <table:covered-table-cell table:style-name="ce241" table:number-columns-repeated="8"/>
          <table:table-cell table:style-name="ce40" office:value="None" office:value-type="string"/>
          <table:table-cell table:style-name="ce40" office:value="None" office:value-type="string"/>
          <table:table-cell table:style-name="ce118" table:number-columns-spanned="56" office:value="None" office:value-type="string"/>
          <table:covered-table-cell table:style-name="ce40" table:number-columns-repeated="55"/>
          <table:table-cell table:style-name="ce40" office:value="None" office:value-type="string"/>
        </table:table-row>
        <table:table-row table:style-name="ae9cdbb5513c5259819bcf09e8703600">
          <table:covered-table-cell table:number-columns-repeated="73"/>
          <table:table-cell table:style-name="ce224" table:number-columns-spanned="11" office:value="None" office:value-type="string">
            <text:p><text:span text:style-name="ce224">погрузке</text:span></text:p>
          </table:table-cell>
          <table:covered-table-cell table:number-columns-repeated="10"/>
          <table:table-cell table:style-name="ce224" table:number-columns-spanned="10" office:value="None" office:value-type="string">
            <text:p><text:span text:style-name="ce224">разгрузке</text:span></text:p>
          </table:table-cell>
          <table:covered-table-cell table:style-name="ce224" table:number-columns-repeated="9"/>
          <table:covered-table-cell table:style-name="ce224" table:number-columns-repeated="38"/>
          <table:table-cell table:style-name="ce40" office:value="None" office:value-type="string"/>
          <table:table-cell table:style-name="ce40" office:value="None" office:value-type="string"/>
          <table:table-cell table:style-name="ce264" table:number-columns-spanned="56" office:value="None" office:value-type="string"/>
          <table:covered-table-cell table:style-name="ce40" table:number-columns-repeated="55"/>
          <table:table-cell table:style-name="ce40" office:value="None" office:value-type="string"/>
        </table:table-row>
        <table:table-row table:style-name="dc423e3e55bd38fae279a11109b75ef8">
          <table:covered-table-cell table:number-columns-repeated="17"/>
          <table:table-cell table:style-name="ce226" table:number-columns-spanned="8" office:value="33" office:value-type="float">
            <text:p><text:span text:style-name="ce226">33</text:span></text:p>
          </table:table-cell>
          <table:covered-table-cell table:number-columns-repeated="7"/>
          <table:table-cell table:style-name="ce226" table:number-columns-spanned="9" office:value="34" office:value-type="float">
            <text:p><text:span text:style-name="ce226">34</text:span></text:p>
          </table:table-cell>
          <table:covered-table-cell table:style-name="ce226" table:number-columns-repeated="8"/>
          <table:table-cell table:style-name="ce226" table:number-columns-spanned="14" office:value="35" office:value-type="float">
            <text:p><text:span text:style-name="ce226">35</text:span></text:p>
          </table:table-cell>
          <table:covered-table-cell table:style-name="ce226" table:number-columns-repeated="13"/>
          <table:table-cell table:style-name="ce226" table:number-columns-spanned="14" office:value="36" office:value-type="float">
            <text:p><text:span text:style-name="ce226">36</text:span></text:p>
          </table:table-cell>
          <table:covered-table-cell table:style-name="ce226" table:number-columns-repeated="13"/>
          <table:table-cell table:style-name="ce226" table:number-columns-spanned="11" office:value="37" office:value-type="float">
            <text:p><text:span text:style-name="ce226">37</text:span></text:p>
          </table:table-cell>
          <table:covered-table-cell table:style-name="ce226" table:number-columns-repeated="10"/>
          <table:table-cell table:style-name="ce226" table:number-columns-spanned="11" office:value="38" office:value-type="float">
            <text:p><text:span text:style-name="ce226">38</text:span></text:p>
          </table:table-cell>
          <table:covered-table-cell table:style-name="ce226" table:number-columns-repeated="10"/>
          <table:table-cell table:style-name="ce226" table:number-columns-spanned="10" office:value="39" office:value-type="float">
            <text:p><text:span text:style-name="ce226">39</text:span></text:p>
          </table:table-cell>
          <table:covered-table-cell table:style-name="ce226" table:number-columns-repeated="9"/>
          <table:table-cell table:style-name="ce226" table:number-columns-spanned="9" office:value="40" office:value-type="float">
            <text:p><text:span text:style-name="ce226">40</text:span></text:p>
          </table:table-cell>
          <table:covered-table-cell table:style-name="ce226" table:number-columns-repeated="8"/>
          <table:table-cell table:style-name="ce226" table:number-columns-spanned="11" office:value="41" office:value-type="float">
            <text:p><text:span text:style-name="ce226">41</text:span></text:p>
          </table:table-cell>
          <table:covered-table-cell table:style-name="ce226" table:number-columns-repeated="10"/>
          <table:table-cell table:style-name="ce226" table:number-columns-spanned="9" office:value="42" office:value-type="float">
            <text:p><text:span text:style-name="ce226">42</text:span></text:p>
          </table:table-cell>
          <table:covered-table-cell table:style-name="ce226" table:number-columns-repeated="8"/>
          <table:table-cell table:style-name="ce226" table:number-columns-spanned="9" office:value="43" office:value-type="float">
            <text:p><text:span text:style-name="ce226">43</text:span></text:p>
          </table:table-cell>
          <table:covered-table-cell table:style-name="ce226" table:number-columns-repeated="8"/>
          <table:table-cell table:style-name="ce40" office:value="None" office:value-type="string"/>
          <table:table-cell table:style-name="ce40" office:value="None" office:value-type="string"/>
          <table:table-cell table:style-name="ce264" table:number-columns-spanned="56" office:value="None" office:value-type="string"/>
          <table:covered-table-cell table:style-name="ce40" table:number-columns-repeated="55"/>
          <table:table-cell table:style-name="ce40" office:value="None" office:value-type="string"/>
        </table:table-row>
        <table:table-row table:style-name="6a9ae1086c09a2d13bfcc64d8e7b07ab">
          <table:table-cell table:style-name="ce201" table:number-columns-spanned="17" office:value="None" office:value-type="string">
            <text:p><text:span text:style-name="ce201">Выполнено</text:span></text:p>
          </table:table-cell>
          <table:covered-table-cell table:number-columns-repeated="16"/>
          <table:table-cell table:style-name="ce243" table:number-columns-spanned="8" office:value="None" office:value-type="string"/>
          <table:covered-table-cell table:style-name="ce201" table:number-columns-repeated="7"/>
          <table:table-cell table:style-name="ce260" table:number-columns-spanned="9" office:value="None" office:value-type="string"/>
          <table:covered-table-cell table:style-name="ce243" table:number-columns-repeated="8"/>
          <table:table-cell table:style-name="ce260" table:number-columns-spanned="14" office:value="None" office:value-type="string"/>
          <table:covered-table-cell table:style-name="ce260" table:number-columns-repeated="13"/>
          <table:table-cell table:style-name="ce260" table:number-columns-spanned="14" office:value="None" office:value-type="string"/>
          <table:covered-table-cell table:style-name="ce260" table:number-columns-repeated="13"/>
          <table:table-cell table:style-name="ce260" table:number-columns-spanned="11" office:value="None" office:value-type="string"/>
          <table:covered-table-cell table:style-name="ce260" table:number-columns-repeated="10"/>
          <table:table-cell table:style-name="ce260" table:number-columns-spanned="11" office:value="None" office:value-type="string"/>
          <table:covered-table-cell table:style-name="ce260" table:number-columns-repeated="10"/>
          <table:table-cell table:style-name="ce260" table:number-columns-spanned="10" office:value="None" office:value-type="string"/>
          <table:covered-table-cell table:style-name="ce260" table:number-columns-repeated="9"/>
          <table:table-cell table:style-name="ce260" table:number-columns-spanned="9" office:value="None" office:value-type="string"/>
          <table:covered-table-cell table:style-name="ce260" table:number-columns-repeated="8"/>
          <table:table-cell table:style-name="ce260" table:number-columns-spanned="11" office:value="None" office:value-type="string"/>
          <table:covered-table-cell table:style-name="ce260" table:number-columns-repeated="10"/>
          <table:table-cell table:style-name="ce260" table:number-columns-spanned="9" office:value="None" office:value-type="string"/>
          <table:covered-table-cell table:style-name="ce260" table:number-columns-repeated="8"/>
          <table:table-cell table:style-name="ce308" table:number-columns-spanned="9" office:value="None" office:value-type="string"/>
          <table:covered-table-cell table:style-name="ce260" table:number-columns-repeated="8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180" office:value="None" office:value-type="string">
            <text:p><text:span text:style-name="ce180">Таксировщик</text:span></text:p>
          </table:table-cell>
          <table:table-cell table:style-name="ce322" office:value="None" office:value-type="string"/>
          <table:table-cell table:style-name="ce322" office:value="None" office:value-type="string"/>
          <table:table-cell table:style-name="ce322" office:value="None" office:value-type="string"/>
          <table:table-cell table:style-name="ce322" office:value="None" office:value-type="string"/>
          <table:table-cell table:style-name="ce322" office:value="None" office:value-type="string"/>
          <table:table-cell table:style-name="ce322" office:value="None" office:value-type="string"/>
          <table:table-cell table:style-name="ce322" office:value="None" office:value-type="string"/>
          <table:table-cell table:style-name="ce322" office:value="None" office:value-type="string"/>
          <table:table-cell table:style-name="ce322" office:value="None" office:value-type="string"/>
          <table:table-cell table:style-name="ce322" office:value="None" office:value-type="string"/>
          <table:table-cell table:style-name="ce322" office:value="None" office:value-type="string"/>
          <table:table-cell table:style-name="ce322" office:value="None" office:value-type="string"/>
          <table:table-cell table:style-name="ce322" office:value="None" office:value-type="string"/>
          <table:table-cell table:style-name="ce305" table:number-columns-spanned="12" office:value="None" office:value-type="string"/>
          <table:covered-table-cell table:style-name="ce322" table:number-columns-repeated="11"/>
          <table:table-cell table:style-name="ce180" office:value="None" office:value-type="string"/>
          <table:table-cell table:style-name="ce180" office:value="None" office:value-type="string"/>
          <table:table-cell table:style-name="ce305" table:number-columns-spanned="27" office:value="None" office:value-type="string"/>
          <table:covered-table-cell table:style-name="ce180" table:number-columns-repeated="26"/>
          <table:table-cell table:style-name="ce40" office:value="None" office:value-type="string"/>
        </table:table-row>
        <table:table-row table:style-name="9bf9d57265a45543000b80667ab04a15">
          <table:table-cell table:style-name="ce201" table:number-columns-spanned="17" office:value="None" office:value-type="string">
            <text:p><text:span text:style-name="ce201">Расценка, руб. коп.</text:span></text:p>
          </table:table-cell>
          <table:covered-table-cell table:number-columns-repeated="16"/>
          <table:table-cell table:style-name="ce244" table:number-columns-spanned="8" office:value="None" office:value-type="string"/>
          <table:covered-table-cell table:style-name="ce201" table:number-columns-repeated="7"/>
          <table:table-cell table:style-name="ce261" table:number-columns-spanned="9" office:value="None" office:value-type="string"/>
          <table:covered-table-cell table:style-name="ce244" table:number-columns-repeated="8"/>
          <table:table-cell table:style-name="ce261" table:number-columns-spanned="14" office:value="None" office:value-type="string"/>
          <table:covered-table-cell table:style-name="ce261" table:number-columns-repeated="13"/>
          <table:table-cell table:style-name="ce261" table:number-columns-spanned="14" office:value="None" office:value-type="string"/>
          <table:covered-table-cell table:style-name="ce261" table:number-columns-repeated="13"/>
          <table:table-cell table:style-name="ce261" table:number-columns-spanned="11" office:value="None" office:value-type="string"/>
          <table:covered-table-cell table:style-name="ce261" table:number-columns-repeated="10"/>
          <table:table-cell table:style-name="ce261" table:number-columns-spanned="11" office:value="None" office:value-type="string"/>
          <table:covered-table-cell table:style-name="ce261" table:number-columns-repeated="10"/>
          <table:table-cell table:style-name="ce261" table:number-columns-spanned="10" office:value="None" office:value-type="string"/>
          <table:covered-table-cell table:style-name="ce261" table:number-columns-repeated="9"/>
          <table:table-cell table:style-name="ce261" table:number-columns-spanned="9" office:value="None" office:value-type="string"/>
          <table:covered-table-cell table:style-name="ce261" table:number-columns-repeated="8"/>
          <table:table-cell table:style-name="ce261" table:number-columns-spanned="11" office:value="None" office:value-type="string"/>
          <table:covered-table-cell table:style-name="ce261" table:number-columns-repeated="10"/>
          <table:table-cell table:style-name="ce261" table:number-columns-spanned="9" office:value="None" office:value-type="string"/>
          <table:covered-table-cell table:style-name="ce261" table:number-columns-repeated="8"/>
          <table:table-cell table:style-name="ce309" table:number-columns-spanned="9" office:value="None" office:value-type="string"/>
          <table:covered-table-cell table:style-name="ce261" table:number-columns-repeated="8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40" office:value="None" office:value-type="string"/>
          <table:table-cell table:style-name="ce289" table:number-columns-spanned="12" office:value="None" office:value-type="string">
            <text:p><text:span text:style-name="ce289">(подпись)</text:span></text:p>
          </table:table-cell>
          <table:covered-table-cell table:style-name="ce40" table:number-columns-repeated="11"/>
          <table:table-cell table:style-name="ce246" office:value="None" office:value-type="string"/>
          <table:table-cell table:style-name="ce246" office:value="None" office:value-type="string"/>
          <table:table-cell table:style-name="ce289" table:number-columns-spanned="27" office:value="None" office:value-type="string">
            <text:p><text:span text:style-name="ce289">(расшифровка подписи)</text:span></text:p>
          </table:table-cell>
          <table:covered-table-cell table:style-name="ce246" table:number-columns-repeated="26"/>
          <table:table-cell table:style-name="ce40" office:value="None" office:value-type="string"/>
        </table:table-row>
        <table:table-row table:style-name="05ffc71c65f5a1a328e705c04c9f363b">
          <table:table-cell table:style-name="ce202" table:number-columns-spanned="17" office:value="None" office:value-type="string">
            <text:p><text:span text:style-name="ce202">К оплате, руб. коп.</text:span></text:p>
          </table:table-cell>
          <table:covered-table-cell table:number-columns-repeated="16"/>
          <table:table-cell table:style-name="ce245" table:number-columns-spanned="8" office:value="None" office:value-type="string"/>
          <table:covered-table-cell table:style-name="ce202" table:number-columns-repeated="7"/>
          <table:table-cell table:style-name="ce262" table:number-columns-spanned="9" office:value="None" office:value-type="string"/>
          <table:covered-table-cell table:style-name="ce245" table:number-columns-repeated="8"/>
          <table:table-cell table:style-name="ce262" table:number-columns-spanned="14" office:value="None" office:value-type="string"/>
          <table:covered-table-cell table:style-name="ce262" table:number-columns-repeated="13"/>
          <table:table-cell table:style-name="ce262" table:number-columns-spanned="14" office:value="None" office:value-type="string"/>
          <table:covered-table-cell table:style-name="ce262" table:number-columns-repeated="13"/>
          <table:table-cell table:style-name="ce262" table:number-columns-spanned="11" office:value="None" office:value-type="string"/>
          <table:covered-table-cell table:style-name="ce262" table:number-columns-repeated="10"/>
          <table:table-cell table:style-name="ce262" table:number-columns-spanned="11" office:value="None" office:value-type="string"/>
          <table:covered-table-cell table:style-name="ce262" table:number-columns-repeated="10"/>
          <table:table-cell table:style-name="ce262" table:number-columns-spanned="10" office:value="None" office:value-type="string"/>
          <table:covered-table-cell table:style-name="ce262" table:number-columns-repeated="9"/>
          <table:table-cell table:style-name="ce262" table:number-columns-spanned="9" office:value="None" office:value-type="string"/>
          <table:covered-table-cell table:style-name="ce262" table:number-columns-repeated="8"/>
          <table:table-cell table:style-name="ce262" table:number-columns-spanned="11" office:value="None" office:value-type="string"/>
          <table:covered-table-cell table:style-name="ce262" table:number-columns-repeated="10"/>
          <table:table-cell table:style-name="ce262" table:number-columns-spanned="9" office:value="None" office:value-type="string"/>
          <table:covered-table-cell table:style-name="ce262" table:number-columns-repeated="8"/>
          <table:table-cell table:style-name="ce310" table:number-columns-spanned="9" office:value="None" office:value-type="string"/>
          <table:covered-table-cell table:style-name="ce262" table:number-columns-repeated="8"/>
          <table:table-cell table:style-name="ce40" office:value="None" office:value-type="string"/>
        </table:table-row>
        <table:table-row table:style-name="cb9ec7e54a81664cbbbf9789ce9f1ea5">
          <table:table-cell office:value="None" office:value-type="string"/>
        </table:table-row>
        <table:table-row table:style-name="a72d43ba40c3a3ab84ce86217d70c633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styles/>
  <office:automatic-styles>
    <style:page-layout style:name="MyPageLayout">
      <style:page-layout-properties fo:margin-right="980.0" fo:page-height="21.0cm" fo:margin-top="871.22" style:print-orientation="landscape" fo:margin-left="1469.02" fo:page-width="29.7cm" style:writing-mode="lr-tb" fo:margin-bottom="686.0"/>
    </style:page-layout>
    <style:page-layout style:name="MyPageLayout">
      <style:page-layout-properties fo:margin-right="980.0" fo:page-height="21.0cm" fo:margin-top="871.22" style:print-orientation="landscape" fo:margin-left="1469.02" fo:page-width="29.7cm" style:writing-mode="lr-tb" fo:margin-bottom="686.0"/>
    </style:page-layout>
  </office:automatic-styles>
  <office:master-styles>
    <style:master-page style:name="Default" style:page-layout-name="MyPageLayout" style:display-name="Default"/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meta>
    <meta:generator>ODFPY/0.9.6</meta:generator>
  </office:meta>
</office:document-meta>
</file>